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5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11.785cm"/>
    </style:style>
    <style:style style:name="co4" style:family="table-column">
      <style:table-column-properties fo:break-before="auto" style:column-width="4.463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459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padding="0.071c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P43S_StandardFont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P43S_Standard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2"/>
        <table:table-column table:style-name="co8" table:number-columns-repeated="50" table:default-cell-style-name="Default"/>
        <table:table-row table:style-name="ro1">
          <table:table-cell table:style-name="ce7" office:value-type="string" calcext:value-type="string">
            <text:p>Code point</text:p>
          </table:table-cell>
          <table:table-cell table:style-name="ce7" office:value-type="string" calcext:value-type="string">
            <text:p>Rank 1</text:p>
          </table:table-cell>
          <table:table-cell table:style-name="ce7" office:value-type="string" calcext:value-type="string">
            <text:p>Rank 2</text:p>
          </table:table-cell>
          <table:table-cell table:style-name="ce9" office:value-type="string" calcext:value-type="string">
            <text:p>Unicode name</text:p>
          </table:table-cell>
          <table:table-cell table:style-name="ce9" office:value-type="string" calcext:value-type="string">
            <text:p>WP43S usage</text:p>
          </table:table-cell>
          <table:table-cell table:style-name="ce7" office:value-type="string" calcext:value-type="string">
            <text:p>Should be</text:p>
          </table:table-cell>
          <table:table-cell table:style-name="ce11" office:value-type="string" calcext:value-type="string">
            <text:p>Glyph</text:p>
          </table:table-cell>
          <table:table-cell table:style-name="ce11" office:value-type="string" calcext:value-type="string">
            <text:p>Replacement</text:p>
          </table:table-cell>
          <table:table-cell table:style-name="ce7" office:value-type="string" calcext:value-type="string">
            <text:p>Code point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0</text:p>
          </table:table-cell>
          <table:table-cell table:formula="of:=IF(ISNA(VLOOKUP([.I2];table;3;1));[.C2];VLOOKUP([.I2];table;3;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UNICHAR(HEX2DEC(MID([.A2];3;4)))" office:value-type="string" office:string-value=" " calcext:value-type="string">
            <text:p><text:s/></text:p>
          </table:table-cell>
          <table:table-cell table:formula="of:=UNICHAR(HEX2DEC(MID([.I2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1</text:p>
          </table:table-cell>
          <table:table-cell table:formula="of:=IF(ISNA(VLOOKUP([.I3];table;3;1));[.C3];VLOOKUP([.I3];table;3;1))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XCLAMATION MARK</text:p>
          </table:table-cell>
          <table:table-cell table:number-columns-repeated="2"/>
          <table:table-cell table:formula="of:=UNICHAR(HEX2DEC(MID([.A3];3;4)))" office:value-type="string" office:string-value="!" calcext:value-type="string">
            <text:p>!</text:p>
          </table:table-cell>
          <table:table-cell table:formula="of:=UNICHAR(HEX2DEC(MID([.I3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2</text:p>
          </table:table-cell>
          <table:table-cell table:formula="of:=IF(ISNA(VLOOKUP([.I4];table;3;1));[.C4];VLOOKUP([.I4];table;3;1))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QUOTATION MARK</text:p>
          </table:table-cell>
          <table:table-cell table:number-columns-repeated="2"/>
          <table:table-cell table:formula="of:=UNICHAR(HEX2DEC(MID([.A4];3;4)))" office:value-type="string" office:string-value="&quot;" calcext:value-type="string">
            <text:p>"</text:p>
          </table:table-cell>
          <table:table-cell table:formula="of:=UNICHAR(HEX2DEC(MID([.I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3</text:p>
          </table:table-cell>
          <table:table-cell table:formula="of:=IF(ISNA(VLOOKUP([.I5];table;3;1));[.C5];VLOOKUP([.I5];table;3;1))" office:value-type="float" office:value="555" calcext:value-type="float">
            <text:p>5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UMBER SIGN</text:p>
          </table:table-cell>
          <table:table-cell table:number-columns-repeated="2"/>
          <table:table-cell table:formula="of:=UNICHAR(HEX2DEC(MID([.A5];3;4)))" office:value-type="string" office:string-value="#" calcext:value-type="string">
            <text:p>#</text:p>
          </table:table-cell>
          <table:table-cell table:formula="of:=UNICHAR(HEX2DEC(MID([.I5];3;4)))" office:value-type="string" office:string-value="#" calcext:value-type="string">
            <text:p>#</text:p>
          </table:table-cell>
          <table:table-cell office:value-type="string" calcext:value-type="string">
            <text:p>U+002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4</text:p>
          </table:table-cell>
          <table:table-cell table:formula="of:=IF(ISNA(VLOOKUP([.I6];table;3;1));[.C6];VLOOKUP([.I6];table;3;1))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DOLLAR SIGN</text:p>
          </table:table-cell>
          <table:table-cell table:number-columns-repeated="2"/>
          <table:table-cell table:formula="of:=UNICHAR(HEX2DEC(MID([.A6];3;4)))" office:value-type="string" office:string-value="$" calcext:value-type="string">
            <text:p>$</text:p>
          </table:table-cell>
          <table:table-cell table:formula="of:=UNICHAR(HEX2DEC(MID([.I6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5</text:p>
          </table:table-cell>
          <table:table-cell table:formula="of:=IF(ISNA(VLOOKUP([.I7];table;3;1));[.C7];VLOOKUP([.I7];table;3;1))" office:value-type="float" office:value="516" calcext:value-type="float">
            <text:p>51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ERCENT SIGN</text:p>
          </table:table-cell>
          <table:table-cell table:number-columns-repeated="2"/>
          <table:table-cell table:formula="of:=UNICHAR(HEX2DEC(MID([.A7];3;4)))" office:value-type="string" office:string-value="%" calcext:value-type="string">
            <text:p>%</text:p>
          </table:table-cell>
          <table:table-cell table:formula="of:=UNICHAR(HEX2DEC(MID([.I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6</text:p>
          </table:table-cell>
          <table:table-cell table:formula="of:=IF(ISNA(VLOOKUP([.I8];table;3;1));[.C8];VLOOKUP([.I8];table;3;1))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AMPERSAND</text:p>
          </table:table-cell>
          <table:table-cell table:number-columns-repeated="2"/>
          <table:table-cell table:formula="of:=UNICHAR(HEX2DEC(MID([.A8];3;4)))" office:value-type="string" office:string-value="&amp;" calcext:value-type="string">
            <text:p>&amp;</text:p>
          </table:table-cell>
          <table:table-cell table:formula="of:=UNICHAR(HEX2DEC(MID([.I8];3;4)))" office:value-type="string" office:string-value="&amp;" calcext:value-type="string">
            <text:p>&amp;</text:p>
          </table:table-cell>
          <table:table-cell office:value-type="string" calcext:value-type="string">
            <text:p>U+002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7</text:p>
          </table:table-cell>
          <table:table-cell table:formula="of:=IF(ISNA(VLOOKUP([.I9];table;3;1));[.C9];VLOOKUP([.I9];table;3;1))" office:value-type="float" office:value="460" calcext:value-type="float">
            <text:p>46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POSTROPHE</text:p>
          </table:table-cell>
          <table:table-cell table:number-columns-repeated="2"/>
          <table:table-cell table:formula="of:=UNICHAR(HEX2DEC(MID([.A9];3;4)))" office:value-type="string" office:string-value="'" calcext:value-type="string">
            <text:p>'</text:p>
          </table:table-cell>
          <table:table-cell table:formula="of:=UNICHAR(HEX2DEC(MID([.I9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8</text:p>
          </table:table-cell>
          <table:table-cell table:formula="of:=IF(ISNA(VLOOKUP([.I10];table;3;1));[.C10];VLOOKUP([.I10];table;3;1))" office:value-type="float" office:value="413" calcext:value-type="float">
            <text:p>4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LEFT PARENTHESIS</text:p>
          </table:table-cell>
          <table:table-cell table:number-columns-repeated="2"/>
          <table:table-cell table:formula="of:=UNICHAR(HEX2DEC(MID([.A10];3;4)))" office:value-type="string" office:string-value="(" calcext:value-type="string">
            <text:p>(</text:p>
          </table:table-cell>
          <table:table-cell table:formula="of:=UNICHAR(HEX2DEC(MID([.I10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9</text:p>
          </table:table-cell>
          <table:table-cell table:formula="of:=IF(ISNA(VLOOKUP([.I11];table;3;1));[.C11];VLOOKUP([.I11];table;3;1))"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RIGHT PARENTHESIS</text:p>
          </table:table-cell>
          <table:table-cell table:number-columns-repeated="2"/>
          <table:table-cell table:formula="of:=UNICHAR(HEX2DEC(MID([.A11];3;4)))" office:value-type="string" office:string-value=")" calcext:value-type="string">
            <text:p>)</text:p>
          </table:table-cell>
          <table:table-cell table:formula="of:=UNICHAR(HEX2DEC(MID([.I11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a</text:p>
          </table:table-cell>
          <table:table-cell table:formula="of:=IF(ISNA(VLOOKUP([.I12];table;3;1));[.C12];VLOOKUP([.I12];table;3;1))"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STERISK</text:p>
          </table:table-cell>
          <table:table-cell table:number-columns-repeated="2"/>
          <table:table-cell table:formula="of:=UNICHAR(HEX2DEC(MID([.A12];3;4)))" office:value-type="string" office:string-value="*" calcext:value-type="string">
            <text:p>*</text:p>
          </table:table-cell>
          <table:table-cell table:formula="of:=UNICHAR(HEX2DEC(MID([.I12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b</text:p>
          </table:table-cell>
          <table:table-cell table:formula="of:=IF(ISNA(VLOOKUP([.I13];table;3;1));[.C13];VLOOKUP([.I13];table;3;1))" office:value-type="float" office:value="429" calcext:value-type="float">
            <text:p>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PLUS SIGN</text:p>
          </table:table-cell>
          <table:table-cell table:number-columns-repeated="2"/>
          <table:table-cell table:formula="of:=UNICHAR(HEX2DEC(MID([.A13];3;4)))" office:value-type="string" office:string-value="+" calcext:value-type="string">
            <text:p>+</text:p>
          </table:table-cell>
          <table:table-cell table:formula="of:=UNICHAR(HEX2DEC(MID([.I13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c</text:p>
          </table:table-cell>
          <table:table-cell table:formula="of:=IF(ISNA(VLOOKUP([.I14];table;3;1));[.C14];VLOOKUP([.I14];table;3;1))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OMMA</text:p>
          </table:table-cell>
          <table:table-cell table:number-columns-repeated="2"/>
          <table:table-cell table:formula="of:=UNICHAR(HEX2DEC(MID([.A14];3;4)))" office:value-type="string" office:string-value="," calcext:value-type="string">
            <text:p>,</text:p>
          </table:table-cell>
          <table:table-cell table:formula="of:=UNICHAR(HEX2DEC(MID([.I1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d</text:p>
          </table:table-cell>
          <table:table-cell table:formula="of:=IF(ISNA(VLOOKUP([.I15];table;3;1));[.C15];VLOOKUP([.I15];table;3;1))" office:value-type="float" office:value="433" calcext:value-type="float">
            <text:p>43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YPHEN-MINUS</text:p>
          </table:table-cell>
          <table:table-cell table:number-columns-repeated="2"/>
          <table:table-cell table:formula="of:=UNICHAR(HEX2DEC(MID([.A15];3;4)))" office:value-type="string" office:string-value="-" calcext:value-type="string">
            <text:p>-</text:p>
          </table:table-cell>
          <table:table-cell table:formula="of:=UNICHAR(HEX2DEC(MID([.I15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e</text:p>
          </table:table-cell>
          <table:table-cell table:formula="of:=IF(ISNA(VLOOKUP([.I16];table;3;1));[.C16];VLOOKUP([.I16];table;3;1))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FULL STOP</text:p>
          </table:table-cell>
          <table:table-cell table:number-columns-repeated="2"/>
          <table:table-cell table:formula="of:=UNICHAR(HEX2DEC(MID([.A16];3;4)))" office:value-type="string" office:string-value="." calcext:value-type="string">
            <text:p>.</text:p>
          </table:table-cell>
          <table:table-cell table:formula="of:=UNICHAR(HEX2DEC(MID([.I16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f</text:p>
          </table:table-cell>
          <table:table-cell table:formula="of:=IF(ISNA(VLOOKUP([.I17];table;3;1));[.C17];VLOOKUP([.I17];table;3;1))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OLIDUS</text:p>
          </table:table-cell>
          <table:table-cell table:number-columns-repeated="2"/>
          <table:table-cell table:formula="of:=UNICHAR(HEX2DEC(MID([.A17];3;4)))" office:value-type="string" office:string-value="/" calcext:value-type="string">
            <text:p>/</text:p>
          </table:table-cell>
          <table:table-cell table:formula="of:=UNICHAR(HEX2DEC(MID([.I17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0</text:p>
          </table:table-cell>
          <table:table-cell table:formula="of:=IF(ISNA(VLOOKUP([.I18];table;3;1));[.C18];VLOOKUP([.I18];table;3;1)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 ZERO</text:p>
          </table:table-cell>
          <table:table-cell table:number-columns-repeated="2"/>
          <table:table-cell table:formula="of:=UNICHAR(HEX2DEC(MID([.A18];3;4)))" office:value-type="string" office:string-value="0" calcext:value-type="string">
            <text:p>0</text:p>
          </table:table-cell>
          <table:table-cell table:formula="of:=UNICHAR(HEX2DEC(MID([.I1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1</text:p>
          </table:table-cell>
          <table:table-cell table:formula="of:=IF(ISNA(VLOOKUP([.I19];table;3;1));[.C19];VLOOKUP([.I19];table;3;1)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GIT ONE</text:p>
          </table:table-cell>
          <table:table-cell table:number-columns-repeated="2"/>
          <table:table-cell table:formula="of:=UNICHAR(HEX2DEC(MID([.A19];3;4)))" office:value-type="string" office:string-value="1" calcext:value-type="string">
            <text:p>1</text:p>
          </table:table-cell>
          <table:table-cell table:formula="of:=UNICHAR(HEX2DEC(MID([.I1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2</text:p>
          </table:table-cell>
          <table:table-cell table:formula="of:=IF(ISNA(VLOOKUP([.I20];table;3;1));[.C20];VLOOKUP([.I20];table;3;1)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TWO</text:p>
          </table:table-cell>
          <table:table-cell table:number-columns-repeated="2"/>
          <table:table-cell table:formula="of:=UNICHAR(HEX2DEC(MID([.A20];3;4)))" office:value-type="string" office:string-value="2" calcext:value-type="string">
            <text:p>2</text:p>
          </table:table-cell>
          <table:table-cell table:formula="of:=UNICHAR(HEX2DEC(MID([.I2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3</text:p>
          </table:table-cell>
          <table:table-cell table:formula="of:=IF(ISNA(VLOOKUP([.I21];table;3;1));[.C21];VLOOKUP([.I21];table;3;1)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 THREE</text:p>
          </table:table-cell>
          <table:table-cell table:number-columns-repeated="2"/>
          <table:table-cell table:formula="of:=UNICHAR(HEX2DEC(MID([.A21];3;4)))" office:value-type="string" office:string-value="3" calcext:value-type="string">
            <text:p>3</text:p>
          </table:table-cell>
          <table:table-cell table:formula="of:=UNICHAR(HEX2DEC(MID([.I2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4</text:p>
          </table:table-cell>
          <table:table-cell table:formula="of:=IF(ISNA(VLOOKUP([.I22];table;3;1));[.C22];VLOOKUP([.I22];table;3;1)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GIT FOUR</text:p>
          </table:table-cell>
          <table:table-cell table:number-columns-repeated="2"/>
          <table:table-cell table:formula="of:=UNICHAR(HEX2DEC(MID([.A22];3;4)))" office:value-type="string" office:string-value="4" calcext:value-type="string">
            <text:p>4</text:p>
          </table:table-cell>
          <table:table-cell table:formula="of:=UNICHAR(HEX2DEC(MID([.I2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5</text:p>
          </table:table-cell>
          <table:table-cell table:formula="of:=IF(ISNA(VLOOKUP([.I23];table;3;1));[.C23];VLOOKUP([.I23];table;3;1)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 FIVE</text:p>
          </table:table-cell>
          <table:table-cell table:number-columns-repeated="2"/>
          <table:table-cell table:formula="of:=UNICHAR(HEX2DEC(MID([.A23];3;4)))" office:value-type="string" office:string-value="5" calcext:value-type="string">
            <text:p>5</text:p>
          </table:table-cell>
          <table:table-cell table:formula="of:=UNICHAR(HEX2DEC(MID([.I2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6</text:p>
          </table:table-cell>
          <table:table-cell table:formula="of:=IF(ISNA(VLOOKUP([.I24];table;3;1));[.C24];VLOOKUP([.I24];table;3;1)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GIT SIX</text:p>
          </table:table-cell>
          <table:table-cell table:number-columns-repeated="2"/>
          <table:table-cell table:formula="of:=UNICHAR(HEX2DEC(MID([.A24];3;4)))" office:value-type="string" office:string-value="6" calcext:value-type="string">
            <text:p>6</text:p>
          </table:table-cell>
          <table:table-cell table:formula="of:=UNICHAR(HEX2DEC(MID([.I2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7</text:p>
          </table:table-cell>
          <table:table-cell table:formula="of:=IF(ISNA(VLOOKUP([.I25];table;3;1));[.C25];VLOOKUP([.I25];table;3;1)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GIT SEVEN</text:p>
          </table:table-cell>
          <table:table-cell table:number-columns-repeated="2"/>
          <table:table-cell table:formula="of:=UNICHAR(HEX2DEC(MID([.A25];3;4)))" office:value-type="string" office:string-value="7" calcext:value-type="string">
            <text:p>7</text:p>
          </table:table-cell>
          <table:table-cell table:formula="of:=UNICHAR(HEX2DEC(MID([.I2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8</text:p>
          </table:table-cell>
          <table:table-cell table:formula="of:=IF(ISNA(VLOOKUP([.I26];table;3;1));[.C26];VLOOKUP([.I26];table;3;1)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GIT EIGHT</text:p>
          </table:table-cell>
          <table:table-cell table:number-columns-repeated="2"/>
          <table:table-cell table:formula="of:=UNICHAR(HEX2DEC(MID([.A26];3;4)))" office:value-type="string" office:string-value="8" calcext:value-type="string">
            <text:p>8</text:p>
          </table:table-cell>
          <table:table-cell table:formula="of:=UNICHAR(HEX2DEC(MID([.I2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9</text:p>
          </table:table-cell>
          <table:table-cell table:formula="of:=IF(ISNA(VLOOKUP([.I27];table;3;1));[.C27];VLOOKUP([.I27];table;3;1)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GIT NINE</text:p>
          </table:table-cell>
          <table:table-cell table:number-columns-repeated="2"/>
          <table:table-cell table:formula="of:=UNICHAR(HEX2DEC(MID([.A27];3;4)))" office:value-type="string" office:string-value="9" calcext:value-type="string">
            <text:p>9</text:p>
          </table:table-cell>
          <table:table-cell table:formula="of:=UNICHAR(HEX2DEC(MID([.I2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a</text:p>
          </table:table-cell>
          <table:table-cell table:formula="of:=IF(ISNA(VLOOKUP([.I28];table;3;1));[.C28];VLOOKUP([.I28];table;3;1))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OLON</text:p>
          </table:table-cell>
          <table:table-cell table:number-columns-repeated="2"/>
          <table:table-cell table:formula="of:=UNICHAR(HEX2DEC(MID([.A28];3;4)))" office:value-type="string" office:string-value=":" calcext:value-type="string">
            <text:p>:</text:p>
          </table:table-cell>
          <table:table-cell table:formula="of:=UNICHAR(HEX2DEC(MID([.I28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b</text:p>
          </table:table-cell>
          <table:table-cell table:formula="of:=IF(ISNA(VLOOKUP([.I29];table;3;1));[.C29];VLOOKUP([.I29];table;3;1))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EMICOLON</text:p>
          </table:table-cell>
          <table:table-cell table:number-columns-repeated="2"/>
          <table:table-cell table:formula="of:=UNICHAR(HEX2DEC(MID([.A29];3;4)))" office:value-type="string" office:string-value=";" calcext:value-type="string">
            <text:p>;</text:p>
          </table:table-cell>
          <table:table-cell table:formula="of:=UNICHAR(HEX2DEC(MID([.I29];3;4)))" office:value-type="string" office:string-value=";" calcext:value-type="string">
            <text:p>;</text:p>
          </table:table-cell>
          <table:table-cell office:value-type="string" calcext:value-type="string">
            <text:p>U+003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c</text:p>
          </table:table-cell>
          <table:table-cell table:formula="of:=IF(ISNA(VLOOKUP([.I30];table;3;1));[.C30];VLOOKUP([.I30];table;3;1))"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LESS-THAN SIGN</text:p>
          </table:table-cell>
          <table:table-cell table:number-columns-repeated="2"/>
          <table:table-cell table:formula="of:=UNICHAR(HEX2DEC(MID([.A30];3;4)))" office:value-type="string" office:string-value="&lt;" calcext:value-type="string">
            <text:p>&lt;</text:p>
          </table:table-cell>
          <table:table-cell table:formula="of:=UNICHAR(HEX2DEC(MID([.I3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d</text:p>
          </table:table-cell>
          <table:table-cell table:formula="of:=IF(ISNA(VLOOKUP([.I31];table;3;1));[.C31];VLOOKUP([.I31];table;3;1))"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QUALS SIGN</text:p>
          </table:table-cell>
          <table:table-cell table:number-columns-repeated="2"/>
          <table:table-cell table:formula="of:=UNICHAR(HEX2DEC(MID([.A31];3;4)))" office:value-type="string" office:string-value="=" calcext:value-type="string">
            <text:p>=</text:p>
          </table:table-cell>
          <table:table-cell table:formula="of:=UNICHAR(HEX2DEC(MID([.I3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e</text:p>
          </table:table-cell>
          <table:table-cell table:formula="of:=IF(ISNA(VLOOKUP([.I32];table;3;1));[.C32];VLOOKUP([.I32];table;3;1))" office:value-type="float" office:value="502" calcext:value-type="float">
            <text:p>50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REATER-THAN SIGN</text:p>
          </table:table-cell>
          <table:table-cell table:number-columns-repeated="2"/>
          <table:table-cell table:formula="of:=UNICHAR(HEX2DEC(MID([.A32];3;4)))" office:value-type="string" office:string-value="&gt;" calcext:value-type="string">
            <text:p>&gt;</text:p>
          </table:table-cell>
          <table:table-cell table:formula="of:=UNICHAR(HEX2DEC(MID([.I3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f</text:p>
          </table:table-cell>
          <table:table-cell table:formula="of:=IF(ISNA(VLOOKUP([.I33];table;3;1));[.C33];VLOOKUP([.I33];table;3;1))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QUESTION MARK</text:p>
          </table:table-cell>
          <table:table-cell table:number-columns-repeated="2"/>
          <table:table-cell table:formula="of:=UNICHAR(HEX2DEC(MID([.A33];3;4)))" office:value-type="string" office:string-value="?" calcext:value-type="string">
            <text:p>?</text:p>
          </table:table-cell>
          <table:table-cell table:formula="of:=UNICHAR(HEX2DEC(MID([.I33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0</text:p>
          </table:table-cell>
          <table:table-cell table:formula="of:=IF(ISNA(VLOOKUP([.I34];table;3;1));[.C34];VLOOKUP([.I34];table;3;1))" office:value-type="float" office:value="472" calcext:value-type="float">
            <text:p>47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OMMERCIAL AT</text:p>
          </table:table-cell>
          <table:table-cell table:number-columns-repeated="2"/>
          <table:table-cell table:formula="of:=UNICHAR(HEX2DEC(MID([.A34];3;4)))" office:value-type="string" office:string-value="@" calcext:value-type="string">
            <text:p>@</text:p>
          </table:table-cell>
          <table:table-cell table:formula="of:=UNICHAR(HEX2DEC(MID([.I34];3;4)))" office:value-type="string" office:string-value="@" calcext:value-type="string">
            <text:p>@</text:p>
          </table:table-cell>
          <table:table-cell office:value-type="string" calcext:value-type="string">
            <text:p>U+004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1</text:p>
          </table:table-cell>
          <table:table-cell table:formula="of:=IF(ISNA(VLOOKUP([.I35];table;3;1));[.C35];VLOOKUP([.I35];table;3;1)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IN CAPITAL LETTER A</text:p>
          </table:table-cell>
          <table:table-cell table:number-columns-repeated="2"/>
          <table:table-cell table:formula="of:=UNICHAR(HEX2DEC(MID([.A35];3;4)))" office:value-type="string" office:string-value="A" calcext:value-type="string">
            <text:p>A</text:p>
          </table:table-cell>
          <table:table-cell table:formula="of:=UNICHAR(HEX2DEC(MID([.I3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2</text:p>
          </table:table-cell>
          <table:table-cell table:formula="of:=IF(ISNA(VLOOKUP([.I36];table;3;1));[.C36];VLOOKUP([.I36];table;3;1))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IN CAPITAL LETTER B</text:p>
          </table:table-cell>
          <table:table-cell table:number-columns-repeated="2"/>
          <table:table-cell table:formula="of:=UNICHAR(HEX2DEC(MID([.A36];3;4)))" office:value-type="string" office:string-value="B" calcext:value-type="string">
            <text:p>B</text:p>
          </table:table-cell>
          <table:table-cell table:formula="of:=UNICHAR(HEX2DEC(MID([.I36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3</text:p>
          </table:table-cell>
          <table:table-cell table:formula="of:=IF(ISNA(VLOOKUP([.I37];table;3;1));[.C37];VLOOKUP([.I37];table;3;1)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TIN CAPITAL LETTER C</text:p>
          </table:table-cell>
          <table:table-cell table:number-columns-repeated="2"/>
          <table:table-cell table:formula="of:=UNICHAR(HEX2DEC(MID([.A37];3;4)))" office:value-type="string" office:string-value="C" calcext:value-type="string">
            <text:p>C</text:p>
          </table:table-cell>
          <table:table-cell table:formula="of:=UNICHAR(HEX2DEC(MID([.I3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4</text:p>
          </table:table-cell>
          <table:table-cell table:formula="of:=IF(ISNA(VLOOKUP([.I38];table;3;1));[.C38];VLOOKUP([.I38];table;3;1))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IN CAPITAL LETTER D</text:p>
          </table:table-cell>
          <table:table-cell table:number-columns-repeated="2"/>
          <table:table-cell table:formula="of:=UNICHAR(HEX2DEC(MID([.A38];3;4)))" office:value-type="string" office:string-value="D" calcext:value-type="string">
            <text:p>D</text:p>
          </table:table-cell>
          <table:table-cell table:formula="of:=UNICHAR(HEX2DEC(MID([.I3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5</text:p>
          </table:table-cell>
          <table:table-cell table:formula="of:=IF(ISNA(VLOOKUP([.I39];table;3;1));[.C39];VLOOKUP([.I39];table;3;1))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IN CAPITAL LETTER E</text:p>
          </table:table-cell>
          <table:table-cell table:number-columns-repeated="2"/>
          <table:table-cell table:formula="of:=UNICHAR(HEX2DEC(MID([.A39];3;4)))" office:value-type="string" office:string-value="E" calcext:value-type="string">
            <text:p>E</text:p>
          </table:table-cell>
          <table:table-cell table:formula="of:=UNICHAR(HEX2DEC(MID([.I3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6</text:p>
          </table:table-cell>
          <table:table-cell table:formula="of:=IF(ISNA(VLOOKUP([.I40];table;3;1));[.C40];VLOOKUP([.I40];table;3;1))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IN CAPITAL LETTER F</text:p>
          </table:table-cell>
          <table:table-cell table:number-columns-repeated="2"/>
          <table:table-cell table:formula="of:=UNICHAR(HEX2DEC(MID([.A40];3;4)))" office:value-type="string" office:string-value="F" calcext:value-type="string">
            <text:p>F</text:p>
          </table:table-cell>
          <table:table-cell table:formula="of:=UNICHAR(HEX2DEC(MID([.I40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7</text:p>
          </table:table-cell>
          <table:table-cell table:formula="of:=IF(ISNA(VLOOKUP([.I41];table;3;1));[.C41];VLOOKUP([.I41];table;3;1)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IN CAPITAL LETTER G</text:p>
          </table:table-cell>
          <table:table-cell table:number-columns-repeated="2"/>
          <table:table-cell table:formula="of:=UNICHAR(HEX2DEC(MID([.A41];3;4)))" office:value-type="string" office:string-value="G" calcext:value-type="string">
            <text:p>G</text:p>
          </table:table-cell>
          <table:table-cell table:formula="of:=UNICHAR(HEX2DEC(MID([.I41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8</text:p>
          </table:table-cell>
          <table:table-cell table:formula="of:=IF(ISNA(VLOOKUP([.I42];table;3;1));[.C42];VLOOKUP([.I42];table;3;1))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IN CAPITAL LETTER H</text:p>
          </table:table-cell>
          <table:table-cell table:number-columns-repeated="2"/>
          <table:table-cell table:formula="of:=UNICHAR(HEX2DEC(MID([.A42];3;4)))" office:value-type="string" office:string-value="H" calcext:value-type="string">
            <text:p>H</text:p>
          </table:table-cell>
          <table:table-cell table:formula="of:=UNICHAR(HEX2DEC(MID([.I4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9</text:p>
          </table:table-cell>
          <table:table-cell table:formula="of:=IF(ISNA(VLOOKUP([.I43];table;3;1));[.C43];VLOOKUP([.I43];table;3;1))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TIN CAPITAL LETTER I</text:p>
          </table:table-cell>
          <table:table-cell table:number-columns-repeated="2"/>
          <table:table-cell table:formula="of:=UNICHAR(HEX2DEC(MID([.A43];3;4)))" office:value-type="string" office:string-value="I" calcext:value-type="string">
            <text:p>I</text:p>
          </table:table-cell>
          <table:table-cell table:formula="of:=UNICHAR(HEX2DEC(MID([.I4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a</text:p>
          </table:table-cell>
          <table:table-cell table:formula="of:=IF(ISNA(VLOOKUP([.I44];table;3;1));[.C44];VLOOKUP([.I44];table;3;1))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IN CAPITAL LETTER J</text:p>
          </table:table-cell>
          <table:table-cell table:number-columns-repeated="2"/>
          <table:table-cell table:formula="of:=UNICHAR(HEX2DEC(MID([.A44];3;4)))" office:value-type="string" office:string-value="J" calcext:value-type="string">
            <text:p>J</text:p>
          </table:table-cell>
          <table:table-cell table:formula="of:=UNICHAR(HEX2DEC(MID([.I44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b</text:p>
          </table:table-cell>
          <table:table-cell table:formula="of:=IF(ISNA(VLOOKUP([.I45];table;3;1));[.C45];VLOOKUP([.I45];table;3;1))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IN CAPITAL LETTER K</text:p>
          </table:table-cell>
          <table:table-cell table:number-columns-repeated="2"/>
          <table:table-cell table:formula="of:=UNICHAR(HEX2DEC(MID([.A45];3;4)))" office:value-type="string" office:string-value="K" calcext:value-type="string">
            <text:p>K</text:p>
          </table:table-cell>
          <table:table-cell table:formula="of:=UNICHAR(HEX2DEC(MID([.I4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c</text:p>
          </table:table-cell>
          <table:table-cell table:formula="of:=IF(ISNA(VLOOKUP([.I46];table;3;1));[.C46];VLOOKUP([.I46];table;3;1))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IN CAPITAL LETTER L</text:p>
          </table:table-cell>
          <table:table-cell table:number-columns-repeated="2"/>
          <table:table-cell table:formula="of:=UNICHAR(HEX2DEC(MID([.A46];3;4)))" office:value-type="string" office:string-value="L" calcext:value-type="string">
            <text:p>L</text:p>
          </table:table-cell>
          <table:table-cell table:formula="of:=UNICHAR(HEX2DEC(MID([.I4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d</text:p>
          </table:table-cell>
          <table:table-cell table:formula="of:=IF(ISNA(VLOOKUP([.I47];table;3;1));[.C47];VLOOKUP([.I47];table;3;1))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IN CAPITAL LETTER M</text:p>
          </table:table-cell>
          <table:table-cell table:number-columns-repeated="2"/>
          <table:table-cell table:formula="of:=UNICHAR(HEX2DEC(MID([.A47];3;4)))" office:value-type="string" office:string-value="M" calcext:value-type="string">
            <text:p>M</text:p>
          </table:table-cell>
          <table:table-cell table:formula="of:=UNICHAR(HEX2DEC(MID([.I4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e</text:p>
          </table:table-cell>
          <table:table-cell table:formula="of:=IF(ISNA(VLOOKUP([.I48];table;3;1));[.C48];VLOOKUP([.I48];table;3;1)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IN CAPITAL LETTER N</text:p>
          </table:table-cell>
          <table:table-cell table:number-columns-repeated="2"/>
          <table:table-cell table:formula="of:=UNICHAR(HEX2DEC(MID([.A48];3;4)))" office:value-type="string" office:string-value="N" calcext:value-type="string">
            <text:p>N</text:p>
          </table:table-cell>
          <table:table-cell table:formula="of:=UNICHAR(HEX2DEC(MID([.I4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f</text:p>
          </table:table-cell>
          <table:table-cell table:formula="of:=IF(ISNA(VLOOKUP([.I49];table;3;1));[.C49];VLOOKUP([.I49];table;3;1))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IN CAPITAL LETTER O</text:p>
          </table:table-cell>
          <table:table-cell table:number-columns-repeated="2"/>
          <table:table-cell table:formula="of:=UNICHAR(HEX2DEC(MID([.A49];3;4)))" office:value-type="string" office:string-value="O" calcext:value-type="string">
            <text:p>O</text:p>
          </table:table-cell>
          <table:table-cell table:formula="of:=UNICHAR(HEX2DEC(MID([.I4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0</text:p>
          </table:table-cell>
          <table:table-cell table:formula="of:=IF(ISNA(VLOOKUP([.I50];table;3;1));[.C50];VLOOKUP([.I50];table;3;1))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IN CAPITAL LETTER P</text:p>
          </table:table-cell>
          <table:table-cell table:number-columns-repeated="2"/>
          <table:table-cell table:formula="of:=UNICHAR(HEX2DEC(MID([.A50];3;4)))" office:value-type="string" office:string-value="P" calcext:value-type="string">
            <text:p>P</text:p>
          </table:table-cell>
          <table:table-cell table:formula="of:=UNICHAR(HEX2DEC(MID([.I5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1</text:p>
          </table:table-cell>
          <table:table-cell table:formula="of:=IF(ISNA(VLOOKUP([.I51];table;3;1));[.C51];VLOOKUP([.I51];table;3;1)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IN CAPITAL LETTER Q</text:p>
          </table:table-cell>
          <table:table-cell table:number-columns-repeated="2"/>
          <table:table-cell table:formula="of:=UNICHAR(HEX2DEC(MID([.A51];3;4)))" office:value-type="string" office:string-value="Q" calcext:value-type="string">
            <text:p>Q</text:p>
          </table:table-cell>
          <table:table-cell table:formula="of:=UNICHAR(HEX2DEC(MID([.I51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2</text:p>
          </table:table-cell>
          <table:table-cell table:formula="of:=IF(ISNA(VLOOKUP([.I52];table;3;1));[.C52];VLOOKUP([.I52];table;3;1))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IN CAPITAL LETTER R</text:p>
          </table:table-cell>
          <table:table-cell table:number-columns-repeated="2"/>
          <table:table-cell table:formula="of:=UNICHAR(HEX2DEC(MID([.A52];3;4)))" office:value-type="string" office:string-value="R" calcext:value-type="string">
            <text:p>R</text:p>
          </table:table-cell>
          <table:table-cell table:formula="of:=UNICHAR(HEX2DEC(MID([.I5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3</text:p>
          </table:table-cell>
          <table:table-cell table:formula="of:=IF(ISNA(VLOOKUP([.I53];table;3;1));[.C53];VLOOKUP([.I53];table;3;1))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TIN CAPITAL LETTER S</text:p>
          </table:table-cell>
          <table:table-cell table:number-columns-repeated="2"/>
          <table:table-cell table:formula="of:=UNICHAR(HEX2DEC(MID([.A53];3;4)))" office:value-type="string" office:string-value="S" calcext:value-type="string">
            <text:p>S</text:p>
          </table:table-cell>
          <table:table-cell table:formula="of:=UNICHAR(HEX2DEC(MID([.I5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4</text:p>
          </table:table-cell>
          <table:table-cell table:formula="of:=IF(ISNA(VLOOKUP([.I54];table;3;1));[.C54];VLOOKUP([.I54];table;3;1)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TIN CAPITAL LETTER T</text:p>
          </table:table-cell>
          <table:table-cell table:number-columns-repeated="2"/>
          <table:table-cell table:formula="of:=UNICHAR(HEX2DEC(MID([.A54];3;4)))" office:value-type="string" office:string-value="T" calcext:value-type="string">
            <text:p>T</text:p>
          </table:table-cell>
          <table:table-cell table:formula="of:=UNICHAR(HEX2DEC(MID([.I54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5</text:p>
          </table:table-cell>
          <table:table-cell table:formula="of:=IF(ISNA(VLOOKUP([.I55];table;3;1));[.C55];VLOOKUP([.I55];table;3;1))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ATIN CAPITAL LETTER U</text:p>
          </table:table-cell>
          <table:table-cell table:number-columns-repeated="2"/>
          <table:table-cell table:formula="of:=UNICHAR(HEX2DEC(MID([.A55];3;4)))" office:value-type="string" office:string-value="U" calcext:value-type="string">
            <text:p>U</text:p>
          </table:table-cell>
          <table:table-cell table:formula="of:=UNICHAR(HEX2DEC(MID([.I5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6</text:p>
          </table:table-cell>
          <table:table-cell table:formula="of:=IF(ISNA(VLOOKUP([.I56];table;3;1));[.C56];VLOOKUP([.I56];table;3;1))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TIN CAPITAL LETTER V</text:p>
          </table:table-cell>
          <table:table-cell table:number-columns-repeated="2"/>
          <table:table-cell table:formula="of:=UNICHAR(HEX2DEC(MID([.A56];3;4)))" office:value-type="string" office:string-value="V" calcext:value-type="string">
            <text:p>V</text:p>
          </table:table-cell>
          <table:table-cell table:formula="of:=UNICHAR(HEX2DEC(MID([.I56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7</text:p>
          </table:table-cell>
          <table:table-cell table:formula="of:=IF(ISNA(VLOOKUP([.I57];table;3;1));[.C57];VLOOKUP([.I57];table;3;1)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TIN CAPITAL LETTER W</text:p>
          </table:table-cell>
          <table:table-cell table:number-columns-repeated="2"/>
          <table:table-cell table:formula="of:=UNICHAR(HEX2DEC(MID([.A57];3;4)))" office:value-type="string" office:string-value="W" calcext:value-type="string">
            <text:p>W</text:p>
          </table:table-cell>
          <table:table-cell table:formula="of:=UNICHAR(HEX2DEC(MID([.I57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8</text:p>
          </table:table-cell>
          <table:table-cell table:formula="of:=IF(ISNA(VLOOKUP([.I58];table;3;1));[.C58];VLOOKUP([.I58];table;3;1))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TIN CAPITAL LETTER X</text:p>
          </table:table-cell>
          <table:table-cell table:number-columns-repeated="2"/>
          <table:table-cell table:formula="of:=UNICHAR(HEX2DEC(MID([.A58];3;4)))" office:value-type="string" office:string-value="X" calcext:value-type="string">
            <text:p>X</text:p>
          </table:table-cell>
          <table:table-cell table:formula="of:=UNICHAR(HEX2DEC(MID([.I5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9</text:p>
          </table:table-cell>
          <table:table-cell table:formula="of:=IF(ISNA(VLOOKUP([.I59];table;3;1));[.C59];VLOOKUP([.I59];table;3;1))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ATIN CAPITAL LETTER Y</text:p>
          </table:table-cell>
          <table:table-cell table:number-columns-repeated="2"/>
          <table:table-cell table:formula="of:=UNICHAR(HEX2DEC(MID([.A59];3;4)))" office:value-type="string" office:string-value="Y" calcext:value-type="string">
            <text:p>Y</text:p>
          </table:table-cell>
          <table:table-cell table:formula="of:=UNICHAR(HEX2DEC(MID([.I59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a</text:p>
          </table:table-cell>
          <table:table-cell table:formula="of:=IF(ISNA(VLOOKUP([.I60];table;3;1));[.C60];VLOOKUP([.I60];table;3;1))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ATIN CAPITAL LETTER Z</text:p>
          </table:table-cell>
          <table:table-cell table:number-columns-repeated="2"/>
          <table:table-cell table:formula="of:=UNICHAR(HEX2DEC(MID([.A60];3;4)))" office:value-type="string" office:string-value="Z" calcext:value-type="string">
            <text:p>Z</text:p>
          </table:table-cell>
          <table:table-cell table:formula="of:=UNICHAR(HEX2DEC(MID([.I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b</text:p>
          </table:table-cell>
          <table:table-cell table:formula="of:=IF(ISNA(VLOOKUP([.I61];table;3;1));[.C61];VLOOKUP([.I61];table;3;1))" office:value-type="float" office:value="415" calcext:value-type="float">
            <text:p>4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LEFT SQUARE BRACKET</text:p>
          </table:table-cell>
          <table:table-cell table:number-columns-repeated="2"/>
          <table:table-cell table:formula="of:=UNICHAR(HEX2DEC(MID([.A61];3;4)))" office:value-type="string" office:string-value="[" calcext:value-type="string">
            <text:p>[</text:p>
          </table:table-cell>
          <table:table-cell table:formula="of:=UNICHAR(HEX2DEC(MID([.I6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c</text:p>
          </table:table-cell>
          <table:table-cell table:formula="of:=IF(ISNA(VLOOKUP([.I62];table;3;1));[.C62];VLOOKUP([.I62];table;3;1))"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EVERSE SOLIDUS</text:p>
          </table:table-cell>
          <table:table-cell table:number-columns-repeated="2"/>
          <table:table-cell table:formula="of:=UNICHAR(HEX2DEC(MID([.A62];3;4)))" office:value-type="string" office:string-value="\" calcext:value-type="string">
            <text:p>\</text:p>
          </table:table-cell>
          <table:table-cell table:formula="of:=UNICHAR(HEX2DEC(MID([.I62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d</text:p>
          </table:table-cell>
          <table:table-cell table:formula="of:=IF(ISNA(VLOOKUP([.I63];table;3;1));[.C63];VLOOKUP([.I63];table;3;1))" office:value-type="float" office:value="415" calcext:value-type="float">
            <text:p>41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RIGHT SQUARE BRACKET</text:p>
          </table:table-cell>
          <table:table-cell table:number-columns-repeated="2"/>
          <table:table-cell table:formula="of:=UNICHAR(HEX2DEC(MID([.A63];3;4)))" office:value-type="string" office:string-value="]" calcext:value-type="string">
            <text:p>]</text:p>
          </table:table-cell>
          <table:table-cell table:formula="of:=UNICHAR(HEX2DEC(MID([.I6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e</text:p>
          </table:table-cell>
          <table:table-cell table:formula="of:=IF(ISNA(VLOOKUP([.I64];table;3;1));[.C64];VLOOKUP([.I64];table;3;1))" office:value-type="float" office:value="446" calcext:value-type="float">
            <text:p>44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IRCUMFLEX ACCENT</text:p>
          </table:table-cell>
          <table:table-cell table:number-columns-repeated="2"/>
          <table:table-cell table:formula="of:=UNICHAR(HEX2DEC(MID([.A64];3;4)))" office:value-type="string" office:string-value="^" calcext:value-type="string">
            <text:p>^</text:p>
          </table:table-cell>
          <table:table-cell table:formula="of:=UNICHAR(HEX2DEC(MID([.I64];3;4)))" office:value-type="string" office:string-value="^" calcext:value-type="string">
            <text:p>^</text:p>
          </table:table-cell>
          <table:table-cell office:value-type="string" calcext:value-type="string">
            <text:p>U+005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f</text:p>
          </table:table-cell>
          <table:table-cell table:formula="of:=IF(ISNA(VLOOKUP([.I65];table;3;1));[.C65];VLOOKUP([.I65];table;3;1))" office:value-type="float" office:value="473" calcext:value-type="float">
            <text:p>47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LOW LINE</text:p>
          </table:table-cell>
          <table:table-cell table:number-columns-repeated="2"/>
          <table:table-cell table:formula="of:=UNICHAR(HEX2DEC(MID([.A65];3;4)))" office:value-type="string" office:string-value="_" calcext:value-type="string">
            <text:p>_</text:p>
          </table:table-cell>
          <table:table-cell table:formula="of:=UNICHAR(HEX2DEC(MID([.I65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1</text:p>
          </table:table-cell>
          <table:table-cell table:formula="of:=IF(ISNA(VLOOKUP([.I66];table;3;1));[.C66];VLOOKUP([.I66];table;3;1))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IN SMALL LETTER A</text:p>
          </table:table-cell>
          <table:table-cell table:number-columns-repeated="2"/>
          <table:table-cell table:formula="of:=UNICHAR(HEX2DEC(MID([.A66];3;4)))" office:value-type="string" office:string-value="a" calcext:value-type="string">
            <text:p>a</text:p>
          </table:table-cell>
          <table:table-cell table:formula="of:=UNICHAR(HEX2DEC(MID([.I6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2</text:p>
          </table:table-cell>
          <table:table-cell table:formula="of:=IF(ISNA(VLOOKUP([.I67];table;3;1));[.C67];VLOOKUP([.I67];table;3;1))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IN SMALL LETTER B</text:p>
          </table:table-cell>
          <table:table-cell table:number-columns-repeated="2"/>
          <table:table-cell table:formula="of:=UNICHAR(HEX2DEC(MID([.A67];3;4)))" office:value-type="string" office:string-value="b" calcext:value-type="string">
            <text:p>b</text:p>
          </table:table-cell>
          <table:table-cell table:formula="of:=UNICHAR(HEX2DEC(MID([.I67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3</text:p>
          </table:table-cell>
          <table:table-cell table:formula="of:=IF(ISNA(VLOOKUP([.I68];table;3;1));[.C68];VLOOKUP([.I68];table;3;1))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IN SMALL LETTER C</text:p>
          </table:table-cell>
          <table:table-cell table:number-columns-repeated="2"/>
          <table:table-cell table:formula="of:=UNICHAR(HEX2DEC(MID([.A68];3;4)))" office:value-type="string" office:string-value="c" calcext:value-type="string">
            <text:p>c</text:p>
          </table:table-cell>
          <table:table-cell table:formula="of:=UNICHAR(HEX2DEC(MID([.I6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4</text:p>
          </table:table-cell>
          <table:table-cell table:formula="of:=IF(ISNA(VLOOKUP([.I69];table;3;1));[.C69];VLOOKUP([.I69];table;3;1))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IN SMALL LETTER D</text:p>
          </table:table-cell>
          <table:table-cell table:number-columns-repeated="2"/>
          <table:table-cell table:formula="of:=UNICHAR(HEX2DEC(MID([.A69];3;4)))" office:value-type="string" office:string-value="d" calcext:value-type="string">
            <text:p>d</text:p>
          </table:table-cell>
          <table:table-cell table:formula="of:=UNICHAR(HEX2DEC(MID([.I6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5</text:p>
          </table:table-cell>
          <table:table-cell table:formula="of:=IF(ISNA(VLOOKUP([.I70];table;3;1));[.C70];VLOOKUP([.I70];table;3;1))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IN SMALL LETTER E</text:p>
          </table:table-cell>
          <table:table-cell table:number-columns-repeated="2"/>
          <table:table-cell table:formula="of:=UNICHAR(HEX2DEC(MID([.A70];3;4)))" office:value-type="string" office:string-value="e" calcext:value-type="string">
            <text:p>e</text:p>
          </table:table-cell>
          <table:table-cell table:formula="of:=UNICHAR(HEX2DEC(MID([.I7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6</text:p>
          </table:table-cell>
          <table:table-cell table:formula="of:=IF(ISNA(VLOOKUP([.I71];table;3;1));[.C71];VLOOKUP([.I71];table;3;1))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IN SMALL LETTER F</text:p>
          </table:table-cell>
          <table:table-cell table:number-columns-repeated="2"/>
          <table:table-cell table:formula="of:=UNICHAR(HEX2DEC(MID([.A71];3;4)))" office:value-type="string" office:string-value="f" calcext:value-type="string">
            <text:p>f</text:p>
          </table:table-cell>
          <table:table-cell table:formula="of:=UNICHAR(HEX2DEC(MID([.I71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7</text:p>
          </table:table-cell>
          <table:table-cell table:formula="of:=IF(ISNA(VLOOKUP([.I72];table;3;1));[.C72];VLOOKUP([.I72];table;3;1))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IN SMALL LETTER G</text:p>
          </table:table-cell>
          <table:table-cell table:number-columns-repeated="2"/>
          <table:table-cell table:formula="of:=UNICHAR(HEX2DEC(MID([.A72];3;4)))" office:value-type="string" office:string-value="g" calcext:value-type="string">
            <text:p>g</text:p>
          </table:table-cell>
          <table:table-cell table:formula="of:=UNICHAR(HEX2DEC(MID([.I7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8</text:p>
          </table:table-cell>
          <table:table-cell table:formula="of:=IF(ISNA(VLOOKUP([.I73];table;3;1));[.C73];VLOOKUP([.I73];table;3;1))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IN SMALL LETTER H</text:p>
          </table:table-cell>
          <table:table-cell table:number-columns-repeated="2"/>
          <table:table-cell table:formula="of:=UNICHAR(HEX2DEC(MID([.A73];3;4)))" office:value-type="string" office:string-value="h" calcext:value-type="string">
            <text:p>h</text:p>
          </table:table-cell>
          <table:table-cell table:formula="of:=UNICHAR(HEX2DEC(MID([.I73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9</text:p>
          </table:table-cell>
          <table:table-cell table:formula="of:=IF(ISNA(VLOOKUP([.I74];table;3;1));[.C74];VLOOKUP([.I74];table;3;1))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IN SMALL LETTER I</text:p>
          </table:table-cell>
          <table:table-cell table:number-columns-repeated="2"/>
          <table:table-cell table:formula="of:=UNICHAR(HEX2DEC(MID([.A74];3;4)))" office:value-type="string" office:string-value="i" calcext:value-type="string">
            <text:p>i</text:p>
          </table:table-cell>
          <table:table-cell table:formula="of:=UNICHAR(HEX2DEC(MID([.I74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a</text:p>
          </table:table-cell>
          <table:table-cell table:formula="of:=IF(ISNA(VLOOKUP([.I75];table;3;1));[.C75];VLOOKUP([.I75];table;3;1))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IN SMALL LETTER J</text:p>
          </table:table-cell>
          <table:table-cell table:number-columns-repeated="2"/>
          <table:table-cell table:formula="of:=UNICHAR(HEX2DEC(MID([.A75];3;4)))" office:value-type="string" office:string-value="j" calcext:value-type="string">
            <text:p>j</text:p>
          </table:table-cell>
          <table:table-cell table:formula="of:=UNICHAR(HEX2DEC(MID([.I75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b</text:p>
          </table:table-cell>
          <table:table-cell table:formula="of:=IF(ISNA(VLOOKUP([.I76];table;3;1));[.C76];VLOOKUP([.I76];table;3;1))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IN SMALL LETTER K</text:p>
          </table:table-cell>
          <table:table-cell table:number-columns-repeated="2"/>
          <table:table-cell table:formula="of:=UNICHAR(HEX2DEC(MID([.A76];3;4)))" office:value-type="string" office:string-value="k" calcext:value-type="string">
            <text:p>k</text:p>
          </table:table-cell>
          <table:table-cell table:formula="of:=UNICHAR(HEX2DEC(MID([.I7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c</text:p>
          </table:table-cell>
          <table:table-cell table:formula="of:=IF(ISNA(VLOOKUP([.I77];table;3;1));[.C77];VLOOKUP([.I77];table;3;1))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IN SMALL LETTER L</text:p>
          </table:table-cell>
          <table:table-cell table:number-columns-repeated="2"/>
          <table:table-cell table:formula="of:=UNICHAR(HEX2DEC(MID([.A77];3;4)))" office:value-type="string" office:string-value="l" calcext:value-type="string">
            <text:p>l</text:p>
          </table:table-cell>
          <table:table-cell table:formula="of:=UNICHAR(HEX2DEC(MID([.I7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d</text:p>
          </table:table-cell>
          <table:table-cell table:formula="of:=IF(ISNA(VLOOKUP([.I78];table;3;1));[.C78];VLOOKUP([.I78];table;3;1))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IN SMALL LETTER M</text:p>
          </table:table-cell>
          <table:table-cell table:number-columns-repeated="2"/>
          <table:table-cell table:formula="of:=UNICHAR(HEX2DEC(MID([.A78];3;4)))" office:value-type="string" office:string-value="m" calcext:value-type="string">
            <text:p>m</text:p>
          </table:table-cell>
          <table:table-cell table:formula="of:=UNICHAR(HEX2DEC(MID([.I7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e</text:p>
          </table:table-cell>
          <table:table-cell table:formula="of:=IF(ISNA(VLOOKUP([.I79];table;3;1));[.C79];VLOOKUP([.I79];table;3;1))"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IN SMALL LETTER N</text:p>
          </table:table-cell>
          <table:table-cell table:number-columns-repeated="2"/>
          <table:table-cell table:formula="of:=UNICHAR(HEX2DEC(MID([.A79];3;4)))" office:value-type="string" office:string-value="n" calcext:value-type="string">
            <text:p>n</text:p>
          </table:table-cell>
          <table:table-cell table:formula="of:=UNICHAR(HEX2DEC(MID([.I7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f</text:p>
          </table:table-cell>
          <table:table-cell table:formula="of:=IF(ISNA(VLOOKUP([.I80];table;3;1));[.C80];VLOOKUP([.I80];table;3;1))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IN SMALL LETTER O</text:p>
          </table:table-cell>
          <table:table-cell table:number-columns-repeated="2"/>
          <table:table-cell table:formula="of:=UNICHAR(HEX2DEC(MID([.A80];3;4)))" office:value-type="string" office:string-value="o" calcext:value-type="string">
            <text:p>o</text:p>
          </table:table-cell>
          <table:table-cell table:formula="of:=UNICHAR(HEX2DEC(MID([.I8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0</text:p>
          </table:table-cell>
          <table:table-cell table:formula="of:=IF(ISNA(VLOOKUP([.I81];table;3;1));[.C81];VLOOKUP([.I81];table;3;1))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IN SMALL LETTER P</text:p>
          </table:table-cell>
          <table:table-cell table:number-columns-repeated="2"/>
          <table:table-cell table:formula="of:=UNICHAR(HEX2DEC(MID([.A81];3;4)))" office:value-type="string" office:string-value="p" calcext:value-type="string">
            <text:p>p</text:p>
          </table:table-cell>
          <table:table-cell table:formula="of:=UNICHAR(HEX2DEC(MID([.I81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1</text:p>
          </table:table-cell>
          <table:table-cell table:formula="of:=IF(ISNA(VLOOKUP([.I82];table;3;1));[.C82];VLOOKUP([.I82];table;3;1))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IN SMALL LETTER Q</text:p>
          </table:table-cell>
          <table:table-cell table:number-columns-repeated="2"/>
          <table:table-cell table:formula="of:=UNICHAR(HEX2DEC(MID([.A82];3;4)))" office:value-type="string" office:string-value="q" calcext:value-type="string">
            <text:p>q</text:p>
          </table:table-cell>
          <table:table-cell table:formula="of:=UNICHAR(HEX2DEC(MID([.I82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2</text:p>
          </table:table-cell>
          <table:table-cell table:formula="of:=IF(ISNA(VLOOKUP([.I83];table;3;1));[.C83];VLOOKUP([.I83];table;3;1))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 SMALL LETTER R</text:p>
          </table:table-cell>
          <table:table-cell table:number-columns-repeated="2"/>
          <table:table-cell table:formula="of:=UNICHAR(HEX2DEC(MID([.A83];3;4)))" office:value-type="string" office:string-value="r" calcext:value-type="string">
            <text:p>r</text:p>
          </table:table-cell>
          <table:table-cell table:formula="of:=UNICHAR(HEX2DEC(MID([.I8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3</text:p>
          </table:table-cell>
          <table:table-cell table:formula="of:=IF(ISNA(VLOOKUP([.I84];table;3;1));[.C84];VLOOKUP([.I84];table;3;1))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ATIN SMALL LETTER S</text:p>
          </table:table-cell>
          <table:table-cell table:number-columns-repeated="2"/>
          <table:table-cell table:formula="of:=UNICHAR(HEX2DEC(MID([.A84];3;4)))" office:value-type="string" office:string-value="s" calcext:value-type="string">
            <text:p>s</text:p>
          </table:table-cell>
          <table:table-cell table:formula="of:=UNICHAR(HEX2DEC(MID([.I8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4</text:p>
          </table:table-cell>
          <table:table-cell table:formula="of:=IF(ISNA(VLOOKUP([.I85];table;3;1));[.C85];VLOOKUP([.I85];table;3;1))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ATIN SMALL LETTER T</text:p>
          </table:table-cell>
          <table:table-cell table:number-columns-repeated="2"/>
          <table:table-cell table:formula="of:=UNICHAR(HEX2DEC(MID([.A85];3;4)))" office:value-type="string" office:string-value="t" calcext:value-type="string">
            <text:p>t</text:p>
          </table:table-cell>
          <table:table-cell table:formula="of:=UNICHAR(HEX2DEC(MID([.I85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5</text:p>
          </table:table-cell>
          <table:table-cell table:formula="of:=IF(ISNA(VLOOKUP([.I86];table;3;1));[.C86];VLOOKUP([.I86];table;3;1))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ATIN SMALL LETTER U</text:p>
          </table:table-cell>
          <table:table-cell table:number-columns-repeated="2"/>
          <table:table-cell table:formula="of:=UNICHAR(HEX2DEC(MID([.A86];3;4)))" office:value-type="string" office:string-value="u" calcext:value-type="string">
            <text:p>u</text:p>
          </table:table-cell>
          <table:table-cell table:formula="of:=UNICHAR(HEX2DEC(MID([.I8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6</text:p>
          </table:table-cell>
          <table:table-cell table:formula="of:=IF(ISNA(VLOOKUP([.I87];table;3;1));[.C87];VLOOKUP([.I87];table;3;1))"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TIN SMALL LETTER V</text:p>
          </table:table-cell>
          <table:table-cell table:number-columns-repeated="2"/>
          <table:table-cell table:formula="of:=UNICHAR(HEX2DEC(MID([.A87];3;4)))" office:value-type="string" office:string-value="v" calcext:value-type="string">
            <text:p>v</text:p>
          </table:table-cell>
          <table:table-cell table:formula="of:=UNICHAR(HEX2DEC(MID([.I87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7</text:p>
          </table:table-cell>
          <table:table-cell table:formula="of:=IF(ISNA(VLOOKUP([.I88];table;3;1));[.C88];VLOOKUP([.I88];table;3;1))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ATIN SMALL LETTER W</text:p>
          </table:table-cell>
          <table:table-cell table:number-columns-repeated="2"/>
          <table:table-cell table:formula="of:=UNICHAR(HEX2DEC(MID([.A88];3;4)))" office:value-type="string" office:string-value="w" calcext:value-type="string">
            <text:p>w</text:p>
          </table:table-cell>
          <table:table-cell table:formula="of:=UNICHAR(HEX2DEC(MID([.I88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8</text:p>
          </table:table-cell>
          <table:table-cell table:formula="of:=IF(ISNA(VLOOKUP([.I89];table;3;1));[.C89];VLOOKUP([.I89];table;3;1))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ATIN SMALL LETTER X</text:p>
          </table:table-cell>
          <table:table-cell table:number-columns-repeated="2"/>
          <table:table-cell table:formula="of:=UNICHAR(HEX2DEC(MID([.A89];3;4)))" office:value-type="string" office:string-value="x" calcext:value-type="string">
            <text:p>x</text:p>
          </table:table-cell>
          <table:table-cell table:formula="of:=UNICHAR(HEX2DEC(MID([.I8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9</text:p>
          </table:table-cell>
          <table:table-cell table:formula="of:=IF(ISNA(VLOOKUP([.I90];table;3;1));[.C90];VLOOKUP([.I90];table;3;1))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ATIN SMALL LETTER Y</text:p>
          </table:table-cell>
          <table:table-cell table:number-columns-repeated="2"/>
          <table:table-cell table:formula="of:=UNICHAR(HEX2DEC(MID([.A90];3;4)))" office:value-type="string" office:string-value="y" calcext:value-type="string">
            <text:p>y</text:p>
          </table:table-cell>
          <table:table-cell table:formula="of:=UNICHAR(HEX2DEC(MID([.I90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a</text:p>
          </table:table-cell>
          <table:table-cell table:formula="of:=IF(ISNA(VLOOKUP([.I91];table;3;1));[.C91];VLOOKUP([.I91];table;3;1))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TIN SMALL LETTER Z</text:p>
          </table:table-cell>
          <table:table-cell table:number-columns-repeated="2"/>
          <table:table-cell table:formula="of:=UNICHAR(HEX2DEC(MID([.A91];3;4)))" office:value-type="string" office:string-value="z" calcext:value-type="string">
            <text:p>z</text:p>
          </table:table-cell>
          <table:table-cell table:formula="of:=UNICHAR(HEX2DEC(MID([.I9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b</text:p>
          </table:table-cell>
          <table:table-cell table:formula="of:=IF(ISNA(VLOOKUP([.I92];table;3;1));[.C92];VLOOKUP([.I92];table;3;1))" office:value-type="float" office:value="423" calcext:value-type="float">
            <text:p>42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EFT CURLY BRACKET</text:p>
          </table:table-cell>
          <table:table-cell table:number-columns-repeated="2"/>
          <table:table-cell table:formula="of:=UNICHAR(HEX2DEC(MID([.A92];3;4)))" office:value-type="string" office:string-value="{" calcext:value-type="string">
            <text:p>{</text:p>
          </table:table-cell>
          <table:table-cell table:formula="of:=UNICHAR(HEX2DEC(MID([.I92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c</text:p>
          </table:table-cell>
          <table:table-cell table:formula="of:=IF(ISNA(VLOOKUP([.I93];table;3;1));[.C93];VLOOKUP([.I93];table;3;1))" office:value-type="float" office:value="497" calcext:value-type="float">
            <text:p>49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VERTICAL LINE</text:p>
          </table:table-cell>
          <table:table-cell table:number-columns-repeated="2"/>
          <table:table-cell table:formula="of:=UNICHAR(HEX2DEC(MID([.A93];3;4)))" office:value-type="string" office:string-value="|" calcext:value-type="string">
            <text:p>|</text:p>
          </table:table-cell>
          <table:table-cell table:formula="of:=UNICHAR(HEX2DEC(MID([.I9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d</text:p>
          </table:table-cell>
          <table:table-cell table:formula="of:=IF(ISNA(VLOOKUP([.I94];table;3;1));[.C94];VLOOKUP([.I94];table;3;1))"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IGHT CURLY BRACKET</text:p>
          </table:table-cell>
          <table:table-cell table:number-columns-repeated="2"/>
          <table:table-cell table:formula="of:=UNICHAR(HEX2DEC(MID([.A94];3;4)))" office:value-type="string" office:string-value="}" calcext:value-type="string">
            <text:p>}</text:p>
          </table:table-cell>
          <table:table-cell table:formula="of:=UNICHAR(HEX2DEC(MID([.I94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e</text:p>
          </table:table-cell>
          <table:table-cell table:formula="of:=IF(ISNA(VLOOKUP([.I95];table;3;1));[.C95];VLOOKUP([.I95];table;3;1))" office:value-type="float" office:value="475" calcext:value-type="float">
            <text:p>47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ILDE</text:p>
          </table:table-cell>
          <table:table-cell table:number-columns-repeated="2"/>
          <table:table-cell table:formula="of:=UNICHAR(HEX2DEC(MID([.A95];3;4)))" office:value-type="string" office:string-value="~" calcext:value-type="string">
            <text:p>~</text:p>
          </table:table-cell>
          <table:table-cell table:formula="of:=UNICHAR(HEX2DEC(MID([.I95];3;4)))" office:value-type="string" office:string-value="~" calcext:value-type="string">
            <text:p>~</text:p>
          </table:table-cell>
          <table:table-cell office:value-type="string" calcext:value-type="string">
            <text:p>U+007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1</text:p>
          </table:table-cell>
          <table:table-cell table:formula="of:=IF(ISNA(VLOOKUP([.I96];table;3;1));[.C96];VLOOKUP([.I96];table;3;1))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INVERTED EXCLAMATION MARK</text:p>
          </table:table-cell>
          <table:table-cell table:number-columns-repeated="2"/>
          <table:table-cell table:formula="of:=UNICHAR(HEX2DEC(MID([.A96];3;4)))" office:value-type="string" office:string-value="¡" calcext:value-type="string">
            <text:p>¡</text:p>
          </table:table-cell>
          <table:table-cell table:formula="of:=UNICHAR(HEX2DEC(MID([.I96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2</text:p>
          </table:table-cell>
          <table:table-cell table:formula="of:=IF(ISNA(VLOOKUP([.I97];table;3;1));[.C97];VLOOKUP([.I97];table;3;1))" office:value-type="float" office:value="516" calcext:value-type="float">
            <text:p>516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ENT SIGN</text:p>
          </table:table-cell>
          <table:table-cell table:number-columns-repeated="2"/>
          <table:table-cell table:formula="of:=UNICHAR(HEX2DEC(MID([.A97];3;4)))" office:value-type="string" office:string-value="¢" calcext:value-type="string">
            <text:p>¢</text:p>
          </table:table-cell>
          <table:table-cell table:formula="of:=UNICHAR(HEX2DEC(MID([.I9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3</text:p>
          </table:table-cell>
          <table:table-cell table:formula="of:=IF(ISNA(VLOOKUP([.I98];table;3;1));[.C98];VLOOKUP([.I98];table;3;1))"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OUND SIGN</text:p>
          </table:table-cell>
          <table:table-cell table:number-columns-repeated="2"/>
          <table:table-cell table:formula="of:=UNICHAR(HEX2DEC(MID([.A98];3;4)))" office:value-type="string" office:string-value="£" calcext:value-type="string">
            <text:p>£</text:p>
          </table:table-cell>
          <table:table-cell table:formula="of:=UNICHAR(HEX2DEC(MID([.I98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5</text:p>
          </table:table-cell>
          <table:table-cell table:formula="of:=IF(ISNA(VLOOKUP([.I99];table;3;1));[.C99];VLOOKUP([.I99];table;3;1))" office:value-type="float" office:value="516" calcext:value-type="float">
            <text:p>516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YEN SIGN</text:p>
          </table:table-cell>
          <table:table-cell table:number-columns-repeated="2"/>
          <table:table-cell table:formula="of:=UNICHAR(HEX2DEC(MID([.A99];3;4)))" office:value-type="string" office:string-value="¥" calcext:value-type="string">
            <text:p>¥</text:p>
          </table:table-cell>
          <table:table-cell table:formula="of:=UNICHAR(HEX2DEC(MID([.I99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7</text:p>
          </table:table-cell>
          <table:table-cell table:formula="of:=IF(ISNA(VLOOKUP([.I100];table;3;1));[.C100];VLOOKUP([.I100];table;3;1))"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SECTION SIGN</text:p>
          </table:table-cell>
          <table:table-cell table:number-columns-repeated="2"/>
          <table:table-cell table:formula="of:=UNICHAR(HEX2DEC(MID([.A100];3;4)))" office:value-type="string" office:string-value="§" calcext:value-type="string">
            <text:p>§</text:p>
          </table:table-cell>
          <table:table-cell table:formula="of:=UNICHAR(HEX2DEC(MID([.I100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9</text:p>
          </table:table-cell>
          <table:table-cell table:formula="of:=IF(ISNA(VLOOKUP([.I101];table;3;1));[.C101];VLOOKUP([.I101];table;3;1))"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Overflow Carry</text:p>
          </table:table-cell>
          <table:table-cell office:value-type="string" calcext:value-type="string">
            <text:p>?</text:p>
          </table:table-cell>
          <table:table-cell table:formula="of:=UNICHAR(HEX2DEC(MID([.A101];3;4)))" office:value-type="string" office:string-value="©" calcext:value-type="string">
            <text:p>©</text:p>
          </table:table-cell>
          <table:table-cell table:formula="of:=UNICHAR(HEX2DEC(MID([.I10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a</text:p>
          </table:table-cell>
          <table:table-cell table:formula="of:=IF(ISNA(VLOOKUP([.I102];table;3;1));[.C102];VLOOKUP([.I102];table;3;1))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ININE ORDINAL INDICATOR</text:p>
          </table:table-cell>
          <table:table-cell table:number-columns-repeated="2"/>
          <table:table-cell table:formula="of:=UNICHAR(HEX2DEC(MID([.A102];3;4)))" office:value-type="string" office:string-value="ª" calcext:value-type="string">
            <text:p>ª</text:p>
          </table:table-cell>
          <table:table-cell table:formula="of:=UNICHAR(HEX2DEC(MID([.I10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b</text:p>
          </table:table-cell>
          <table:table-cell table:formula="of:=IF(ISNA(VLOOKUP([.I103];table;3;1));[.C103];VLOOKUP([.I103];table;3;1))"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LEFT-POINTING DOUBLE ANGLE QUOTATION MARK</text:p>
          </table:table-cell>
          <table:table-cell table:number-columns-repeated="2"/>
          <table:table-cell table:formula="of:=UNICHAR(HEX2DEC(MID([.A103];3;4)))" office:value-type="string" office:string-value="«" calcext:value-type="string">
            <text:p>«</text:p>
          </table:table-cell>
          <table:table-cell table:formula="of:=UNICHAR(HEX2DEC(MID([.I10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c</text:p>
          </table:table-cell>
          <table:table-cell table:formula="of:=IF(ISNA(VLOOKUP([.I104];table;3;1));[.C104];VLOOKUP([.I104];table;3;1))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OT SIGN</text:p>
          </table:table-cell>
          <table:table-cell table:number-columns-repeated="2"/>
          <table:table-cell table:formula="of:=UNICHAR(HEX2DEC(MID([.A104];3;4)))" office:value-type="string" office:string-value="¬" calcext:value-type="string">
            <text:p>¬</text:p>
          </table:table-cell>
          <table:table-cell table:formula="of:=UNICHAR(HEX2DEC(MID([.I104];3;4)))" office:value-type="string" office:string-value="¬" calcext:value-type="string">
            <text:p>¬</text:p>
          </table:table-cell>
          <table:table-cell office:value-type="string" calcext:value-type="string">
            <text:p>U+00a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0</text:p>
          </table:table-cell>
          <table:table-cell table:formula="of:=IF(ISNA(VLOOKUP([.I105];table;3;1));[.C105];VLOOKUP([.I105];table;3;1)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REE SIGN</text:p>
          </table:table-cell>
          <table:table-cell table:number-columns-repeated="2"/>
          <table:table-cell table:formula="of:=UNICHAR(HEX2DEC(MID([.A105];3;4)))" office:value-type="string" office:string-value="°" calcext:value-type="string">
            <text:p>°</text:p>
          </table:table-cell>
          <table:table-cell table:formula="of:=UNICHAR(HEX2DEC(MID([.I10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1</text:p>
          </table:table-cell>
          <table:table-cell table:formula="of:=IF(ISNA(VLOOKUP([.I106];table;3;1));[.C106];VLOOKUP([.I106];table;3;1))"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LUS-MINUS SIGN</text:p>
          </table:table-cell>
          <table:table-cell table:number-columns-repeated="2"/>
          <table:table-cell table:formula="of:=UNICHAR(HEX2DEC(MID([.A106];3;4)))" office:value-type="string" office:string-value="±" calcext:value-type="string">
            <text:p>±</text:p>
          </table:table-cell>
          <table:table-cell table:formula="of:=UNICHAR(HEX2DEC(MID([.I10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2</text:p>
          </table:table-cell>
          <table:table-cell table:formula="of:=IF(ISNA(VLOOKUP([.I107];table;3;1));[.C107];VLOOKUP([.I107];table;3;1)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PERSCRIPT TWO</text:p>
          </table:table-cell>
          <table:table-cell table:number-columns-repeated="2"/>
          <table:table-cell table:formula="of:=UNICHAR(HEX2DEC(MID([.A107];3;4)))" office:value-type="string" office:string-value="²" calcext:value-type="string">
            <text:p>²</text:p>
          </table:table-cell>
          <table:table-cell table:formula="of:=UNICHAR(HEX2DEC(MID([.I1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3</text:p>
          </table:table-cell>
          <table:table-cell table:formula="of:=IF(ISNA(VLOOKUP([.I108];table;3;1));[.C108];VLOOKUP([.I108];table;3;1)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SCRIPT THREE</text:p>
          </table:table-cell>
          <table:table-cell table:number-columns-repeated="2"/>
          <table:table-cell table:formula="of:=UNICHAR(HEX2DEC(MID([.A108];3;4)))" office:value-type="string" office:string-value="³" calcext:value-type="string">
            <text:p>³</text:p>
          </table:table-cell>
          <table:table-cell table:formula="of:=UNICHAR(HEX2DEC(MID([.I1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5</text:p>
          </table:table-cell>
          <table:table-cell table:formula="of:=IF(ISNA(VLOOKUP([.I109];table;3;1));[.C109];VLOOKUP([.I109];table;3;1))"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ICRO SIGN</text:p>
          </table:table-cell>
          <table:table-cell table:number-columns-repeated="2"/>
          <table:table-cell table:formula="of:=UNICHAR(HEX2DEC(MID([.A109];3;4)))" office:value-type="string" office:string-value="µ" calcext:value-type="string">
            <text:p>µ</text:p>
          </table:table-cell>
          <table:table-cell table:formula="of:=UNICHAR(HEX2DEC(MID([.I109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7</text:p>
          </table:table-cell>
          <table:table-cell table:formula="of:=IF(ISNA(VLOOKUP([.I110];table;3;1));[.C110];VLOOKUP([.I110];table;3;1))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DDLE DOT</text:p>
          </table:table-cell>
          <table:table-cell table:number-columns-repeated="2"/>
          <table:table-cell table:formula="of:=UNICHAR(HEX2DEC(MID([.A110];3;4)))" office:value-type="string" office:string-value="·" calcext:value-type="string">
            <text:p>·</text:p>
          </table:table-cell>
          <table:table-cell table:formula="of:=UNICHAR(HEX2DEC(MID([.I11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a</text:p>
          </table:table-cell>
          <table:table-cell table:formula="of:=IF(ISNA(VLOOKUP([.I111];table;3;1));[.C111];VLOOKUP([.I111];table;3;1))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SCULINE ORDINAL INDICATOR</text:p>
          </table:table-cell>
          <table:table-cell table:number-columns-repeated="2"/>
          <table:table-cell table:formula="of:=UNICHAR(HEX2DEC(MID([.A111];3;4)))" office:value-type="string" office:string-value="º" calcext:value-type="string">
            <text:p>º</text:p>
          </table:table-cell>
          <table:table-cell table:formula="of:=UNICHAR(HEX2DEC(MID([.I11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b</text:p>
          </table:table-cell>
          <table:table-cell table:formula="of:=IF(ISNA(VLOOKUP([.I112];table;3;1));[.C112];VLOOKUP([.I112];table;3;1))"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RIGHT-POINTING DOUBLE ANGLE QUOTATION MARK</text:p>
          </table:table-cell>
          <table:table-cell table:number-columns-repeated="2"/>
          <table:table-cell table:formula="of:=UNICHAR(HEX2DEC(MID([.A112];3;4)))" office:value-type="string" office:string-value="»" calcext:value-type="string">
            <text:p>»</text:p>
          </table:table-cell>
          <table:table-cell table:formula="of:=UNICHAR(HEX2DEC(MID([.I112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c</text:p>
          </table:table-cell>
          <table:table-cell table:formula="of:=IF(ISNA(VLOOKUP([.I113];table;3;1));[.C113];VLOOKUP([.I113];table;3;1)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ULGAR FRACTION ONE QUARTER</text:p>
          </table:table-cell>
          <table:table-cell table:number-columns-repeated="2"/>
          <table:table-cell table:formula="of:=UNICHAR(HEX2DEC(MID([.A113];3;4)))" office:value-type="string" office:string-value="¼" calcext:value-type="string">
            <text:p>¼</text:p>
          </table:table-cell>
          <table:table-cell table:formula="of:=UNICHAR(HEX2DEC(MID([.I113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d</text:p>
          </table:table-cell>
          <table:table-cell table:formula="of:=IF(ISNA(VLOOKUP([.I114];table;3;1));[.C114];VLOOKUP([.I114];table;3;1)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LGAR FRACTION ONE HALF</text:p>
          </table:table-cell>
          <table:table-cell table:number-columns-repeated="2"/>
          <table:table-cell table:formula="of:=UNICHAR(HEX2DEC(MID([.A114];3;4)))" office:value-type="string" office:string-value="½" calcext:value-type="string">
            <text:p>½</text:p>
          </table:table-cell>
          <table:table-cell table:formula="of:=UNICHAR(HEX2DEC(MID([.I114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f</text:p>
          </table:table-cell>
          <table:table-cell table:formula="of:=IF(ISNA(VLOOKUP([.I115];table;3;1));[.C115];VLOOKUP([.I115];table;3;1))"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NVERTED QUESTION MARK</text:p>
          </table:table-cell>
          <table:table-cell table:number-columns-repeated="2"/>
          <table:table-cell table:formula="of:=UNICHAR(HEX2DEC(MID([.A115];3;4)))" office:value-type="string" office:string-value="¿" calcext:value-type="string">
            <text:p>¿</text:p>
          </table:table-cell>
          <table:table-cell table:formula="of:=UNICHAR(HEX2DEC(MID([.I115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0</text:p>
          </table:table-cell>
          <table:table-cell table:formula="of:=IF(ISNA(VLOOKUP([.I116];table;3;1));[.C116];VLOOKUP([.I116];table;3;1))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IN CAPITAL LETTER A WITH GRAVE</text:p>
          </table:table-cell>
          <table:table-cell table:number-columns-repeated="2"/>
          <table:table-cell table:formula="of:=UNICHAR(HEX2DEC(MID([.A116];3;4)))" office:value-type="string" office:string-value="À" calcext:value-type="string">
            <text:p>À</text:p>
          </table:table-cell>
          <table:table-cell table:formula="of:=UNICHAR(HEX2DEC(MID([.I11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1</text:p>
          </table:table-cell>
          <table:table-cell table:formula="of:=IF(ISNA(VLOOKUP([.I117];table;3;1));[.C117];VLOOKUP([.I117];table;3;1))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IN CAPITAL LETTER A WITH ACUTE</text:p>
          </table:table-cell>
          <table:table-cell table:number-columns-repeated="2"/>
          <table:table-cell table:formula="of:=UNICHAR(HEX2DEC(MID([.A117];3;4)))" office:value-type="string" office:string-value="Á" calcext:value-type="string">
            <text:p>Á</text:p>
          </table:table-cell>
          <table:table-cell table:formula="of:=UNICHAR(HEX2DEC(MID([.I11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2</text:p>
          </table:table-cell>
          <table:table-cell table:formula="of:=IF(ISNA(VLOOKUP([.I118];table;3;1));[.C118];VLOOKUP([.I118];table;3;1))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2"/>
          <table:table-cell table:formula="of:=UNICHAR(HEX2DEC(MID([.A118];3;4)))" office:value-type="string" office:string-value="Â" calcext:value-type="string">
            <text:p>Â</text:p>
          </table:table-cell>
          <table:table-cell table:formula="of:=UNICHAR(HEX2DEC(MID([.I1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3</text:p>
          </table:table-cell>
          <table:table-cell table:formula="of:=IF(ISNA(VLOOKUP([.I119];table;3;1));[.C119];VLOOKUP([.I119];table;3;1))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IN CAPITAL LETTER A WITH TILDE</text:p>
          </table:table-cell>
          <table:table-cell table:number-columns-repeated="2"/>
          <table:table-cell table:formula="of:=UNICHAR(HEX2DEC(MID([.A119];3;4)))" office:value-type="string" office:string-value="Ã" calcext:value-type="string">
            <text:p>Ã</text:p>
          </table:table-cell>
          <table:table-cell table:formula="of:=UNICHAR(HEX2DEC(MID([.I11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4</text:p>
          </table:table-cell>
          <table:table-cell table:formula="of:=IF(ISNA(VLOOKUP([.I120];table;3;1));[.C120];VLOOKUP([.I120];table;3;1))"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2"/>
          <table:table-cell table:formula="of:=UNICHAR(HEX2DEC(MID([.A120];3;4)))" office:value-type="string" office:string-value="Ä" calcext:value-type="string">
            <text:p>Ä</text:p>
          </table:table-cell>
          <table:table-cell table:formula="of:=UNICHAR(HEX2DEC(MID([.I12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5</text:p>
          </table:table-cell>
          <table:table-cell table:formula="of:=IF(ISNA(VLOOKUP([.I121];table;3;1));[.C121];VLOOKUP([.I121];table;3;1))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2"/>
          <table:table-cell table:formula="of:=UNICHAR(HEX2DEC(MID([.A121];3;4)))" office:value-type="string" office:string-value="Å" calcext:value-type="string">
            <text:p>Å</text:p>
          </table:table-cell>
          <table:table-cell table:formula="of:=UNICHAR(HEX2DEC(MID([.I12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6</text:p>
          </table:table-cell>
          <table:table-cell table:formula="of:=IF(ISNA(VLOOKUP([.I122];table;3;1));[.C122];VLOOKUP([.I122];table;3;1))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IN CAPITAL LETTER AE</text:p>
          </table:table-cell>
          <table:table-cell table:number-columns-repeated="2"/>
          <table:table-cell table:formula="of:=UNICHAR(HEX2DEC(MID([.A122];3;4)))" office:value-type="string" office:string-value="Æ" calcext:value-type="string">
            <text:p>Æ</text:p>
          </table:table-cell>
          <table:table-cell table:formula="of:=UNICHAR(HEX2DEC(MID([.I12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7</text:p>
          </table:table-cell>
          <table:table-cell table:formula="of:=IF(ISNA(VLOOKUP([.I123];table;3;1));[.C123];VLOOKUP([.I123];table;3;1))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TIN CAPITAL LETTER C WITH CEDILLA</text:p>
          </table:table-cell>
          <table:table-cell table:number-columns-repeated="2"/>
          <table:table-cell table:formula="of:=UNICHAR(HEX2DEC(MID([.A123];3;4)))" office:value-type="string" office:string-value="Ç" calcext:value-type="string">
            <text:p>Ç</text:p>
          </table:table-cell>
          <table:table-cell table:formula="of:=UNICHAR(HEX2DEC(MID([.I123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8</text:p>
          </table:table-cell>
          <table:table-cell table:formula="of:=IF(ISNA(VLOOKUP([.I124];table;3;1));[.C124];VLOOKUP([.I124];table;3;1))"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IN CAPITAL LETTER E WITH GRAVE</text:p>
          </table:table-cell>
          <table:table-cell table:number-columns-repeated="2"/>
          <table:table-cell table:formula="of:=UNICHAR(HEX2DEC(MID([.A124];3;4)))" office:value-type="string" office:string-value="È" calcext:value-type="string">
            <text:p>È</text:p>
          </table:table-cell>
          <table:table-cell table:formula="of:=UNICHAR(HEX2DEC(MID([.I12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9</text:p>
          </table:table-cell>
          <table:table-cell table:formula="of:=IF(ISNA(VLOOKUP([.I125];table;3;1));[.C125];VLOOKUP([.I125];table;3;1))"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 CAPITAL LETTER E WITH ACUTE</text:p>
          </table:table-cell>
          <table:table-cell table:number-columns-repeated="2"/>
          <table:table-cell table:formula="of:=UNICHAR(HEX2DEC(MID([.A125];3;4)))" office:value-type="string" office:string-value="É" calcext:value-type="string">
            <text:p>É</text:p>
          </table:table-cell>
          <table:table-cell table:formula="of:=UNICHAR(HEX2DEC(MID([.I12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a</text:p>
          </table:table-cell>
          <table:table-cell table:formula="of:=IF(ISNA(VLOOKUP([.I126];table;3;1));[.C126];VLOOKUP([.I126];table;3;1))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2"/>
          <table:table-cell table:formula="of:=UNICHAR(HEX2DEC(MID([.A126];3;4)))" office:value-type="string" office:string-value="Ê" calcext:value-type="string">
            <text:p>Ê</text:p>
          </table:table-cell>
          <table:table-cell table:formula="of:=UNICHAR(HEX2DEC(MID([.I12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b</text:p>
          </table:table-cell>
          <table:table-cell table:formula="of:=IF(ISNA(VLOOKUP([.I127];table;3;1));[.C127];VLOOKUP([.I127];table;3;1))"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2"/>
          <table:table-cell table:formula="of:=UNICHAR(HEX2DEC(MID([.A127];3;4)))" office:value-type="string" office:string-value="Ë" calcext:value-type="string">
            <text:p>Ë</text:p>
          </table:table-cell>
          <table:table-cell table:formula="of:=UNICHAR(HEX2DEC(MID([.I1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c</text:p>
          </table:table-cell>
          <table:table-cell table:formula="of:=IF(ISNA(VLOOKUP([.I128];table;3;1));[.C128];VLOOKUP([.I128];table;3;1))"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IN CAPITAL LETTER I WITH GRAVE</text:p>
          </table:table-cell>
          <table:table-cell table:number-columns-repeated="2"/>
          <table:table-cell table:formula="of:=UNICHAR(HEX2DEC(MID([.A128];3;4)))" office:value-type="string" office:string-value="Ì" calcext:value-type="string">
            <text:p>Ì</text:p>
          </table:table-cell>
          <table:table-cell table:formula="of:=UNICHAR(HEX2DEC(MID([.I12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d</text:p>
          </table:table-cell>
          <table:table-cell table:formula="of:=IF(ISNA(VLOOKUP([.I129];table;3;1));[.C129];VLOOKUP([.I129];table;3;1))"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IN CAPITAL LETTER I WITH ACUTE</text:p>
          </table:table-cell>
          <table:table-cell table:number-columns-repeated="2"/>
          <table:table-cell table:formula="of:=UNICHAR(HEX2DEC(MID([.A129];3;4)))" office:value-type="string" office:string-value="Í" calcext:value-type="string">
            <text:p>Í</text:p>
          </table:table-cell>
          <table:table-cell table:formula="of:=UNICHAR(HEX2DEC(MID([.I12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e</text:p>
          </table:table-cell>
          <table:table-cell table:formula="of:=IF(ISNA(VLOOKUP([.I130];table;3;1));[.C130];VLOOKUP([.I130];table;3;1))"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2"/>
          <table:table-cell table:formula="of:=UNICHAR(HEX2DEC(MID([.A130];3;4)))" office:value-type="string" office:string-value="Î" calcext:value-type="string">
            <text:p>Î</text:p>
          </table:table-cell>
          <table:table-cell table:formula="of:=UNICHAR(HEX2DEC(MID([.I13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f</text:p>
          </table:table-cell>
          <table:table-cell table:formula="of:=IF(ISNA(VLOOKUP([.I131];table;3;1));[.C131];VLOOKUP([.I131];table;3;1))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2"/>
          <table:table-cell table:formula="of:=UNICHAR(HEX2DEC(MID([.A131];3;4)))" office:value-type="string" office:string-value="Ï" calcext:value-type="string">
            <text:p>Ï</text:p>
          </table:table-cell>
          <table:table-cell table:formula="of:=UNICHAR(HEX2DEC(MID([.I1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0</text:p>
          </table:table-cell>
          <table:table-cell table:formula="of:=IF(ISNA(VLOOKUP([.I132];table;3;1));[.C132];VLOOKUP([.I132];table;3;1))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IN CAPITAL LETTER ETH</text:p>
          </table:table-cell>
          <table:table-cell table:number-columns-repeated="2"/>
          <table:table-cell table:formula="of:=UNICHAR(HEX2DEC(MID([.A132];3;4)))" office:value-type="string" office:string-value="Ð" calcext:value-type="string">
            <text:p>Ð</text:p>
          </table:table-cell>
          <table:table-cell table:formula="of:=UNICHAR(HEX2DEC(MID([.I13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1</text:p>
          </table:table-cell>
          <table:table-cell table:formula="of:=IF(ISNA(VLOOKUP([.I133];table;3;1));[.C133];VLOOKUP([.I133];table;3;1))"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IN CAPITAL LETTER N WITH TILDE</text:p>
          </table:table-cell>
          <table:table-cell table:number-columns-repeated="2"/>
          <table:table-cell table:formula="of:=UNICHAR(HEX2DEC(MID([.A133];3;4)))" office:value-type="string" office:string-value="Ñ" calcext:value-type="string">
            <text:p>Ñ</text:p>
          </table:table-cell>
          <table:table-cell table:formula="of:=UNICHAR(HEX2DEC(MID([.I13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2</text:p>
          </table:table-cell>
          <table:table-cell table:formula="of:=IF(ISNA(VLOOKUP([.I134];table;3;1));[.C134];VLOOKUP([.I134];table;3;1))"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IN CAPITAL LETTER O WITH GRAVE</text:p>
          </table:table-cell>
          <table:table-cell table:number-columns-repeated="2"/>
          <table:table-cell table:formula="of:=UNICHAR(HEX2DEC(MID([.A134];3;4)))" office:value-type="string" office:string-value="Ò" calcext:value-type="string">
            <text:p>Ò</text:p>
          </table:table-cell>
          <table:table-cell table:formula="of:=UNICHAR(HEX2DEC(MID([.I13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3</text:p>
          </table:table-cell>
          <table:table-cell table:formula="of:=IF(ISNA(VLOOKUP([.I135];table;3;1));[.C135];VLOOKUP([.I135];table;3;1))"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IN CAPITAL LETTER O WITH ACUTE</text:p>
          </table:table-cell>
          <table:table-cell table:number-columns-repeated="2"/>
          <table:table-cell table:formula="of:=UNICHAR(HEX2DEC(MID([.A135];3;4)))" office:value-type="string" office:string-value="Ó" calcext:value-type="string">
            <text:p>Ó</text:p>
          </table:table-cell>
          <table:table-cell table:formula="of:=UNICHAR(HEX2DEC(MID([.I13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4</text:p>
          </table:table-cell>
          <table:table-cell table:formula="of:=IF(ISNA(VLOOKUP([.I136];table;3;1));[.C136];VLOOKUP([.I136];table;3;1))"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2"/>
          <table:table-cell table:formula="of:=UNICHAR(HEX2DEC(MID([.A136];3;4)))" office:value-type="string" office:string-value="Ô" calcext:value-type="string">
            <text:p>Ô</text:p>
          </table:table-cell>
          <table:table-cell table:formula="of:=UNICHAR(HEX2DEC(MID([.I13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5</text:p>
          </table:table-cell>
          <table:table-cell table:formula="of:=IF(ISNA(VLOOKUP([.I137];table;3;1));[.C137];VLOOKUP([.I137];table;3;1))"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IN CAPITAL LETTER O WITH TILDE</text:p>
          </table:table-cell>
          <table:table-cell table:number-columns-repeated="2"/>
          <table:table-cell table:formula="of:=UNICHAR(HEX2DEC(MID([.A137];3;4)))" office:value-type="string" office:string-value="Õ" calcext:value-type="string">
            <text:p>Õ</text:p>
          </table:table-cell>
          <table:table-cell table:formula="of:=UNICHAR(HEX2DEC(MID([.I1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6</text:p>
          </table:table-cell>
          <table:table-cell table:formula="of:=IF(ISNA(VLOOKUP([.I138];table;3;1));[.C138];VLOOKUP([.I138];table;3;1))"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2"/>
          <table:table-cell table:formula="of:=UNICHAR(HEX2DEC(MID([.A138];3;4)))" office:value-type="string" office:string-value="Ö" calcext:value-type="string">
            <text:p>Ö</text:p>
          </table:table-cell>
          <table:table-cell table:formula="of:=UNICHAR(HEX2DEC(MID([.I1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7</text:p>
          </table:table-cell>
          <table:table-cell table:formula="of:=IF(ISNA(VLOOKUP([.I139];table;3;1));[.C139];VLOOKUP([.I139];table;3;1))" office:value-type="float" office:value="438" calcext:value-type="float">
            <text:p>4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ULTIPLICATION SIGN</text:p>
          </table:table-cell>
          <table:table-cell table:number-columns-repeated="2"/>
          <table:table-cell table:formula="of:=UNICHAR(HEX2DEC(MID([.A139];3;4)))" office:value-type="string" office:string-value="×" calcext:value-type="string">
            <text:p>×</text:p>
          </table:table-cell>
          <table:table-cell table:formula="of:=UNICHAR(HEX2DEC(MID([.I139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8</text:p>
          </table:table-cell>
          <table:table-cell table:formula="of:=IF(ISNA(VLOOKUP([.I140];table;3;1));[.C140];VLOOKUP([.I140];table;3;1))"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IN CAPITAL LETTER O WITH STROKE</text:p>
          </table:table-cell>
          <table:table-cell table:number-columns-repeated="2"/>
          <table:table-cell table:formula="of:=UNICHAR(HEX2DEC(MID([.A140];3;4)))" office:value-type="string" office:string-value="Ø" calcext:value-type="string">
            <text:p>Ø</text:p>
          </table:table-cell>
          <table:table-cell table:formula="of:=UNICHAR(HEX2DEC(MID([.I14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9</text:p>
          </table:table-cell>
          <table:table-cell table:formula="of:=IF(ISNA(VLOOKUP([.I141];table;3;1));[.C141];VLOOKUP([.I141];table;3;1))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ATIN CAPITAL LETTER U WITH GRAVE</text:p>
          </table:table-cell>
          <table:table-cell table:number-columns-repeated="2"/>
          <table:table-cell table:formula="of:=UNICHAR(HEX2DEC(MID([.A141];3;4)))" office:value-type="string" office:string-value="Ù" calcext:value-type="string">
            <text:p>Ù</text:p>
          </table:table-cell>
          <table:table-cell table:formula="of:=UNICHAR(HEX2DEC(MID([.I14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a</text:p>
          </table:table-cell>
          <table:table-cell table:formula="of:=IF(ISNA(VLOOKUP([.I142];table;3;1));[.C142];VLOOKUP([.I142];table;3;1))"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TIN CAPITAL LETTER U WITH ACUTE</text:p>
          </table:table-cell>
          <table:table-cell table:number-columns-repeated="2"/>
          <table:table-cell table:formula="of:=UNICHAR(HEX2DEC(MID([.A142];3;4)))" office:value-type="string" office:string-value="Ú" calcext:value-type="string">
            <text:p>Ú</text:p>
          </table:table-cell>
          <table:table-cell table:formula="of:=UNICHAR(HEX2DEC(MID([.I14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b</text:p>
          </table:table-cell>
          <table:table-cell table:formula="of:=IF(ISNA(VLOOKUP([.I143];table;3;1));[.C143];VLOOKUP([.I143];table;3;1))"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2"/>
          <table:table-cell table:formula="of:=UNICHAR(HEX2DEC(MID([.A143];3;4)))" office:value-type="string" office:string-value="Û" calcext:value-type="string">
            <text:p>Û</text:p>
          </table:table-cell>
          <table:table-cell table:formula="of:=UNICHAR(HEX2DEC(MID([.I1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c</text:p>
          </table:table-cell>
          <table:table-cell table:formula="of:=IF(ISNA(VLOOKUP([.I144];table;3;1));[.C144];VLOOKUP([.I144];table;3;1))"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2"/>
          <table:table-cell table:formula="of:=UNICHAR(HEX2DEC(MID([.A144];3;4)))" office:value-type="string" office:string-value="Ü" calcext:value-type="string">
            <text:p>Ü</text:p>
          </table:table-cell>
          <table:table-cell table:formula="of:=UNICHAR(HEX2DEC(MID([.I1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d</text:p>
          </table:table-cell>
          <table:table-cell table:formula="of:=IF(ISNA(VLOOKUP([.I145];table;3;1));[.C145];VLOOKUP([.I145];table;3;1))"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ATIN CAPITAL LETTER Y WITH ACUTE</text:p>
          </table:table-cell>
          <table:table-cell table:number-columns-repeated="2"/>
          <table:table-cell table:formula="of:=UNICHAR(HEX2DEC(MID([.A145];3;4)))" office:value-type="string" office:string-value="Ý" calcext:value-type="string">
            <text:p>Ý</text:p>
          </table:table-cell>
          <table:table-cell table:formula="of:=UNICHAR(HEX2DEC(MID([.I14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f</text:p>
          </table:table-cell>
          <table:table-cell table:formula="of:=IF(ISNA(VLOOKUP([.I146];table;3;1));[.C146];VLOOKUP([.I146];table;3;1))"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ATIN SMALL LETTER SHARP S</text:p>
          </table:table-cell>
          <table:table-cell table:number-columns-repeated="2"/>
          <table:table-cell table:formula="of:=UNICHAR(HEX2DEC(MID([.A146];3;4)))" office:value-type="string" office:string-value="ß" calcext:value-type="string">
            <text:p>ß</text:p>
          </table:table-cell>
          <table:table-cell table:formula="of:=UNICHAR(HEX2DEC(MID([.I14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0</text:p>
          </table:table-cell>
          <table:table-cell table:formula="of:=IF(ISNA(VLOOKUP([.I147];table;3;1));[.C147];VLOOKUP([.I147];table;3;1)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IN SMALL LETTER A WITH GRAVE</text:p>
          </table:table-cell>
          <table:table-cell table:number-columns-repeated="2"/>
          <table:table-cell table:formula="of:=UNICHAR(HEX2DEC(MID([.A147];3;4)))" office:value-type="string" office:string-value="à" calcext:value-type="string">
            <text:p>à</text:p>
          </table:table-cell>
          <table:table-cell table:formula="of:=UNICHAR(HEX2DEC(MID([.I14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1</text:p>
          </table:table-cell>
          <table:table-cell table:formula="of:=IF(ISNA(VLOOKUP([.I148];table;3;1));[.C148];VLOOKUP([.I148];table;3;1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IN SMALL LETTER A WITH ACUTE</text:p>
          </table:table-cell>
          <table:table-cell table:number-columns-repeated="2"/>
          <table:table-cell table:formula="of:=UNICHAR(HEX2DEC(MID([.A148];3;4)))" office:value-type="string" office:string-value="á" calcext:value-type="string">
            <text:p>á</text:p>
          </table:table-cell>
          <table:table-cell table:formula="of:=UNICHAR(HEX2DEC(MID([.I14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2</text:p>
          </table:table-cell>
          <table:table-cell table:formula="of:=IF(ISNA(VLOOKUP([.I149];table;3;1));[.C149];VLOOKUP([.I149];table;3;1))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IN SMALL LETTER A WITH CIRCUMFLEX</text:p>
          </table:table-cell>
          <table:table-cell table:number-columns-repeated="2"/>
          <table:table-cell table:formula="of:=UNICHAR(HEX2DEC(MID([.A149];3;4)))" office:value-type="string" office:string-value="â" calcext:value-type="string">
            <text:p>â</text:p>
          </table:table-cell>
          <table:table-cell table:formula="of:=UNICHAR(HEX2DEC(MID([.I1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3</text:p>
          </table:table-cell>
          <table:table-cell table:formula="of:=IF(ISNA(VLOOKUP([.I150];table;3;1));[.C150];VLOOKUP([.I150];table;3;1))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IN SMALL LETTER A WITH TILDE</text:p>
          </table:table-cell>
          <table:table-cell table:number-columns-repeated="2"/>
          <table:table-cell table:formula="of:=UNICHAR(HEX2DEC(MID([.A150];3;4)))" office:value-type="string" office:string-value="ã" calcext:value-type="string">
            <text:p>ã</text:p>
          </table:table-cell>
          <table:table-cell table:formula="of:=UNICHAR(HEX2DEC(MID([.I1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4</text:p>
          </table:table-cell>
          <table:table-cell table:formula="of:=IF(ISNA(VLOOKUP([.I151];table;3;1));[.C151];VLOOKUP([.I151];table;3;1))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IN SMALL LETTER A WITH DIAERESIS</text:p>
          </table:table-cell>
          <table:table-cell table:number-columns-repeated="2"/>
          <table:table-cell table:formula="of:=UNICHAR(HEX2DEC(MID([.A151];3;4)))" office:value-type="string" office:string-value="ä" calcext:value-type="string">
            <text:p>ä</text:p>
          </table:table-cell>
          <table:table-cell table:formula="of:=UNICHAR(HEX2DEC(MID([.I15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5</text:p>
          </table:table-cell>
          <table:table-cell table:formula="of:=IF(ISNA(VLOOKUP([.I152];table;3;1));[.C152];VLOOKUP([.I152];table;3;1))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IN SMALL LETTER A WITH RING ABOVE</text:p>
          </table:table-cell>
          <table:table-cell table:number-columns-repeated="2"/>
          <table:table-cell table:formula="of:=UNICHAR(HEX2DEC(MID([.A152];3;4)))" office:value-type="string" office:string-value="å" calcext:value-type="string">
            <text:p>å</text:p>
          </table:table-cell>
          <table:table-cell table:formula="of:=UNICHAR(HEX2DEC(MID([.I15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6</text:p>
          </table:table-cell>
          <table:table-cell table:formula="of:=IF(ISNA(VLOOKUP([.I153];table;3;1));[.C153];VLOOKUP([.I153];table;3;1))"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IN SMALL LETTER AE</text:p>
          </table:table-cell>
          <table:table-cell table:number-columns-repeated="2"/>
          <table:table-cell table:formula="of:=UNICHAR(HEX2DEC(MID([.A153];3;4)))" office:value-type="string" office:string-value="æ" calcext:value-type="string">
            <text:p>æ</text:p>
          </table:table-cell>
          <table:table-cell table:formula="of:=UNICHAR(HEX2DEC(MID([.I15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7</text:p>
          </table:table-cell>
          <table:table-cell table:formula="of:=IF(ISNA(VLOOKUP([.I154];table;3;1));[.C154];VLOOKUP([.I154];table;3;1))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IN SMALL LETTER C WITH CEDILLA</text:p>
          </table:table-cell>
          <table:table-cell table:number-columns-repeated="2"/>
          <table:table-cell table:formula="of:=UNICHAR(HEX2DEC(MID([.A154];3;4)))" office:value-type="string" office:string-value="ç" calcext:value-type="string">
            <text:p>ç</text:p>
          </table:table-cell>
          <table:table-cell table:formula="of:=UNICHAR(HEX2DEC(MID([.I15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8</text:p>
          </table:table-cell>
          <table:table-cell table:formula="of:=IF(ISNA(VLOOKUP([.I155];table;3;1));[.C155];VLOOKUP([.I155];table;3;1))"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IN SMALL LETTER E WITH GRAVE</text:p>
          </table:table-cell>
          <table:table-cell table:number-columns-repeated="2"/>
          <table:table-cell table:formula="of:=UNICHAR(HEX2DEC(MID([.A155];3;4)))" office:value-type="string" office:string-value="è" calcext:value-type="string">
            <text:p>è</text:p>
          </table:table-cell>
          <table:table-cell table:formula="of:=UNICHAR(HEX2DEC(MID([.I15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9</text:p>
          </table:table-cell>
          <table:table-cell table:formula="of:=IF(ISNA(VLOOKUP([.I156];table;3;1));[.C156];VLOOKUP([.I156];table;3;1))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IN SMALL LETTER E WITH ACUTE</text:p>
          </table:table-cell>
          <table:table-cell table:number-columns-repeated="2"/>
          <table:table-cell table:formula="of:=UNICHAR(HEX2DEC(MID([.A156];3;4)))" office:value-type="string" office:string-value="é" calcext:value-type="string">
            <text:p>é</text:p>
          </table:table-cell>
          <table:table-cell table:formula="of:=UNICHAR(HEX2DEC(MID([.I15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a</text:p>
          </table:table-cell>
          <table:table-cell table:formula="of:=IF(ISNA(VLOOKUP([.I157];table;3;1));[.C157];VLOOKUP([.I157];table;3;1))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IN SMALL LETTER E WITH CIRCUMFLEX</text:p>
          </table:table-cell>
          <table:table-cell table:number-columns-repeated="2"/>
          <table:table-cell table:formula="of:=UNICHAR(HEX2DEC(MID([.A157];3;4)))" office:value-type="string" office:string-value="ê" calcext:value-type="string">
            <text:p>ê</text:p>
          </table:table-cell>
          <table:table-cell table:formula="of:=UNICHAR(HEX2DEC(MID([.I15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b</text:p>
          </table:table-cell>
          <table:table-cell table:formula="of:=IF(ISNA(VLOOKUP([.I158];table;3;1));[.C158];VLOOKUP([.I158];table;3;1))"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IN SMALL LETTER E WITH DIAERESIS</text:p>
          </table:table-cell>
          <table:table-cell table:number-columns-repeated="2"/>
          <table:table-cell table:formula="of:=UNICHAR(HEX2DEC(MID([.A158];3;4)))" office:value-type="string" office:string-value="ë" calcext:value-type="string">
            <text:p>ë</text:p>
          </table:table-cell>
          <table:table-cell table:formula="of:=UNICHAR(HEX2DEC(MID([.I1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c</text:p>
          </table:table-cell>
          <table:table-cell table:formula="of:=IF(ISNA(VLOOKUP([.I159];table;3;1));[.C159];VLOOKUP([.I159];table;3;1))"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IN SMALL LETTER I WITH GRAVE</text:p>
          </table:table-cell>
          <table:table-cell table:number-columns-repeated="2"/>
          <table:table-cell table:formula="of:=UNICHAR(HEX2DEC(MID([.A159];3;4)))" office:value-type="string" office:string-value="ì" calcext:value-type="string">
            <text:p>ì</text:p>
          </table:table-cell>
          <table:table-cell table:formula="of:=UNICHAR(HEX2DEC(MID([.I15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d</text:p>
          </table:table-cell>
          <table:table-cell table:formula="of:=IF(ISNA(VLOOKUP([.I160];table;3;1));[.C160];VLOOKUP([.I160];table;3;1))"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IN SMALL LETTER I WITH ACUTE</text:p>
          </table:table-cell>
          <table:table-cell table:number-columns-repeated="2"/>
          <table:table-cell table:formula="of:=UNICHAR(HEX2DEC(MID([.A160];3;4)))" office:value-type="string" office:string-value="í" calcext:value-type="string">
            <text:p>í</text:p>
          </table:table-cell>
          <table:table-cell table:formula="of:=UNICHAR(HEX2DEC(MID([.I16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e</text:p>
          </table:table-cell>
          <table:table-cell table:formula="of:=IF(ISNA(VLOOKUP([.I161];table;3;1));[.C161];VLOOKUP([.I161];table;3;1))"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IN SMALL LETTER I WITH CIRCUMFLEX</text:p>
          </table:table-cell>
          <table:table-cell table:number-columns-repeated="2"/>
          <table:table-cell table:formula="of:=UNICHAR(HEX2DEC(MID([.A161];3;4)))" office:value-type="string" office:string-value="î" calcext:value-type="string">
            <text:p>î</text:p>
          </table:table-cell>
          <table:table-cell table:formula="of:=UNICHAR(HEX2DEC(MID([.I16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f</text:p>
          </table:table-cell>
          <table:table-cell table:formula="of:=IF(ISNA(VLOOKUP([.I162];table;3;1));[.C162];VLOOKUP([.I162];table;3;1))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IN SMALL LETTER I WITH DIAERESIS</text:p>
          </table:table-cell>
          <table:table-cell table:number-columns-repeated="2"/>
          <table:table-cell table:formula="of:=UNICHAR(HEX2DEC(MID([.A162];3;4)))" office:value-type="string" office:string-value="ï" calcext:value-type="string">
            <text:p>ï</text:p>
          </table:table-cell>
          <table:table-cell table:formula="of:=UNICHAR(HEX2DEC(MID([.I16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0</text:p>
          </table:table-cell>
          <table:table-cell table:formula="of:=IF(ISNA(VLOOKUP([.I163];table;3;1));[.C163];VLOOKUP([.I163];table;3;1))"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IN SMALL LETTER ETH</text:p>
          </table:table-cell>
          <table:table-cell table:number-columns-repeated="2"/>
          <table:table-cell table:formula="of:=UNICHAR(HEX2DEC(MID([.A163];3;4)))" office:value-type="string" office:string-value="ð" calcext:value-type="string">
            <text:p>ð</text:p>
          </table:table-cell>
          <table:table-cell table:formula="of:=UNICHAR(HEX2DEC(MID([.I16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1</text:p>
          </table:table-cell>
          <table:table-cell table:formula="of:=IF(ISNA(VLOOKUP([.I164];table;3;1));[.C164];VLOOKUP([.I164];table;3;1))"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IN SMALL LETTER N WITH TILDE</text:p>
          </table:table-cell>
          <table:table-cell table:number-columns-repeated="2"/>
          <table:table-cell table:formula="of:=UNICHAR(HEX2DEC(MID([.A164];3;4)))" office:value-type="string" office:string-value="ñ" calcext:value-type="string">
            <text:p>ñ</text:p>
          </table:table-cell>
          <table:table-cell table:formula="of:=UNICHAR(HEX2DEC(MID([.I164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2</text:p>
          </table:table-cell>
          <table:table-cell table:formula="of:=IF(ISNA(VLOOKUP([.I165];table;3;1));[.C165];VLOOKUP([.I165];table;3;1))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IN SMALL LETTER O WITH GRAVE</text:p>
          </table:table-cell>
          <table:table-cell table:number-columns-repeated="2"/>
          <table:table-cell table:formula="of:=UNICHAR(HEX2DEC(MID([.A165];3;4)))" office:value-type="string" office:string-value="ò" calcext:value-type="string">
            <text:p>ò</text:p>
          </table:table-cell>
          <table:table-cell table:formula="of:=UNICHAR(HEX2DEC(MID([.I16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3</text:p>
          </table:table-cell>
          <table:table-cell table:formula="of:=IF(ISNA(VLOOKUP([.I166];table;3;1));[.C166];VLOOKUP([.I166];table;3;1))"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IN SMALL LETTER O WITH ACUTE</text:p>
          </table:table-cell>
          <table:table-cell table:number-columns-repeated="2"/>
          <table:table-cell table:formula="of:=UNICHAR(HEX2DEC(MID([.A166];3;4)))" office:value-type="string" office:string-value="ó" calcext:value-type="string">
            <text:p>ó</text:p>
          </table:table-cell>
          <table:table-cell table:formula="of:=UNICHAR(HEX2DEC(MID([.I16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4</text:p>
          </table:table-cell>
          <table:table-cell table:formula="of:=IF(ISNA(VLOOKUP([.I167];table;3;1));[.C167];VLOOKUP([.I167];table;3;1))"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IN SMALL LETTER O WITH CIRCUMFLEX</text:p>
          </table:table-cell>
          <table:table-cell table:number-columns-repeated="2"/>
          <table:table-cell table:formula="of:=UNICHAR(HEX2DEC(MID([.A167];3;4)))" office:value-type="string" office:string-value="ô" calcext:value-type="string">
            <text:p>ô</text:p>
          </table:table-cell>
          <table:table-cell table:formula="of:=UNICHAR(HEX2DEC(MID([.I16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5</text:p>
          </table:table-cell>
          <table:table-cell table:formula="of:=IF(ISNA(VLOOKUP([.I168];table;3;1));[.C168];VLOOKUP([.I168];table;3;1))"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IN SMALL LETTER O WITH TILDE</text:p>
          </table:table-cell>
          <table:table-cell table:number-columns-repeated="2"/>
          <table:table-cell table:formula="of:=UNICHAR(HEX2DEC(MID([.A168];3;4)))" office:value-type="string" office:string-value="õ" calcext:value-type="string">
            <text:p>õ</text:p>
          </table:table-cell>
          <table:table-cell table:formula="of:=UNICHAR(HEX2DEC(MID([.I16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6</text:p>
          </table:table-cell>
          <table:table-cell table:formula="of:=IF(ISNA(VLOOKUP([.I169];table;3;1));[.C169];VLOOKUP([.I169];table;3;1))"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IN SMALL LETTER O WITH DIAERESIS</text:p>
          </table:table-cell>
          <table:table-cell table:number-columns-repeated="2"/>
          <table:table-cell table:formula="of:=UNICHAR(HEX2DEC(MID([.A169];3;4)))" office:value-type="string" office:string-value="ö" calcext:value-type="string">
            <text:p>ö</text:p>
          </table:table-cell>
          <table:table-cell table:formula="of:=UNICHAR(HEX2DEC(MID([.I16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7</text:p>
          </table:table-cell>
          <table:table-cell table:formula="of:=IF(ISNA(VLOOKUP([.I170];table;3;1));[.C170];VLOOKUP([.I170];table;3;1))"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IVISION SIGN</text:p>
          </table:table-cell>
          <table:table-cell table:number-columns-repeated="2"/>
          <table:table-cell table:formula="of:=UNICHAR(HEX2DEC(MID([.A170];3;4)))" office:value-type="string" office:string-value="÷" calcext:value-type="string">
            <text:p>÷</text:p>
          </table:table-cell>
          <table:table-cell table:formula="of:=UNICHAR(HEX2DEC(MID([.I170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8</text:p>
          </table:table-cell>
          <table:table-cell table:formula="of:=IF(ISNA(VLOOKUP([.I171];table;3;1));[.C171];VLOOKUP([.I171];table;3;1))"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IN SMALL LETTER O WITH STROKE</text:p>
          </table:table-cell>
          <table:table-cell table:number-columns-repeated="2"/>
          <table:table-cell table:formula="of:=UNICHAR(HEX2DEC(MID([.A171];3;4)))" office:value-type="string" office:string-value="ø" calcext:value-type="string">
            <text:p>ø</text:p>
          </table:table-cell>
          <table:table-cell table:formula="of:=UNICHAR(HEX2DEC(MID([.I17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9</text:p>
          </table:table-cell>
          <table:table-cell table:formula="of:=IF(ISNA(VLOOKUP([.I172];table;3;1));[.C172];VLOOKUP([.I172];table;3;1))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ATIN SMALL LETTER U WITH GRAVE</text:p>
          </table:table-cell>
          <table:table-cell table:number-columns-repeated="2"/>
          <table:table-cell table:formula="of:=UNICHAR(HEX2DEC(MID([.A172];3;4)))" office:value-type="string" office:string-value="ù" calcext:value-type="string">
            <text:p>ù</text:p>
          </table:table-cell>
          <table:table-cell table:formula="of:=UNICHAR(HEX2DEC(MID([.I17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a</text:p>
          </table:table-cell>
          <table:table-cell table:formula="of:=IF(ISNA(VLOOKUP([.I173];table;3;1));[.C173];VLOOKUP([.I173];table;3;1))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ATIN SMALL LETTER U WITH ACUTE</text:p>
          </table:table-cell>
          <table:table-cell table:number-columns-repeated="2"/>
          <table:table-cell table:formula="of:=UNICHAR(HEX2DEC(MID([.A173];3;4)))" office:value-type="string" office:string-value="ú" calcext:value-type="string">
            <text:p>ú</text:p>
          </table:table-cell>
          <table:table-cell table:formula="of:=UNICHAR(HEX2DEC(MID([.I17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b</text:p>
          </table:table-cell>
          <table:table-cell table:formula="of:=IF(ISNA(VLOOKUP([.I174];table;3;1));[.C174];VLOOKUP([.I174];table;3;1))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ATIN SMALL LETTER U WITH CIRCUMFLEX</text:p>
          </table:table-cell>
          <table:table-cell table:number-columns-repeated="2"/>
          <table:table-cell table:formula="of:=UNICHAR(HEX2DEC(MID([.A174];3;4)))" office:value-type="string" office:string-value="û" calcext:value-type="string">
            <text:p>û</text:p>
          </table:table-cell>
          <table:table-cell table:formula="of:=UNICHAR(HEX2DEC(MID([.I17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c</text:p>
          </table:table-cell>
          <table:table-cell table:formula="of:=IF(ISNA(VLOOKUP([.I175];table;3;1));[.C175];VLOOKUP([.I175];table;3;1))"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ATIN SMALL LETTER U WITH DIAERESIS</text:p>
          </table:table-cell>
          <table:table-cell table:number-columns-repeated="2"/>
          <table:table-cell table:formula="of:=UNICHAR(HEX2DEC(MID([.A175];3;4)))" office:value-type="string" office:string-value="ü" calcext:value-type="string">
            <text:p>ü</text:p>
          </table:table-cell>
          <table:table-cell table:formula="of:=UNICHAR(HEX2DEC(MID([.I17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d</text:p>
          </table:table-cell>
          <table:table-cell table:formula="of:=IF(ISNA(VLOOKUP([.I176];table;3;1));[.C176];VLOOKUP([.I176];table;3;1))"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TIN SMALL LETTER Y WITH ACUTE</text:p>
          </table:table-cell>
          <table:table-cell table:number-columns-repeated="2"/>
          <table:table-cell table:formula="of:=UNICHAR(HEX2DEC(MID([.A176];3;4)))" office:value-type="string" office:string-value="ý" calcext:value-type="string">
            <text:p>ý</text:p>
          </table:table-cell>
          <table:table-cell table:formula="of:=UNICHAR(HEX2DEC(MID([.I17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f</text:p>
          </table:table-cell>
          <table:table-cell table:formula="of:=IF(ISNA(VLOOKUP([.I177];table;3;1));[.C177];VLOOKUP([.I177];table;3;1))"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ATIN SMALL LETTER Y WITH DIAERESIS</text:p>
          </table:table-cell>
          <table:table-cell table:number-columns-repeated="2"/>
          <table:table-cell table:formula="of:=UNICHAR(HEX2DEC(MID([.A177];3;4)))" office:value-type="string" office:string-value="ÿ" calcext:value-type="string">
            <text:p>ÿ</text:p>
          </table:table-cell>
          <table:table-cell table:formula="of:=UNICHAR(HEX2DEC(MID([.I17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0</text:p>
          </table:table-cell>
          <table:table-cell table:formula="of:=IF(ISNA(VLOOKUP([.I178];table;3;1));[.C178];VLOOKUP([.I178];table;3;1))"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IN CAPITAL LETTER A WITH MACRON</text:p>
          </table:table-cell>
          <table:table-cell table:number-columns-repeated="2"/>
          <table:table-cell table:formula="of:=UNICHAR(HEX2DEC(MID([.A178];3;4)))" office:value-type="string" office:string-value="Ā" calcext:value-type="string">
            <text:p>Ā</text:p>
          </table:table-cell>
          <table:table-cell table:formula="of:=UNICHAR(HEX2DEC(MID([.I17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1</text:p>
          </table:table-cell>
          <table:table-cell table:formula="of:=IF(ISNA(VLOOKUP([.I179];table;3;1));[.C179];VLOOKUP([.I179];table;3;1))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IN SMALL LETTER A WITH MACRON</text:p>
          </table:table-cell>
          <table:table-cell table:number-columns-repeated="2"/>
          <table:table-cell table:formula="of:=UNICHAR(HEX2DEC(MID([.A179];3;4)))" office:value-type="string" office:string-value="ā" calcext:value-type="string">
            <text:p>ā</text:p>
          </table:table-cell>
          <table:table-cell table:formula="of:=UNICHAR(HEX2DEC(MID([.I17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2</text:p>
          </table:table-cell>
          <table:table-cell table:formula="of:=IF(ISNA(VLOOKUP([.I180];table;3;1));[.C180];VLOOKUP([.I180];table;3;1))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IN CAPITAL LETTER A WITH BREVE</text:p>
          </table:table-cell>
          <table:table-cell table:number-columns-repeated="2"/>
          <table:table-cell table:formula="of:=UNICHAR(HEX2DEC(MID([.A180];3;4)))" office:value-type="string" office:string-value="Ă" calcext:value-type="string">
            <text:p>Ă</text:p>
          </table:table-cell>
          <table:table-cell table:formula="of:=UNICHAR(HEX2DEC(MID([.I1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3</text:p>
          </table:table-cell>
          <table:table-cell table:formula="of:=IF(ISNA(VLOOKUP([.I181];table;3;1));[.C181];VLOOKUP([.I181];table;3;1))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IN SMALL LETTER A WITH BREVE</text:p>
          </table:table-cell>
          <table:table-cell table:number-columns-repeated="2"/>
          <table:table-cell table:formula="of:=UNICHAR(HEX2DEC(MID([.A181];3;4)))" office:value-type="string" office:string-value="ă" calcext:value-type="string">
            <text:p>ă</text:p>
          </table:table-cell>
          <table:table-cell table:formula="of:=UNICHAR(HEX2DEC(MID([.I1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4</text:p>
          </table:table-cell>
          <table:table-cell table:formula="of:=IF(ISNA(VLOOKUP([.I182];table;3;1));[.C182];VLOOKUP([.I182];table;3;1))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IN CAPITAL LETTER A WITH OGONEK</text:p>
          </table:table-cell>
          <table:table-cell table:number-columns-repeated="2"/>
          <table:table-cell table:formula="of:=UNICHAR(HEX2DEC(MID([.A182];3;4)))" office:value-type="string" office:string-value="Ą" calcext:value-type="string">
            <text:p>Ą</text:p>
          </table:table-cell>
          <table:table-cell table:formula="of:=UNICHAR(HEX2DEC(MID([.I18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5</text:p>
          </table:table-cell>
          <table:table-cell table:formula="of:=IF(ISNA(VLOOKUP([.I183];table;3;1));[.C183];VLOOKUP([.I183];table;3;1))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IN SMALL LETTER A WITH OGONEK</text:p>
          </table:table-cell>
          <table:table-cell table:number-columns-repeated="2"/>
          <table:table-cell table:formula="of:=UNICHAR(HEX2DEC(MID([.A183];3;4)))" office:value-type="string" office:string-value="ą" calcext:value-type="string">
            <text:p>ą</text:p>
          </table:table-cell>
          <table:table-cell table:formula="of:=UNICHAR(HEX2DEC(MID([.I18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6</text:p>
          </table:table-cell>
          <table:table-cell table:formula="of:=IF(ISNA(VLOOKUP([.I184];table;3;1));[.C184];VLOOKUP([.I184];table;3;1))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IN CAPITAL LETTER C WITH ACUTE</text:p>
          </table:table-cell>
          <table:table-cell table:number-columns-repeated="2"/>
          <table:table-cell table:formula="of:=UNICHAR(HEX2DEC(MID([.A184];3;4)))" office:value-type="string" office:string-value="Ć" calcext:value-type="string">
            <text:p>Ć</text:p>
          </table:table-cell>
          <table:table-cell table:formula="of:=UNICHAR(HEX2DEC(MID([.I18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7</text:p>
          </table:table-cell>
          <table:table-cell table:formula="of:=IF(ISNA(VLOOKUP([.I185];table;3;1));[.C185];VLOOKUP([.I185];table;3;1))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IN SMALL LETTER C WITH ACUTE</text:p>
          </table:table-cell>
          <table:table-cell table:number-columns-repeated="2"/>
          <table:table-cell table:formula="of:=UNICHAR(HEX2DEC(MID([.A185];3;4)))" office:value-type="string" office:string-value="ć" calcext:value-type="string">
            <text:p>ć</text:p>
          </table:table-cell>
          <table:table-cell table:formula="of:=UNICHAR(HEX2DEC(MID([.I18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c</text:p>
          </table:table-cell>
          <table:table-cell table:formula="of:=IF(ISNA(VLOOKUP([.I186];table;3;1));[.C186];VLOOKUP([.I186];table;3;1))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IN CAPITAL LETTER C WITH CARON</text:p>
          </table:table-cell>
          <table:table-cell table:number-columns-repeated="2"/>
          <table:table-cell table:formula="of:=UNICHAR(HEX2DEC(MID([.A186];3;4)))" office:value-type="string" office:string-value="Č" calcext:value-type="string">
            <text:p>Č</text:p>
          </table:table-cell>
          <table:table-cell table:formula="of:=UNICHAR(HEX2DEC(MID([.I18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d</text:p>
          </table:table-cell>
          <table:table-cell table:formula="of:=IF(ISNA(VLOOKUP([.I187];table;3;1));[.C187];VLOOKUP([.I187];table;3;1))"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IN SMALL LETTER C WITH CARON</text:p>
          </table:table-cell>
          <table:table-cell table:number-columns-repeated="2"/>
          <table:table-cell table:formula="of:=UNICHAR(HEX2DEC(MID([.A187];3;4)))" office:value-type="string" office:string-value="č" calcext:value-type="string">
            <text:p>č</text:p>
          </table:table-cell>
          <table:table-cell table:formula="of:=UNICHAR(HEX2DEC(MID([.I18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e</text:p>
          </table:table-cell>
          <table:table-cell table:formula="of:=IF(ISNA(VLOOKUP([.I188];table;3;1));[.C188];VLOOKUP([.I188];table;3;1))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IN CAPITAL LETTER D WITH CARON</text:p>
          </table:table-cell>
          <table:table-cell table:number-columns-repeated="2"/>
          <table:table-cell table:formula="of:=UNICHAR(HEX2DEC(MID([.A188];3;4)))" office:value-type="string" office:string-value="Ď" calcext:value-type="string">
            <text:p>Ď</text:p>
          </table:table-cell>
          <table:table-cell table:formula="of:=UNICHAR(HEX2DEC(MID([.I18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f</text:p>
          </table:table-cell>
          <table:table-cell table:formula="of:=IF(ISNA(VLOOKUP([.I189];table;3;1));[.C189];VLOOKUP([.I189];table;3;1))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IN SMALL LETTER D WITH CARON</text:p>
          </table:table-cell>
          <table:table-cell table:number-columns-repeated="2"/>
          <table:table-cell table:formula="of:=UNICHAR(HEX2DEC(MID([.A189];3;4)))" office:value-type="string" office:string-value="ď" calcext:value-type="string">
            <text:p>ď</text:p>
          </table:table-cell>
          <table:table-cell table:formula="of:=UNICHAR(HEX2DEC(MID([.I18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0</text:p>
          </table:table-cell>
          <table:table-cell table:formula="of:=IF(ISNA(VLOOKUP([.I190];table;3;1));[.C190];VLOOKUP([.I190];table;3;1))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IN CAPITAL LETTER D WITH STROKE</text:p>
          </table:table-cell>
          <table:table-cell table:number-columns-repeated="2"/>
          <table:table-cell table:formula="of:=UNICHAR(HEX2DEC(MID([.A190];3;4)))" office:value-type="string" office:string-value="Đ" calcext:value-type="string">
            <text:p>Đ</text:p>
          </table:table-cell>
          <table:table-cell table:formula="of:=UNICHAR(HEX2DEC(MID([.I190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1</text:p>
          </table:table-cell>
          <table:table-cell table:formula="of:=IF(ISNA(VLOOKUP([.I191];table;3;1));[.C191];VLOOKUP([.I191];table;3;1))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IN SMALL LETTER D WITH STROKE</text:p>
          </table:table-cell>
          <table:table-cell table:number-columns-repeated="2"/>
          <table:table-cell table:formula="of:=UNICHAR(HEX2DEC(MID([.A191];3;4)))" office:value-type="string" office:string-value="đ" calcext:value-type="string">
            <text:p>đ</text:p>
          </table:table-cell>
          <table:table-cell table:formula="of:=UNICHAR(HEX2DEC(MID([.I19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2</text:p>
          </table:table-cell>
          <table:table-cell table:formula="of:=IF(ISNA(VLOOKUP([.I192];table;3;1));[.C192];VLOOKUP([.I192];table;3;1)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IN CAPITAL LETTER E WITH MACRON</text:p>
          </table:table-cell>
          <table:table-cell table:number-columns-repeated="2"/>
          <table:table-cell table:formula="of:=UNICHAR(HEX2DEC(MID([.A192];3;4)))" office:value-type="string" office:string-value="Ē" calcext:value-type="string">
            <text:p>Ē</text:p>
          </table:table-cell>
          <table:table-cell table:formula="of:=UNICHAR(HEX2DEC(MID([.I19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3</text:p>
          </table:table-cell>
          <table:table-cell table:formula="of:=IF(ISNA(VLOOKUP([.I193];table;3;1));[.C193];VLOOKUP([.I193];table;3;1))"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IN SMALL LETTER E WITH MACRON</text:p>
          </table:table-cell>
          <table:table-cell table:number-columns-repeated="2"/>
          <table:table-cell table:formula="of:=UNICHAR(HEX2DEC(MID([.A193];3;4)))" office:value-type="string" office:string-value="ē" calcext:value-type="string">
            <text:p>ē</text:p>
          </table:table-cell>
          <table:table-cell table:formula="of:=UNICHAR(HEX2DEC(MID([.I19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4</text:p>
          </table:table-cell>
          <table:table-cell table:formula="of:=IF(ISNA(VLOOKUP([.I194];table;3;1));[.C194];VLOOKUP([.I194];table;3;1))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IN CAPITAL LETTER E WITH BREVE</text:p>
          </table:table-cell>
          <table:table-cell table:number-columns-repeated="2"/>
          <table:table-cell table:formula="of:=UNICHAR(HEX2DEC(MID([.A194];3;4)))" office:value-type="string" office:string-value="Ĕ" calcext:value-type="string">
            <text:p>Ĕ</text:p>
          </table:table-cell>
          <table:table-cell table:formula="of:=UNICHAR(HEX2DEC(MID([.I19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5</text:p>
          </table:table-cell>
          <table:table-cell table:formula="of:=IF(ISNA(VLOOKUP([.I195];table;3;1));[.C195];VLOOKUP([.I195];table;3;1))"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IN SMALL LETTER E WITH BREVE</text:p>
          </table:table-cell>
          <table:table-cell table:number-columns-repeated="2"/>
          <table:table-cell table:formula="of:=UNICHAR(HEX2DEC(MID([.A195];3;4)))" office:value-type="string" office:string-value="ĕ" calcext:value-type="string">
            <text:p>ĕ</text:p>
          </table:table-cell>
          <table:table-cell table:formula="of:=UNICHAR(HEX2DEC(MID([.I19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6</text:p>
          </table:table-cell>
          <table:table-cell table:formula="of:=IF(ISNA(VLOOKUP([.I196];table;3;1));[.C196];VLOOKUP([.I196];table;3;1))"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IN CAPITAL LETTER E WITH DOT ABOVE</text:p>
          </table:table-cell>
          <table:table-cell table:number-columns-repeated="2"/>
          <table:table-cell table:formula="of:=UNICHAR(HEX2DEC(MID([.A196];3;4)))" office:value-type="string" office:string-value="Ė" calcext:value-type="string">
            <text:p>Ė</text:p>
          </table:table-cell>
          <table:table-cell table:formula="of:=UNICHAR(HEX2DEC(MID([.I19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7</text:p>
          </table:table-cell>
          <table:table-cell table:formula="of:=IF(ISNA(VLOOKUP([.I197];table;3;1));[.C197];VLOOKUP([.I197];table;3;1))"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IN SMALL LETTER E WITH DOT ABOVE</text:p>
          </table:table-cell>
          <table:table-cell table:number-columns-repeated="2"/>
          <table:table-cell table:formula="of:=UNICHAR(HEX2DEC(MID([.A197];3;4)))" office:value-type="string" office:string-value="ė" calcext:value-type="string">
            <text:p>ė</text:p>
          </table:table-cell>
          <table:table-cell table:formula="of:=UNICHAR(HEX2DEC(MID([.I19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8</text:p>
          </table:table-cell>
          <table:table-cell table:formula="of:=IF(ISNA(VLOOKUP([.I198];table;3;1));[.C198];VLOOKUP([.I198];table;3;1))"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IN CAPITAL LETTER E WITH OGONEK</text:p>
          </table:table-cell>
          <table:table-cell table:number-columns-repeated="2"/>
          <table:table-cell table:formula="of:=UNICHAR(HEX2DEC(MID([.A198];3;4)))" office:value-type="string" office:string-value="Ę" calcext:value-type="string">
            <text:p>Ę</text:p>
          </table:table-cell>
          <table:table-cell table:formula="of:=UNICHAR(HEX2DEC(MID([.I19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9</text:p>
          </table:table-cell>
          <table:table-cell table:formula="of:=IF(ISNA(VLOOKUP([.I199];table;3;1));[.C199];VLOOKUP([.I199];table;3;1))"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IN SMALL LETTER E WITH OGONEK</text:p>
          </table:table-cell>
          <table:table-cell table:number-columns-repeated="2"/>
          <table:table-cell table:formula="of:=UNICHAR(HEX2DEC(MID([.A199];3;4)))" office:value-type="string" office:string-value="ę" calcext:value-type="string">
            <text:p>ę</text:p>
          </table:table-cell>
          <table:table-cell table:formula="of:=UNICHAR(HEX2DEC(MID([.I19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a</text:p>
          </table:table-cell>
          <table:table-cell table:formula="of:=IF(ISNA(VLOOKUP([.I200];table;3;1));[.C200];VLOOKUP([.I200];table;3;1))"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IN CAPITAL LETTER E WITH CARON</text:p>
          </table:table-cell>
          <table:table-cell table:number-columns-repeated="2"/>
          <table:table-cell table:formula="of:=UNICHAR(HEX2DEC(MID([.A200];3;4)))" office:value-type="string" office:string-value="Ě" calcext:value-type="string">
            <text:p>Ě</text:p>
          </table:table-cell>
          <table:table-cell table:formula="of:=UNICHAR(HEX2DEC(MID([.I20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b</text:p>
          </table:table-cell>
          <table:table-cell table:formula="of:=IF(ISNA(VLOOKUP([.I201];table;3;1));[.C201];VLOOKUP([.I201];table;3;1))"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IN SMALL LETTER E WITH CARON</text:p>
          </table:table-cell>
          <table:table-cell table:number-columns-repeated="2"/>
          <table:table-cell table:formula="of:=UNICHAR(HEX2DEC(MID([.A201];3;4)))" office:value-type="string" office:string-value="ě" calcext:value-type="string">
            <text:p>ě</text:p>
          </table:table-cell>
          <table:table-cell table:formula="of:=UNICHAR(HEX2DEC(MID([.I20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e</text:p>
          </table:table-cell>
          <table:table-cell table:formula="of:=IF(ISNA(VLOOKUP([.I202];table;3;1));[.C202];VLOOKUP([.I202];table;3;1))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IN CAPITAL LETTER G WITH BREVE</text:p>
          </table:table-cell>
          <table:table-cell table:number-columns-repeated="2"/>
          <table:table-cell table:formula="of:=UNICHAR(HEX2DEC(MID([.A202];3;4)))" office:value-type="string" office:string-value="Ğ" calcext:value-type="string">
            <text:p>Ğ</text:p>
          </table:table-cell>
          <table:table-cell table:formula="of:=UNICHAR(HEX2DEC(MID([.I20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f</text:p>
          </table:table-cell>
          <table:table-cell table:formula="of:=IF(ISNA(VLOOKUP([.I203];table;3;1));[.C203];VLOOKUP([.I203];table;3;1))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IN SMALL LETTER G WITH BREVE</text:p>
          </table:table-cell>
          <table:table-cell table:number-columns-repeated="2"/>
          <table:table-cell table:formula="of:=UNICHAR(HEX2DEC(MID([.A203];3;4)))" office:value-type="string" office:string-value="ğ" calcext:value-type="string">
            <text:p>ğ</text:p>
          </table:table-cell>
          <table:table-cell table:formula="of:=UNICHAR(HEX2DEC(MID([.I203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7</text:p>
          </table:table-cell>
          <table:table-cell table:formula="of:=IF(ISNA(VLOOKUP([.I204];table;3;1));[.C204];VLOOKUP([.I204];table;3;1))"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IN SMALL LETTER H WITH STROKE</text:p>
          </table:table-cell>
          <table:table-cell table:number-columns-repeated="2"/>
          <table:table-cell table:formula="of:=UNICHAR(HEX2DEC(MID([.A204];3;4)))" office:value-type="string" office:string-value="ħ" calcext:value-type="string">
            <text:p>ħ</text:p>
          </table:table-cell>
          <table:table-cell table:formula="of:=UNICHAR(HEX2DEC(MID([.I204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a</text:p>
          </table:table-cell>
          <table:table-cell table:formula="of:=IF(ISNA(VLOOKUP([.I205];table;3;1));[.C205];VLOOKUP([.I205];table;3;1))"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IN CAPITAL LETTER I WITH MACRON</text:p>
          </table:table-cell>
          <table:table-cell table:number-columns-repeated="2"/>
          <table:table-cell table:formula="of:=UNICHAR(HEX2DEC(MID([.A205];3;4)))" office:value-type="string" office:string-value="Ī" calcext:value-type="string">
            <text:p>Ī</text:p>
          </table:table-cell>
          <table:table-cell table:formula="of:=UNICHAR(HEX2DEC(MID([.I205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b</text:p>
          </table:table-cell>
          <table:table-cell table:formula="of:=IF(ISNA(VLOOKUP([.I206];table;3;1));[.C206];VLOOKUP([.I206];table;3;1))"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 SMALL LETTER I WITH MACRON</text:p>
          </table:table-cell>
          <table:table-cell table:number-columns-repeated="2"/>
          <table:table-cell table:formula="of:=UNICHAR(HEX2DEC(MID([.A206];3;4)))" office:value-type="string" office:string-value="ī" calcext:value-type="string">
            <text:p>ī</text:p>
          </table:table-cell>
          <table:table-cell table:formula="of:=UNICHAR(HEX2DEC(MID([.I20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c</text:p>
          </table:table-cell>
          <table:table-cell table:formula="of:=IF(ISNA(VLOOKUP([.I207];table;3;1));[.C207];VLOOKUP([.I207];table;3;1))"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IN CAPITAL LETTER I WITH BREVE</text:p>
          </table:table-cell>
          <table:table-cell table:number-columns-repeated="2"/>
          <table:table-cell table:formula="of:=UNICHAR(HEX2DEC(MID([.A207];3;4)))" office:value-type="string" office:string-value="Ĭ" calcext:value-type="string">
            <text:p>Ĭ</text:p>
          </table:table-cell>
          <table:table-cell table:formula="of:=UNICHAR(HEX2DEC(MID([.I20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d</text:p>
          </table:table-cell>
          <table:table-cell table:formula="of:=IF(ISNA(VLOOKUP([.I208];table;3;1));[.C208];VLOOKUP([.I208];table;3;1))"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IN SMALL LETTER I WITH BREVE</text:p>
          </table:table-cell>
          <table:table-cell table:number-columns-repeated="2"/>
          <table:table-cell table:formula="of:=UNICHAR(HEX2DEC(MID([.A208];3;4)))" office:value-type="string" office:string-value="ĭ" calcext:value-type="string">
            <text:p>ĭ</text:p>
          </table:table-cell>
          <table:table-cell table:formula="of:=UNICHAR(HEX2DEC(MID([.I20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e</text:p>
          </table:table-cell>
          <table:table-cell table:formula="of:=IF(ISNA(VLOOKUP([.I209];table;3;1));[.C209];VLOOKUP([.I209];table;3;1))"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IN CAPITAL LETTER I WITH OGONEK</text:p>
          </table:table-cell>
          <table:table-cell table:number-columns-repeated="2"/>
          <table:table-cell table:formula="of:=UNICHAR(HEX2DEC(MID([.A209];3;4)))" office:value-type="string" office:string-value="Į" calcext:value-type="string">
            <text:p>Į</text:p>
          </table:table-cell>
          <table:table-cell table:formula="of:=UNICHAR(HEX2DEC(MID([.I20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f</text:p>
          </table:table-cell>
          <table:table-cell table:formula="of:=IF(ISNA(VLOOKUP([.I210];table;3;1));[.C210];VLOOKUP([.I210];table;3;1))"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IN SMALL LETTER I WITH OGONEK</text:p>
          </table:table-cell>
          <table:table-cell table:number-columns-repeated="2"/>
          <table:table-cell table:formula="of:=UNICHAR(HEX2DEC(MID([.A210];3;4)))" office:value-type="string" office:string-value="į" calcext:value-type="string">
            <text:p>į</text:p>
          </table:table-cell>
          <table:table-cell table:formula="of:=UNICHAR(HEX2DEC(MID([.I21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0</text:p>
          </table:table-cell>
          <table:table-cell table:formula="of:=IF(ISNA(VLOOKUP([.I211];table;3;1));[.C211];VLOOKUP([.I211];table;3;1))"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IN CAPITAL LETTER I WITH DOT ABOVE</text:p>
          </table:table-cell>
          <table:table-cell table:number-columns-repeated="2"/>
          <table:table-cell table:formula="of:=UNICHAR(HEX2DEC(MID([.A211];3;4)))" office:value-type="string" office:string-value="İ" calcext:value-type="string">
            <text:p>İ</text:p>
          </table:table-cell>
          <table:table-cell table:formula="of:=UNICHAR(HEX2DEC(MID([.I21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1</text:p>
          </table:table-cell>
          <table:table-cell table:formula="of:=IF(ISNA(VLOOKUP([.I212];table;3;1));[.C212];VLOOKUP([.I212];table;3;1))"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IN SMALL LETTER DOTLESS I</text:p>
          </table:table-cell>
          <table:table-cell table:number-columns-repeated="2"/>
          <table:table-cell table:formula="of:=UNICHAR(HEX2DEC(MID([.A212];3;4)))" office:value-type="string" office:string-value="ı" calcext:value-type="string">
            <text:p>ı</text:p>
          </table:table-cell>
          <table:table-cell table:formula="of:=UNICHAR(HEX2DEC(MID([.I21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9</text:p>
          </table:table-cell>
          <table:table-cell table:formula="of:=IF(ISNA(VLOOKUP([.I213];table;3;1));[.C213];VLOOKUP([.I213];table;3;1))"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IN CAPITAL LETTER L WITH ACUTE</text:p>
          </table:table-cell>
          <table:table-cell table:number-columns-repeated="2"/>
          <table:table-cell table:formula="of:=UNICHAR(HEX2DEC(MID([.A213];3;4)))" office:value-type="string" office:string-value="Ĺ" calcext:value-type="string">
            <text:p>Ĺ</text:p>
          </table:table-cell>
          <table:table-cell table:formula="of:=UNICHAR(HEX2DEC(MID([.I213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a</text:p>
          </table:table-cell>
          <table:table-cell table:formula="of:=IF(ISNA(VLOOKUP([.I214];table;3;1));[.C214];VLOOKUP([.I214];table;3;1))"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IN SMALL LETTER L WITH ACUTE</text:p>
          </table:table-cell>
          <table:table-cell table:number-columns-repeated="2"/>
          <table:table-cell table:formula="of:=UNICHAR(HEX2DEC(MID([.A214];3;4)))" office:value-type="string" office:string-value="ĺ" calcext:value-type="string">
            <text:p>ĺ</text:p>
          </table:table-cell>
          <table:table-cell table:formula="of:=UNICHAR(HEX2DEC(MID([.I21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d</text:p>
          </table:table-cell>
          <table:table-cell table:formula="of:=IF(ISNA(VLOOKUP([.I215];table;3;1));[.C215];VLOOKUP([.I215];table;3;1))"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IN CAPITAL LETTER L WITH CARON</text:p>
          </table:table-cell>
          <table:table-cell table:number-columns-repeated="2"/>
          <table:table-cell table:formula="of:=UNICHAR(HEX2DEC(MID([.A215];3;4)))" office:value-type="string" office:string-value="Ľ" calcext:value-type="string">
            <text:p>Ľ</text:p>
          </table:table-cell>
          <table:table-cell table:formula="of:=UNICHAR(HEX2DEC(MID([.I21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e</text:p>
          </table:table-cell>
          <table:table-cell table:formula="of:=IF(ISNA(VLOOKUP([.I216];table;3;1));[.C216];VLOOKUP([.I216];table;3;1))"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IN SMALL LETTER L WITH CARON</text:p>
          </table:table-cell>
          <table:table-cell table:number-columns-repeated="2"/>
          <table:table-cell table:formula="of:=UNICHAR(HEX2DEC(MID([.A216];3;4)))" office:value-type="string" office:string-value="ľ" calcext:value-type="string">
            <text:p>ľ</text:p>
          </table:table-cell>
          <table:table-cell table:formula="of:=UNICHAR(HEX2DEC(MID([.I21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1</text:p>
          </table:table-cell>
          <table:table-cell table:formula="of:=IF(ISNA(VLOOKUP([.I217];table;3;1));[.C217];VLOOKUP([.I217];table;3;1))"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IN CAPITAL LETTER L WITH STROKE</text:p>
          </table:table-cell>
          <table:table-cell table:number-columns-repeated="2"/>
          <table:table-cell table:formula="of:=UNICHAR(HEX2DEC(MID([.A217];3;4)))" office:value-type="string" office:string-value="Ł" calcext:value-type="string">
            <text:p>Ł</text:p>
          </table:table-cell>
          <table:table-cell table:formula="of:=UNICHAR(HEX2DEC(MID([.I21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2</text:p>
          </table:table-cell>
          <table:table-cell table:formula="of:=IF(ISNA(VLOOKUP([.I218];table;3;1));[.C218];VLOOKUP([.I218];table;3;1))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IN SMALL LETTER L WITH STROKE</text:p>
          </table:table-cell>
          <table:table-cell table:number-columns-repeated="2"/>
          <table:table-cell table:formula="of:=UNICHAR(HEX2DEC(MID([.A218];3;4)))" office:value-type="string" office:string-value="ł" calcext:value-type="string">
            <text:p>ł</text:p>
          </table:table-cell>
          <table:table-cell table:formula="of:=UNICHAR(HEX2DEC(MID([.I218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3</text:p>
          </table:table-cell>
          <table:table-cell table:formula="of:=IF(ISNA(VLOOKUP([.I219];table;3;1));[.C219];VLOOKUP([.I219];table;3;1))"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IN CAPITAL LETTER N WITH ACUTE</text:p>
          </table:table-cell>
          <table:table-cell table:number-columns-repeated="2"/>
          <table:table-cell table:formula="of:=UNICHAR(HEX2DEC(MID([.A219];3;4)))" office:value-type="string" office:string-value="Ń" calcext:value-type="string">
            <text:p>Ń</text:p>
          </table:table-cell>
          <table:table-cell table:formula="of:=UNICHAR(HEX2DEC(MID([.I21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4</text:p>
          </table:table-cell>
          <table:table-cell table:formula="of:=IF(ISNA(VLOOKUP([.I220];table;3;1));[.C220];VLOOKUP([.I220];table;3;1))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IN SMALL LETTER N WITH ACUTE</text:p>
          </table:table-cell>
          <table:table-cell table:number-columns-repeated="2"/>
          <table:table-cell table:formula="of:=UNICHAR(HEX2DEC(MID([.A220];3;4)))" office:value-type="string" office:string-value="ń" calcext:value-type="string">
            <text:p>ń</text:p>
          </table:table-cell>
          <table:table-cell table:formula="of:=UNICHAR(HEX2DEC(MID([.I220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7</text:p>
          </table:table-cell>
          <table:table-cell table:formula="of:=IF(ISNA(VLOOKUP([.I221];table;3;1));[.C221];VLOOKUP([.I221];table;3;1))"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IN CAPITAL LETTER N WITH CARON</text:p>
          </table:table-cell>
          <table:table-cell table:number-columns-repeated="2"/>
          <table:table-cell table:formula="of:=UNICHAR(HEX2DEC(MID([.A221];3;4)))" office:value-type="string" office:string-value="Ň" calcext:value-type="string">
            <text:p>Ň</text:p>
          </table:table-cell>
          <table:table-cell table:formula="of:=UNICHAR(HEX2DEC(MID([.I22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8</text:p>
          </table:table-cell>
          <table:table-cell table:formula="of:=IF(ISNA(VLOOKUP([.I222];table;3;1));[.C222];VLOOKUP([.I222];table;3;1))"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IN SMALL LETTER N WITH CARON</text:p>
          </table:table-cell>
          <table:table-cell table:number-columns-repeated="2"/>
          <table:table-cell table:formula="of:=UNICHAR(HEX2DEC(MID([.A222];3;4)))" office:value-type="string" office:string-value="ň" calcext:value-type="string">
            <text:p>ň</text:p>
          </table:table-cell>
          <table:table-cell table:formula="of:=UNICHAR(HEX2DEC(MID([.I22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c</text:p>
          </table:table-cell>
          <table:table-cell table:formula="of:=IF(ISNA(VLOOKUP([.I223];table;3;1));[.C223];VLOOKUP([.I223];table;3;1))"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IN CAPITAL LETTER O WITH MACRON</text:p>
          </table:table-cell>
          <table:table-cell table:number-columns-repeated="2"/>
          <table:table-cell table:formula="of:=UNICHAR(HEX2DEC(MID([.A223];3;4)))" office:value-type="string" office:string-value="Ō" calcext:value-type="string">
            <text:p>Ō</text:p>
          </table:table-cell>
          <table:table-cell table:formula="of:=UNICHAR(HEX2DEC(MID([.I22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d</text:p>
          </table:table-cell>
          <table:table-cell table:formula="of:=IF(ISNA(VLOOKUP([.I224];table;3;1));[.C224];VLOOKUP([.I224];table;3;1))"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IN SMALL LETTER O WITH MACRON</text:p>
          </table:table-cell>
          <table:table-cell table:number-columns-repeated="2"/>
          <table:table-cell table:formula="of:=UNICHAR(HEX2DEC(MID([.A224];3;4)))" office:value-type="string" office:string-value="ō" calcext:value-type="string">
            <text:p>ō</text:p>
          </table:table-cell>
          <table:table-cell table:formula="of:=UNICHAR(HEX2DEC(MID([.I22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e</text:p>
          </table:table-cell>
          <table:table-cell table:formula="of:=IF(ISNA(VLOOKUP([.I225];table;3;1));[.C225];VLOOKUP([.I225];table;3;1))"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IN CAPITAL LETTER O WITH BREVE</text:p>
          </table:table-cell>
          <table:table-cell table:number-columns-repeated="2"/>
          <table:table-cell table:formula="of:=UNICHAR(HEX2DEC(MID([.A225];3;4)))" office:value-type="string" office:string-value="Ŏ" calcext:value-type="string">
            <text:p>Ŏ</text:p>
          </table:table-cell>
          <table:table-cell table:formula="of:=UNICHAR(HEX2DEC(MID([.I22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f</text:p>
          </table:table-cell>
          <table:table-cell table:formula="of:=IF(ISNA(VLOOKUP([.I226];table;3;1));[.C226];VLOOKUP([.I226];table;3;1))"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IN SMALL LETTER O WITH BREVE</text:p>
          </table:table-cell>
          <table:table-cell table:number-columns-repeated="2"/>
          <table:table-cell table:formula="of:=UNICHAR(HEX2DEC(MID([.A226];3;4)))" office:value-type="string" office:string-value="ŏ" calcext:value-type="string">
            <text:p>ŏ</text:p>
          </table:table-cell>
          <table:table-cell table:formula="of:=UNICHAR(HEX2DEC(MID([.I22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2</text:p>
          </table:table-cell>
          <table:table-cell table:formula="of:=IF(ISNA(VLOOKUP([.I227];table;3;1));[.C227];VLOOKUP([.I227];table;3;1))"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IN CAPITAL LIGATURE OE</text:p>
          </table:table-cell>
          <table:table-cell table:number-columns-repeated="2"/>
          <table:table-cell table:formula="of:=UNICHAR(HEX2DEC(MID([.A227];3;4)))" office:value-type="string" office:string-value="Œ" calcext:value-type="string">
            <text:p>Œ</text:p>
          </table:table-cell>
          <table:table-cell table:formula="of:=UNICHAR(HEX2DEC(MID([.I22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3</text:p>
          </table:table-cell>
          <table:table-cell table:formula="of:=IF(ISNA(VLOOKUP([.I228];table;3;1));[.C228];VLOOKUP([.I228];table;3;1))"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IN SMALL LIGATURE OE</text:p>
          </table:table-cell>
          <table:table-cell table:number-columns-repeated="2"/>
          <table:table-cell table:formula="of:=UNICHAR(HEX2DEC(MID([.A228];3;4)))" office:value-type="string" office:string-value="œ" calcext:value-type="string">
            <text:p>œ</text:p>
          </table:table-cell>
          <table:table-cell table:formula="of:=UNICHAR(HEX2DEC(MID([.I22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4</text:p>
          </table:table-cell>
          <table:table-cell table:formula="of:=IF(ISNA(VLOOKUP([.I229];table;3;1));[.C229];VLOOKUP([.I229];table;3;1))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ATIN CAPITAL LETTER R WITH ACUTE</text:p>
          </table:table-cell>
          <table:table-cell table:number-columns-repeated="2"/>
          <table:table-cell table:formula="of:=UNICHAR(HEX2DEC(MID([.A229];3;4)))" office:value-type="string" office:string-value="Ŕ" calcext:value-type="string">
            <text:p>Ŕ</text:p>
          </table:table-cell>
          <table:table-cell table:formula="of:=UNICHAR(HEX2DEC(MID([.I229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5</text:p>
          </table:table-cell>
          <table:table-cell table:formula="of:=IF(ISNA(VLOOKUP([.I230];table;3;1));[.C230];VLOOKUP([.I230];table;3;1))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ATIN SMALL LETTER R WITH ACUTE</text:p>
          </table:table-cell>
          <table:table-cell table:number-columns-repeated="2"/>
          <table:table-cell table:formula="of:=UNICHAR(HEX2DEC(MID([.A230];3;4)))" office:value-type="string" office:string-value="ŕ" calcext:value-type="string">
            <text:p>ŕ</text:p>
          </table:table-cell>
          <table:table-cell table:formula="of:=UNICHAR(HEX2DEC(MID([.I23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8</text:p>
          </table:table-cell>
          <table:table-cell table:formula="of:=IF(ISNA(VLOOKUP([.I231];table;3;1));[.C231];VLOOKUP([.I231];table;3;1))"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TIN CAPITAL LETTER R WITH CARON</text:p>
          </table:table-cell>
          <table:table-cell table:number-columns-repeated="2"/>
          <table:table-cell table:formula="of:=UNICHAR(HEX2DEC(MID([.A231];3;4)))" office:value-type="string" office:string-value="Ř" calcext:value-type="string">
            <text:p>Ř</text:p>
          </table:table-cell>
          <table:table-cell table:formula="of:=UNICHAR(HEX2DEC(MID([.I23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9</text:p>
          </table:table-cell>
          <table:table-cell table:formula="of:=IF(ISNA(VLOOKUP([.I232];table;3;1));[.C232];VLOOKUP([.I232];table;3;1))"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TIN SMALL LETTER R WITH CARON</text:p>
          </table:table-cell>
          <table:table-cell table:number-columns-repeated="2"/>
          <table:table-cell table:formula="of:=UNICHAR(HEX2DEC(MID([.A232];3;4)))" office:value-type="string" office:string-value="ř" calcext:value-type="string">
            <text:p>ř</text:p>
          </table:table-cell>
          <table:table-cell table:formula="of:=UNICHAR(HEX2DEC(MID([.I23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a</text:p>
          </table:table-cell>
          <table:table-cell table:formula="of:=IF(ISNA(VLOOKUP([.I233];table;3;1));[.C233];VLOOKUP([.I233];table;3;1))"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ATIN CAPITAL LETTER S WITH ACUTE</text:p>
          </table:table-cell>
          <table:table-cell table:number-columns-repeated="2"/>
          <table:table-cell table:formula="of:=UNICHAR(HEX2DEC(MID([.A233];3;4)))" office:value-type="string" office:string-value="Ś" calcext:value-type="string">
            <text:p>Ś</text:p>
          </table:table-cell>
          <table:table-cell table:formula="of:=UNICHAR(HEX2DEC(MID([.I23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b</text:p>
          </table:table-cell>
          <table:table-cell table:formula="of:=IF(ISNA(VLOOKUP([.I234];table;3;1));[.C234];VLOOKUP([.I234];table;3;1))"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ATIN SMALL LETTER S WITH ACUTE</text:p>
          </table:table-cell>
          <table:table-cell table:number-columns-repeated="2"/>
          <table:table-cell table:formula="of:=UNICHAR(HEX2DEC(MID([.A234];3;4)))" office:value-type="string" office:string-value="ś" calcext:value-type="string">
            <text:p>ś</text:p>
          </table:table-cell>
          <table:table-cell table:formula="of:=UNICHAR(HEX2DEC(MID([.I23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e</text:p>
          </table:table-cell>
          <table:table-cell table:formula="of:=IF(ISNA(VLOOKUP([.I235];table;3;1));[.C235];VLOOKUP([.I235];table;3;1))"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TIN CAPITAL LETTER S WITH CEDILLA</text:p>
          </table:table-cell>
          <table:table-cell table:number-columns-repeated="2"/>
          <table:table-cell table:formula="of:=UNICHAR(HEX2DEC(MID([.A235];3;4)))" office:value-type="string" office:string-value="Ş" calcext:value-type="string">
            <text:p>Ş</text:p>
          </table:table-cell>
          <table:table-cell table:formula="of:=UNICHAR(HEX2DEC(MID([.I235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f</text:p>
          </table:table-cell>
          <table:table-cell table:formula="of:=IF(ISNA(VLOOKUP([.I236];table;3;1));[.C236];VLOOKUP([.I236];table;3;1))"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ATIN SMALL LETTER S WITH CEDILLA</text:p>
          </table:table-cell>
          <table:table-cell table:number-columns-repeated="2"/>
          <table:table-cell table:formula="of:=UNICHAR(HEX2DEC(MID([.A236];3;4)))" office:value-type="string" office:string-value="ş" calcext:value-type="string">
            <text:p>ş</text:p>
          </table:table-cell>
          <table:table-cell table:formula="of:=UNICHAR(HEX2DEC(MID([.I2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0</text:p>
          </table:table-cell>
          <table:table-cell table:formula="of:=IF(ISNA(VLOOKUP([.I237];table;3;1));[.C237];VLOOKUP([.I237];table;3;1))"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ATIN CAPITAL LETTER S WITH CARON</text:p>
          </table:table-cell>
          <table:table-cell table:number-columns-repeated="2"/>
          <table:table-cell table:formula="of:=UNICHAR(HEX2DEC(MID([.A237];3;4)))" office:value-type="string" office:string-value="Š" calcext:value-type="string">
            <text:p>Š</text:p>
          </table:table-cell>
          <table:table-cell table:formula="of:=UNICHAR(HEX2DEC(MID([.I23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1</text:p>
          </table:table-cell>
          <table:table-cell table:formula="of:=IF(ISNA(VLOOKUP([.I238];table;3;1));[.C238];VLOOKUP([.I238];table;3;1))"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ATIN SMALL LETTER S WITH CARON</text:p>
          </table:table-cell>
          <table:table-cell table:number-columns-repeated="2"/>
          <table:table-cell table:formula="of:=UNICHAR(HEX2DEC(MID([.A238];3;4)))" office:value-type="string" office:string-value="š" calcext:value-type="string">
            <text:p>š</text:p>
          </table:table-cell>
          <table:table-cell table:formula="of:=UNICHAR(HEX2DEC(MID([.I23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2</text:p>
          </table:table-cell>
          <table:table-cell table:formula="of:=IF(ISNA(VLOOKUP([.I239];table;3;1));[.C239];VLOOKUP([.I239];table;3;1))"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TIN CAPITAL LETTER T WITH CEDILLA</text:p>
          </table:table-cell>
          <table:table-cell table:number-columns-repeated="2"/>
          <table:table-cell table:formula="of:=UNICHAR(HEX2DEC(MID([.A239];3;4)))" office:value-type="string" office:string-value="Ţ" calcext:value-type="string">
            <text:p>Ţ</text:p>
          </table:table-cell>
          <table:table-cell table:formula="of:=UNICHAR(HEX2DEC(MID([.I239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3</text:p>
          </table:table-cell>
          <table:table-cell table:formula="of:=IF(ISNA(VLOOKUP([.I240];table;3;1));[.C240];VLOOKUP([.I240];table;3;1))"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LATIN SMALL LETTER T WITH CEDILLA</text:p>
          </table:table-cell>
          <table:table-cell table:number-columns-repeated="2"/>
          <table:table-cell table:formula="of:=UNICHAR(HEX2DEC(MID([.A240];3;4)))" office:value-type="string" office:string-value="ţ" calcext:value-type="string">
            <text:p>ţ</text:p>
          </table:table-cell>
          <table:table-cell table:formula="of:=UNICHAR(HEX2DEC(MID([.I24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4</text:p>
          </table:table-cell>
          <table:table-cell table:formula="of:=IF(ISNA(VLOOKUP([.I241];table;3;1));[.C241];VLOOKUP([.I241];table;3;1))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TIN CAPITAL LETTER T WITH CARON</text:p>
          </table:table-cell>
          <table:table-cell table:number-columns-repeated="2"/>
          <table:table-cell table:formula="of:=UNICHAR(HEX2DEC(MID([.A241];3;4)))" office:value-type="string" office:string-value="Ť" calcext:value-type="string">
            <text:p>Ť</text:p>
          </table:table-cell>
          <table:table-cell table:formula="of:=UNICHAR(HEX2DEC(MID([.I24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5</text:p>
          </table:table-cell>
          <table:table-cell table:formula="of:=IF(ISNA(VLOOKUP([.I242];table;3;1));[.C242];VLOOKUP([.I242];table;3;1))"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TIN SMALL LETTER T WITH CARON</text:p>
          </table:table-cell>
          <table:table-cell table:number-columns-repeated="2"/>
          <table:table-cell table:formula="of:=UNICHAR(HEX2DEC(MID([.A242];3;4)))" office:value-type="string" office:string-value="ť" calcext:value-type="string">
            <text:p>ť</text:p>
          </table:table-cell>
          <table:table-cell table:formula="of:=UNICHAR(HEX2DEC(MID([.I2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8</text:p>
          </table:table-cell>
          <table:table-cell table:formula="of:=IF(ISNA(VLOOKUP([.I243];table;3;1));[.C243];VLOOKUP([.I243];table;3;1))"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TIN CAPITAL LETTER U WITH TILDE</text:p>
          </table:table-cell>
          <table:table-cell table:number-columns-repeated="2"/>
          <table:table-cell table:formula="of:=UNICHAR(HEX2DEC(MID([.A243];3;4)))" office:value-type="string" office:string-value="Ũ" calcext:value-type="string">
            <text:p>Ũ</text:p>
          </table:table-cell>
          <table:table-cell table:formula="of:=UNICHAR(HEX2DEC(MID([.I2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9</text:p>
          </table:table-cell>
          <table:table-cell table:formula="of:=IF(ISNA(VLOOKUP([.I244];table;3;1));[.C244];VLOOKUP([.I244];table;3;1))"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ATIN SMALL LETTER U WITH TILDE</text:p>
          </table:table-cell>
          <table:table-cell table:number-columns-repeated="2"/>
          <table:table-cell table:formula="of:=UNICHAR(HEX2DEC(MID([.A244];3;4)))" office:value-type="string" office:string-value="ũ" calcext:value-type="string">
            <text:p>ũ</text:p>
          </table:table-cell>
          <table:table-cell table:formula="of:=UNICHAR(HEX2DEC(MID([.I2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a</text:p>
          </table:table-cell>
          <table:table-cell table:formula="of:=IF(ISNA(VLOOKUP([.I245];table;3;1));[.C245];VLOOKUP([.I245];table;3;1))"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TIN CAPITAL LETTER U WITH MACRON</text:p>
          </table:table-cell>
          <table:table-cell table:number-columns-repeated="2"/>
          <table:table-cell table:formula="of:=UNICHAR(HEX2DEC(MID([.A245];3;4)))" office:value-type="string" office:string-value="Ū" calcext:value-type="string">
            <text:p>Ū</text:p>
          </table:table-cell>
          <table:table-cell table:formula="of:=UNICHAR(HEX2DEC(MID([.I2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b</text:p>
          </table:table-cell>
          <table:table-cell table:formula="of:=IF(ISNA(VLOOKUP([.I246];table;3;1));[.C246];VLOOKUP([.I246];table;3;1))" office:value-type="float" office:value="280" calcext:value-type="float">
            <text:p>28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ATIN SMALL LETTER U WITH MACRON</text:p>
          </table:table-cell>
          <table:table-cell table:number-columns-repeated="2"/>
          <table:table-cell table:formula="of:=UNICHAR(HEX2DEC(MID([.A246];3;4)))" office:value-type="string" office:string-value="ū" calcext:value-type="string">
            <text:p>ū</text:p>
          </table:table-cell>
          <table:table-cell table:formula="of:=UNICHAR(HEX2DEC(MID([.I24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c</text:p>
          </table:table-cell>
          <table:table-cell table:formula="of:=IF(ISNA(VLOOKUP([.I247];table;3;1));[.C247];VLOOKUP([.I247];table;3;1))"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LATIN CAPITAL LETTER U WITH BREVE</text:p>
          </table:table-cell>
          <table:table-cell table:number-columns-repeated="2"/>
          <table:table-cell table:formula="of:=UNICHAR(HEX2DEC(MID([.A247];3;4)))" office:value-type="string" office:string-value="Ŭ" calcext:value-type="string">
            <text:p>Ŭ</text:p>
          </table:table-cell>
          <table:table-cell table:formula="of:=UNICHAR(HEX2DEC(MID([.I247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d</text:p>
          </table:table-cell>
          <table:table-cell table:formula="of:=IF(ISNA(VLOOKUP([.I248];table;3;1));[.C248];VLOOKUP([.I248];table;3;1))" office:value-type="float" office:value="280" calcext:value-type="float">
            <text:p>28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LATIN SMALL LETTER U WITH BREVE</text:p>
          </table:table-cell>
          <table:table-cell table:number-columns-repeated="2"/>
          <table:table-cell table:formula="of:=UNICHAR(HEX2DEC(MID([.A248];3;4)))" office:value-type="string" office:string-value="ŭ" calcext:value-type="string">
            <text:p>ŭ</text:p>
          </table:table-cell>
          <table:table-cell table:formula="of:=UNICHAR(HEX2DEC(MID([.I24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e</text:p>
          </table:table-cell>
          <table:table-cell table:formula="of:=IF(ISNA(VLOOKUP([.I249];table;3;1));[.C249];VLOOKUP([.I249];table;3;1))"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LATIN CAPITAL LETTER U WITH RING ABOVE</text:p>
          </table:table-cell>
          <table:table-cell table:number-columns-repeated="2"/>
          <table:table-cell table:formula="of:=UNICHAR(HEX2DEC(MID([.A249];3;4)))" office:value-type="string" office:string-value="Ů" calcext:value-type="string">
            <text:p>Ů</text:p>
          </table:table-cell>
          <table:table-cell table:formula="of:=UNICHAR(HEX2DEC(MID([.I24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f</text:p>
          </table:table-cell>
          <table:table-cell table:formula="of:=IF(ISNA(VLOOKUP([.I250];table;3;1));[.C250];VLOOKUP([.I250];table;3;1))"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TIN SMALL LETTER U WITH RING ABOVE</text:p>
          </table:table-cell>
          <table:table-cell table:number-columns-repeated="2"/>
          <table:table-cell table:formula="of:=UNICHAR(HEX2DEC(MID([.A250];3;4)))" office:value-type="string" office:string-value="ů" calcext:value-type="string">
            <text:p>ů</text:p>
          </table:table-cell>
          <table:table-cell table:formula="of:=UNICHAR(HEX2DEC(MID([.I25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2</text:p>
          </table:table-cell>
          <table:table-cell table:formula="of:=IF(ISNA(VLOOKUP([.I251];table;3;1));[.C251];VLOOKUP([.I251];table;3;1))"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ATIN CAPITAL LETTER U WITH OGONEK</text:p>
          </table:table-cell>
          <table:table-cell table:number-columns-repeated="2"/>
          <table:table-cell table:formula="of:=UNICHAR(HEX2DEC(MID([.A251];3;4)))" office:value-type="string" office:string-value="Ų" calcext:value-type="string">
            <text:p>Ų</text:p>
          </table:table-cell>
          <table:table-cell table:formula="of:=UNICHAR(HEX2DEC(MID([.I25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3</text:p>
          </table:table-cell>
          <table:table-cell table:formula="of:=IF(ISNA(VLOOKUP([.I252];table;3;1));[.C252];VLOOKUP([.I252];table;3;1))"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ATIN SMALL LETTER U WITH OGONEK</text:p>
          </table:table-cell>
          <table:table-cell table:number-columns-repeated="2"/>
          <table:table-cell table:formula="of:=UNICHAR(HEX2DEC(MID([.A252];3;4)))" office:value-type="string" office:string-value="ų" calcext:value-type="string">
            <text:p>ų</text:p>
          </table:table-cell>
          <table:table-cell table:formula="of:=UNICHAR(HEX2DEC(MID([.I25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4</text:p>
          </table:table-cell>
          <table:table-cell table:formula="of:=IF(ISNA(VLOOKUP([.I253];table;3;1));[.C253];VLOOKUP([.I253];table;3;1))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LATIN CAPITAL LETTER W WITH CIRCUMFLEX</text:p>
          </table:table-cell>
          <table:table-cell table:number-columns-repeated="2"/>
          <table:table-cell table:formula="of:=UNICHAR(HEX2DEC(MID([.A253];3;4)))" office:value-type="string" office:string-value="Ŵ" calcext:value-type="string">
            <text:p>Ŵ</text:p>
          </table:table-cell>
          <table:table-cell table:formula="of:=UNICHAR(HEX2DEC(MID([.I253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5</text:p>
          </table:table-cell>
          <table:table-cell table:formula="of:=IF(ISNA(VLOOKUP([.I254];table;3;1));[.C254];VLOOKUP([.I254];table;3;1))"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ATIN SMALL LETTER W WITH CIRCUMFLEX</text:p>
          </table:table-cell>
          <table:table-cell table:number-columns-repeated="2"/>
          <table:table-cell table:formula="of:=UNICHAR(HEX2DEC(MID([.A254];3;4)))" office:value-type="string" office:string-value="ŵ" calcext:value-type="string">
            <text:p>ŵ</text:p>
          </table:table-cell>
          <table:table-cell table:formula="of:=UNICHAR(HEX2DEC(MID([.I254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6</text:p>
          </table:table-cell>
          <table:table-cell table:formula="of:=IF(ISNA(VLOOKUP([.I255];table;3;1));[.C255];VLOOKUP([.I255];table;3;1))"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TIN CAPITAL LETTER Y WITH CIRCUMFLEX</text:p>
          </table:table-cell>
          <table:table-cell table:number-columns-repeated="2"/>
          <table:table-cell table:formula="of:=UNICHAR(HEX2DEC(MID([.A255];3;4)))" office:value-type="string" office:string-value="Ŷ" calcext:value-type="string">
            <text:p>Ŷ</text:p>
          </table:table-cell>
          <table:table-cell table:formula="of:=UNICHAR(HEX2DEC(MID([.I25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7</text:p>
          </table:table-cell>
          <table:table-cell table:formula="of:=IF(ISNA(VLOOKUP([.I256];table;3;1));[.C256];VLOOKUP([.I256];table;3;1))"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TIN SMALL LETTER Y WITH CIRCUMFLEX</text:p>
          </table:table-cell>
          <table:table-cell table:number-columns-repeated="2"/>
          <table:table-cell table:formula="of:=UNICHAR(HEX2DEC(MID([.A256];3;4)))" office:value-type="string" office:string-value="ŷ" calcext:value-type="string">
            <text:p>ŷ</text:p>
          </table:table-cell>
          <table:table-cell table:formula="of:=UNICHAR(HEX2DEC(MID([.I25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8</text:p>
          </table:table-cell>
          <table:table-cell table:formula="of:=IF(ISNA(VLOOKUP([.I257];table;3;1));[.C257];VLOOKUP([.I257];table;3;1))"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2"/>
          <table:table-cell table:formula="of:=UNICHAR(HEX2DEC(MID([.A257];3;4)))" office:value-type="string" office:string-value="Ÿ" calcext:value-type="string">
            <text:p>Ÿ</text:p>
          </table:table-cell>
          <table:table-cell table:formula="of:=UNICHAR(HEX2DEC(MID([.I25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9</text:p>
          </table:table-cell>
          <table:table-cell table:formula="of:=IF(ISNA(VLOOKUP([.I258];table;3;1));[.C258];VLOOKUP([.I258];table;3;1)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LATIN CAPITAL LETTER Z WITH ACUTE</text:p>
          </table:table-cell>
          <table:table-cell table:number-columns-repeated="2"/>
          <table:table-cell table:formula="of:=UNICHAR(HEX2DEC(MID([.A258];3;4)))" office:value-type="string" office:string-value="Ź" calcext:value-type="string">
            <text:p>Ź</text:p>
          </table:table-cell>
          <table:table-cell table:formula="of:=UNICHAR(HEX2DEC(MID([.I258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a</text:p>
          </table:table-cell>
          <table:table-cell table:formula="of:=IF(ISNA(VLOOKUP([.I259];table;3;1));[.C259];VLOOKUP([.I259];table;3;1))"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ATIN SMALL LETTER Z WITH ACUTE</text:p>
          </table:table-cell>
          <table:table-cell table:number-columns-repeated="2"/>
          <table:table-cell table:formula="of:=UNICHAR(HEX2DEC(MID([.A259];3;4)))" office:value-type="string" office:string-value="ź" calcext:value-type="string">
            <text:p>ź</text:p>
          </table:table-cell>
          <table:table-cell table:formula="of:=UNICHAR(HEX2DEC(MID([.I25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b</text:p>
          </table:table-cell>
          <table:table-cell table:formula="of:=IF(ISNA(VLOOKUP([.I260];table;3;1));[.C260];VLOOKUP([.I260];table;3;1))"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ATIN CAPITAL LETTER Z WITH DOT ABOVE</text:p>
          </table:table-cell>
          <table:table-cell table:number-columns-repeated="2"/>
          <table:table-cell table:formula="of:=UNICHAR(HEX2DEC(MID([.A260];3;4)))" office:value-type="string" office:string-value="Ż" calcext:value-type="string">
            <text:p>Ż</text:p>
          </table:table-cell>
          <table:table-cell table:formula="of:=UNICHAR(HEX2DEC(MID([.I2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c</text:p>
          </table:table-cell>
          <table:table-cell table:formula="of:=IF(ISNA(VLOOKUP([.I261];table;3;1));[.C261];VLOOKUP([.I261];table;3;1))"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ATIN SMALL LETTER Z WITH DOT ABOVE</text:p>
          </table:table-cell>
          <table:table-cell table:number-columns-repeated="2"/>
          <table:table-cell table:formula="of:=UNICHAR(HEX2DEC(MID([.A261];3;4)))" office:value-type="string" office:string-value="ż" calcext:value-type="string">
            <text:p>ż</text:p>
          </table:table-cell>
          <table:table-cell table:formula="of:=UNICHAR(HEX2DEC(MID([.I26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d</text:p>
          </table:table-cell>
          <table:table-cell table:formula="of:=IF(ISNA(VLOOKUP([.I262];table;3;1));[.C262];VLOOKUP([.I262];table;3;1))"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ATIN CAPITAL LETTER Z WITH CARON</text:p>
          </table:table-cell>
          <table:table-cell table:number-columns-repeated="2"/>
          <table:table-cell table:formula="of:=UNICHAR(HEX2DEC(MID([.A262];3;4)))" office:value-type="string" office:string-value="Ž" calcext:value-type="string">
            <text:p>Ž</text:p>
          </table:table-cell>
          <table:table-cell table:formula="of:=UNICHAR(HEX2DEC(MID([.I26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e</text:p>
          </table:table-cell>
          <table:table-cell table:formula="of:=IF(ISNA(VLOOKUP([.I263];table;3;1));[.C263];VLOOKUP([.I263];table;3;1))"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TIN SMALL LETTER Z WITH CARON</text:p>
          </table:table-cell>
          <table:table-cell table:number-columns-repeated="2"/>
          <table:table-cell table:formula="of:=UNICHAR(HEX2DEC(MID([.A263];3;4)))" office:value-type="string" office:string-value="ž" calcext:value-type="string">
            <text:p>ž</text:p>
          </table:table-cell>
          <table:table-cell table:formula="of:=UNICHAR(HEX2DEC(MID([.I26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232</text:p>
          </table:table-cell>
          <table:table-cell table:formula="of:=IF(ISNA(VLOOKUP([.I264];table;3;1));[.C264];VLOOKUP([.I264];table;3;1))"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ATIN CAPITAL LETTER Y WITH MACRON</text:p>
          </table:table-cell>
          <table:table-cell office:value-type="string" calcext:value-type="string">
            <text:p>y under root</text:p>
          </table:table-cell>
          <table:table-cell office:value-type="string" calcext:value-type="string">
            <text:p>?</text:p>
          </table:table-cell>
          <table:table-cell table:formula="of:=UNICHAR(HEX2DEC(MID([.A264];3;4)))" office:value-type="string" office:string-value="Ȳ" calcext:value-type="string">
            <text:p>Ȳ</text:p>
          </table:table-cell>
          <table:table-cell table:formula="of:=UNICHAR(HEX2DEC(MID([.I264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233</text:p>
          </table:table-cell>
          <table:table-cell table:formula="of:=IF(ISNA(VLOOKUP([.I265];table;3;1));[.C265];VLOOKUP([.I265];table;3;1))"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ATIN SMALL LETTER Y WITH MACRON</text:p>
          </table:table-cell>
          <table:table-cell table:number-columns-repeated="2"/>
          <table:table-cell table:formula="of:=UNICHAR(HEX2DEC(MID([.A265];3;4)))" office:value-type="string" office:string-value="ȳ" calcext:value-type="string">
            <text:p>ȳ</text:p>
          </table:table-cell>
          <table:table-cell table:formula="of:=UNICHAR(HEX2DEC(MID([.I26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78</text:p>
          </table:table-cell>
          <table:table-cell table:formula="of:=IF(ISNA(VLOOKUP([.I266];table;3;1));[.C266];VLOOKUP([.I266];table;3;1))"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macron</text:p>
          </table:table-cell>
          <table:table-cell office:value-type="string" calcext:value-type="string">
            <text:p>?</text:p>
          </table:table-cell>
          <table:table-cell table:formula="of:=UNICHAR(HEX2DEC(MID([.A266];3;4)))" office:value-type="string" office:string-value="͸" calcext:value-type="string">
            <text:p>͸</text:p>
          </table:table-cell>
          <table:table-cell table:formula="of:=UNICHAR(HEX2DEC(MID([.I266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79</text:p>
          </table:table-cell>
          <table:table-cell table:formula="of:=IF(ISNA(VLOOKUP([.I267];table;3;1));[.C267];VLOOKUP([.I267];table;3;1))"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circumplex</text:p>
          </table:table-cell>
          <table:table-cell office:value-type="string" calcext:value-type="string">
            <text:p>?</text:p>
          </table:table-cell>
          <table:table-cell table:formula="of:=UNICHAR(HEX2DEC(MID([.A267];3;4)))" office:value-type="string" office:string-value="͹" calcext:value-type="string">
            <text:p>͹</text:p>
          </table:table-cell>
          <table:table-cell table:formula="of:=UNICHAR(HEX2DEC(MID([.I2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7f</text:p>
          </table:table-cell>
          <table:table-cell table:formula="of:=IF(ISNA(VLOOKUP([.I268];table;3;1));[.C268];VLOOKUP([.I268];table;3;1))"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GREEK CAPITAL LETTER YOT </text:p>
          </table:table-cell>
          <table:table-cell office:value-type="string" calcext:value-type="string">
            <text:p>x under root</text:p>
          </table:table-cell>
          <table:table-cell office:value-type="string" calcext:value-type="string">
            <text:p>?</text:p>
          </table:table-cell>
          <table:table-cell table:formula="of:=UNICHAR(HEX2DEC(MID([.A268];3;4)))" office:value-type="string" office:string-value="Ϳ" calcext:value-type="string">
            <text:p>Ϳ</text:p>
          </table:table-cell>
          <table:table-cell table:formula="of:=UNICHAR(HEX2DEC(MID([.I26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0</text:p>
          </table:table-cell>
          <table:table-cell table:formula="of:=IF(ISNA(VLOOKUP([.I269];table;3;1));[.C269];VLOOKUP([.I269];table;3;1))"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GREEK SMALL LETTER IOTA WITH DIALYTIKA AND TONOS</text:p>
          </table:table-cell>
          <table:table-cell table:number-columns-repeated="2"/>
          <table:table-cell table:formula="of:=UNICHAR(HEX2DEC(MID([.A269];3;4)))" office:value-type="string" office:string-value="ΐ" calcext:value-type="string">
            <text:p>ΐ</text:p>
          </table:table-cell>
          <table:table-cell table:formula="of:=UNICHAR(HEX2DEC(MID([.I26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1</text:p>
          </table:table-cell>
          <table:table-cell table:formula="of:=IF(ISNA(VLOOKUP([.I270];table;3;1));[.C270];VLOOKUP([.I270];table;3;1))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GREEK CAPITAL LETTER ALPHA</text:p>
          </table:table-cell>
          <table:table-cell table:number-columns-repeated="2"/>
          <table:table-cell table:formula="of:=UNICHAR(HEX2DEC(MID([.A270];3;4)))" office:value-type="string" office:string-value="Α" calcext:value-type="string">
            <text:p>Α</text:p>
          </table:table-cell>
          <table:table-cell table:formula="of:=UNICHAR(HEX2DEC(MID([.I270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2</text:p>
          </table:table-cell>
          <table:table-cell table:formula="of:=IF(ISNA(VLOOKUP([.I271];table;3;1));[.C271];VLOOKUP([.I271];table;3;1))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EEK CAPITAL LETTER BETA</text:p>
          </table:table-cell>
          <table:table-cell table:number-columns-repeated="2"/>
          <table:table-cell table:formula="of:=UNICHAR(HEX2DEC(MID([.A271];3;4)))" office:value-type="string" office:string-value="Β" calcext:value-type="string">
            <text:p>Β</text:p>
          </table:table-cell>
          <table:table-cell table:formula="of:=UNICHAR(HEX2DEC(MID([.I271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3</text:p>
          </table:table-cell>
          <table:table-cell table:formula="of:=IF(ISNA(VLOOKUP([.I272];table;3;1));[.C272];VLOOKUP([.I272];table;3;1))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REEK CAPITAL LETTER GAMMA</text:p>
          </table:table-cell>
          <table:table-cell table:number-columns-repeated="2"/>
          <table:table-cell table:formula="of:=UNICHAR(HEX2DEC(MID([.A272];3;4)))" office:value-type="string" office:string-value="Γ" calcext:value-type="string">
            <text:p>Γ</text:p>
          </table:table-cell>
          <table:table-cell table:formula="of:=UNICHAR(HEX2DEC(MID([.I272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4</text:p>
          </table:table-cell>
          <table:table-cell table:formula="of:=IF(ISNA(VLOOKUP([.I273];table;3;1));[.C273];VLOOKUP([.I273];table;3;1))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REEK CAPITAL LETTER DELTA</text:p>
          </table:table-cell>
          <table:table-cell table:number-columns-repeated="2"/>
          <table:table-cell table:formula="of:=UNICHAR(HEX2DEC(MID([.A273];3;4)))" office:value-type="string" office:string-value="Δ" calcext:value-type="string">
            <text:p>Δ</text:p>
          </table:table-cell>
          <table:table-cell table:formula="of:=UNICHAR(HEX2DEC(MID([.I273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5</text:p>
          </table:table-cell>
          <table:table-cell table:formula="of:=IF(ISNA(VLOOKUP([.I274];table;3;1));[.C274];VLOOKUP([.I274];table;3;1)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REEK CAPITAL LETTER EPSILON</text:p>
          </table:table-cell>
          <table:table-cell table:number-columns-repeated="2"/>
          <table:table-cell table:formula="of:=UNICHAR(HEX2DEC(MID([.A274];3;4)))" office:value-type="string" office:string-value="Ε" calcext:value-type="string">
            <text:p>Ε</text:p>
          </table:table-cell>
          <table:table-cell table:formula="of:=UNICHAR(HEX2DEC(MID([.I274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6</text:p>
          </table:table-cell>
          <table:table-cell table:formula="of:=IF(ISNA(VLOOKUP([.I275];table;3;1));[.C275];VLOOKUP([.I275];table;3;1))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REEK CAPITAL LETTER ZETA</text:p>
          </table:table-cell>
          <table:table-cell table:number-columns-repeated="2"/>
          <table:table-cell table:formula="of:=UNICHAR(HEX2DEC(MID([.A275];3;4)))" office:value-type="string" office:string-value="Ζ" calcext:value-type="string">
            <text:p>Ζ</text:p>
          </table:table-cell>
          <table:table-cell table:formula="of:=UNICHAR(HEX2DEC(MID([.I275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7</text:p>
          </table:table-cell>
          <table:table-cell table:formula="of:=IF(ISNA(VLOOKUP([.I276];table;3;1));[.C276];VLOOKUP([.I276];table;3;1))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REEK CAPITAL LETTER ETA</text:p>
          </table:table-cell>
          <table:table-cell table:number-columns-repeated="2"/>
          <table:table-cell table:formula="of:=UNICHAR(HEX2DEC(MID([.A276];3;4)))" office:value-type="string" office:string-value="Η" calcext:value-type="string">
            <text:p>Η</text:p>
          </table:table-cell>
          <table:table-cell table:formula="of:=UNICHAR(HEX2DEC(MID([.I276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8</text:p>
          </table:table-cell>
          <table:table-cell table:formula="of:=IF(ISNA(VLOOKUP([.I277];table;3;1));[.C277];VLOOKUP([.I277];table;3;1))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REEK CAPITAL LETTER THETA</text:p>
          </table:table-cell>
          <table:table-cell table:number-columns-repeated="2"/>
          <table:table-cell table:formula="of:=UNICHAR(HEX2DEC(MID([.A277];3;4)))" office:value-type="string" office:string-value="Θ" calcext:value-type="string">
            <text:p>Θ</text:p>
          </table:table-cell>
          <table:table-cell table:formula="of:=UNICHAR(HEX2DEC(MID([.I277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9</text:p>
          </table:table-cell>
          <table:table-cell table:formula="of:=IF(ISNA(VLOOKUP([.I278];table;3;1));[.C278];VLOOKUP([.I278];table;3;1))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REEK CAPITAL LETTER IOTA</text:p>
          </table:table-cell>
          <table:table-cell table:number-columns-repeated="2"/>
          <table:table-cell table:formula="of:=UNICHAR(HEX2DEC(MID([.A278];3;4)))" office:value-type="string" office:string-value="Ι" calcext:value-type="string">
            <text:p>Ι</text:p>
          </table:table-cell>
          <table:table-cell table:formula="of:=UNICHAR(HEX2DEC(MID([.I278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a</text:p>
          </table:table-cell>
          <table:table-cell table:formula="of:=IF(ISNA(VLOOKUP([.I279];table;3;1));[.C279];VLOOKUP([.I279];table;3;1))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REEK CAPITAL LETTER KAPPA</text:p>
          </table:table-cell>
          <table:table-cell table:number-columns-repeated="2"/>
          <table:table-cell table:formula="of:=UNICHAR(HEX2DEC(MID([.A279];3;4)))" office:value-type="string" office:string-value="Κ" calcext:value-type="string">
            <text:p>Κ</text:p>
          </table:table-cell>
          <table:table-cell table:formula="of:=UNICHAR(HEX2DEC(MID([.I279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b</text:p>
          </table:table-cell>
          <table:table-cell table:formula="of:=IF(ISNA(VLOOKUP([.I280];table;3;1));[.C280];VLOOKUP([.I280];table;3;1))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REEK CAPITAL LETTER LAMDA</text:p>
          </table:table-cell>
          <table:table-cell table:number-columns-repeated="2"/>
          <table:table-cell table:formula="of:=UNICHAR(HEX2DEC(MID([.A280];3;4)))" office:value-type="string" office:string-value="Λ" calcext:value-type="string">
            <text:p>Λ</text:p>
          </table:table-cell>
          <table:table-cell table:formula="of:=UNICHAR(HEX2DEC(MID([.I280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c</text:p>
          </table:table-cell>
          <table:table-cell table:formula="of:=IF(ISNA(VLOOKUP([.I281];table;3;1));[.C281];VLOOKUP([.I281];table;3;1))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REEK CAPITAL LETTER MU</text:p>
          </table:table-cell>
          <table:table-cell table:number-columns-repeated="2"/>
          <table:table-cell table:formula="of:=UNICHAR(HEX2DEC(MID([.A281];3;4)))" office:value-type="string" office:string-value="Μ" calcext:value-type="string">
            <text:p>Μ</text:p>
          </table:table-cell>
          <table:table-cell table:formula="of:=UNICHAR(HEX2DEC(MID([.I281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d</text:p>
          </table:table-cell>
          <table:table-cell table:formula="of:=IF(ISNA(VLOOKUP([.I282];table;3;1));[.C282];VLOOKUP([.I282];table;3;1))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REEK CAPITAL LETTER NU</text:p>
          </table:table-cell>
          <table:table-cell table:number-columns-repeated="2"/>
          <table:table-cell table:formula="of:=UNICHAR(HEX2DEC(MID([.A282];3;4)))" office:value-type="string" office:string-value="Ν" calcext:value-type="string">
            <text:p>Ν</text:p>
          </table:table-cell>
          <table:table-cell table:formula="of:=UNICHAR(HEX2DEC(MID([.I282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e</text:p>
          </table:table-cell>
          <table:table-cell table:formula="of:=IF(ISNA(VLOOKUP([.I283];table;3;1));[.C283];VLOOKUP([.I283];table;3;1))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EEK CAPITAL LETTER XI</text:p>
          </table:table-cell>
          <table:table-cell table:number-columns-repeated="2"/>
          <table:table-cell table:formula="of:=UNICHAR(HEX2DEC(MID([.A283];3;4)))" office:value-type="string" office:string-value="Ξ" calcext:value-type="string">
            <text:p>Ξ</text:p>
          </table:table-cell>
          <table:table-cell table:formula="of:=UNICHAR(HEX2DEC(MID([.I283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f</text:p>
          </table:table-cell>
          <table:table-cell table:formula="of:=IF(ISNA(VLOOKUP([.I284];table;3;1));[.C284];VLOOKUP([.I284];table;3;1))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REEK CAPITAL LETTER OMICRON</text:p>
          </table:table-cell>
          <table:table-cell table:number-columns-repeated="2"/>
          <table:table-cell table:formula="of:=UNICHAR(HEX2DEC(MID([.A284];3;4)))" office:value-type="string" office:string-value="Ο" calcext:value-type="string">
            <text:p>Ο</text:p>
          </table:table-cell>
          <table:table-cell table:formula="of:=UNICHAR(HEX2DEC(MID([.I284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0</text:p>
          </table:table-cell>
          <table:table-cell table:formula="of:=IF(ISNA(VLOOKUP([.I285];table;3;1));[.C285];VLOOKUP([.I285];table;3;1))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EEK CAPITAL LETTER PI</text:p>
          </table:table-cell>
          <table:table-cell table:number-columns-repeated="2"/>
          <table:table-cell table:formula="of:=UNICHAR(HEX2DEC(MID([.A285];3;4)))" office:value-type="string" office:string-value="Π" calcext:value-type="string">
            <text:p>Π</text:p>
          </table:table-cell>
          <table:table-cell table:formula="of:=UNICHAR(HEX2DEC(MID([.I285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1</text:p>
          </table:table-cell>
          <table:table-cell table:formula="of:=IF(ISNA(VLOOKUP([.I286];table;3;1));[.C286];VLOOKUP([.I286];table;3;1))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EEK CAPITAL LETTER RHO</text:p>
          </table:table-cell>
          <table:table-cell table:number-columns-repeated="2"/>
          <table:table-cell table:formula="of:=UNICHAR(HEX2DEC(MID([.A286];3;4)))" office:value-type="string" office:string-value="Ρ" calcext:value-type="string">
            <text:p>Ρ</text:p>
          </table:table-cell>
          <table:table-cell table:formula="of:=UNICHAR(HEX2DEC(MID([.I286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3</text:p>
          </table:table-cell>
          <table:table-cell table:formula="of:=IF(ISNA(VLOOKUP([.I287];table;3;1));[.C287];VLOOKUP([.I287];table;3;1))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EEK CAPITAL LETTER SIGMA</text:p>
          </table:table-cell>
          <table:table-cell table:number-columns-repeated="2"/>
          <table:table-cell table:formula="of:=UNICHAR(HEX2DEC(MID([.A287];3;4)))" office:value-type="string" office:string-value="Σ" calcext:value-type="string">
            <text:p>Σ</text:p>
          </table:table-cell>
          <table:table-cell table:formula="of:=UNICHAR(HEX2DEC(MID([.I287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4</text:p>
          </table:table-cell>
          <table:table-cell table:formula="of:=IF(ISNA(VLOOKUP([.I288];table;3;1));[.C288];VLOOKUP([.I288];table;3;1))" office:value-type="float" office:value="396" calcext:value-type="float">
            <text:p>3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REEK CAPITAL LETTER TAU</text:p>
          </table:table-cell>
          <table:table-cell table:number-columns-repeated="2"/>
          <table:table-cell table:formula="of:=UNICHAR(HEX2DEC(MID([.A288];3;4)))" office:value-type="string" office:string-value="Τ" calcext:value-type="string">
            <text:p>Τ</text:p>
          </table:table-cell>
          <table:table-cell table:formula="of:=UNICHAR(HEX2DEC(MID([.I288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5</text:p>
          </table:table-cell>
          <table:table-cell table:formula="of:=IF(ISNA(VLOOKUP([.I289];table;3;1));[.C289];VLOOKUP([.I289];table;3;1))" office:value-type="float" office:value="398" calcext:value-type="float">
            <text:p>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EK CAPITAL LETTER UPSILON</text:p>
          </table:table-cell>
          <table:table-cell table:number-columns-repeated="2"/>
          <table:table-cell table:formula="of:=UNICHAR(HEX2DEC(MID([.A289];3;4)))" office:value-type="string" office:string-value="Υ" calcext:value-type="string">
            <text:p>Υ</text:p>
          </table:table-cell>
          <table:table-cell table:formula="of:=UNICHAR(HEX2DEC(MID([.I289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6</text:p>
          </table:table-cell>
          <table:table-cell table:formula="of:=IF(ISNA(VLOOKUP([.I290];table;3;1));[.C290];VLOOKUP([.I290];table;3;1))" office:value-type="float" office:value="404" calcext:value-type="float">
            <text:p>4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EEK CAPITAL LETTER PHI</text:p>
          </table:table-cell>
          <table:table-cell table:number-columns-repeated="2"/>
          <table:table-cell table:formula="of:=UNICHAR(HEX2DEC(MID([.A290];3;4)))" office:value-type="string" office:string-value="Φ" calcext:value-type="string">
            <text:p>Φ</text:p>
          </table:table-cell>
          <table:table-cell table:formula="of:=UNICHAR(HEX2DEC(MID([.I290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7</text:p>
          </table:table-cell>
          <table:table-cell table:formula="of:=IF(ISNA(VLOOKUP([.I291];table;3;1));[.C291];VLOOKUP([.I291];table;3;1))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EEK CAPITAL LETTER CHI</text:p>
          </table:table-cell>
          <table:table-cell table:number-columns-repeated="2"/>
          <table:table-cell table:formula="of:=UNICHAR(HEX2DEC(MID([.A291];3;4)))" office:value-type="string" office:string-value="Χ" calcext:value-type="string">
            <text:p>Χ</text:p>
          </table:table-cell>
          <table:table-cell table:formula="of:=UNICHAR(HEX2DEC(MID([.I291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8</text:p>
          </table:table-cell>
          <table:table-cell table:formula="of:=IF(ISNA(VLOOKUP([.I292];table;3;1));[.C292];VLOOKUP([.I292];table;3;1))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EEK CAPITAL LETTER PSI</text:p>
          </table:table-cell>
          <table:table-cell table:number-columns-repeated="2"/>
          <table:table-cell table:formula="of:=UNICHAR(HEX2DEC(MID([.A292];3;4)))" office:value-type="string" office:string-value="Ψ" calcext:value-type="string">
            <text:p>Ψ</text:p>
          </table:table-cell>
          <table:table-cell table:formula="of:=UNICHAR(HEX2DEC(MID([.I292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9</text:p>
          </table:table-cell>
          <table:table-cell table:formula="of:=IF(ISNA(VLOOKUP([.I293];table;3;1));[.C293];VLOOKUP([.I293];table;3;1))" office:value-type="float" office:value="410" calcext:value-type="float">
            <text:p>4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EK CAPITAL LETTER OMEGA</text:p>
          </table:table-cell>
          <table:table-cell table:number-columns-repeated="2"/>
          <table:table-cell table:formula="of:=UNICHAR(HEX2DEC(MID([.A293];3;4)))" office:value-type="string" office:string-value="Ω" calcext:value-type="string">
            <text:p>Ω</text:p>
          </table:table-cell>
          <table:table-cell table:formula="of:=UNICHAR(HEX2DEC(MID([.I293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a</text:p>
          </table:table-cell>
          <table:table-cell table:formula="of:=IF(ISNA(VLOOKUP([.I294];table;3;1));[.C294];VLOOKUP([.I294];table;3;1))"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REEK CAPITAL LETTER IOTA WITH DIALYTIKA</text:p>
          </table:table-cell>
          <table:table-cell table:number-columns-repeated="2"/>
          <table:table-cell table:formula="of:=UNICHAR(HEX2DEC(MID([.A294];3;4)))" office:value-type="string" office:string-value="Ϊ" calcext:value-type="string">
            <text:p>Ϊ</text:p>
          </table:table-cell>
          <table:table-cell table:formula="of:=UNICHAR(HEX2DEC(MID([.I294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b</text:p>
          </table:table-cell>
          <table:table-cell table:formula="of:=IF(ISNA(VLOOKUP([.I295];table;3;1));[.C295];VLOOKUP([.I295];table;3;1))"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REEK CAPITAL LETTER UPSILON WITH DIALYTIKA</text:p>
          </table:table-cell>
          <table:table-cell table:number-columns-repeated="2"/>
          <table:table-cell table:formula="of:=UNICHAR(HEX2DEC(MID([.A295];3;4)))" office:value-type="string" office:string-value="Ϋ" calcext:value-type="string">
            <text:p>Ϋ</text:p>
          </table:table-cell>
          <table:table-cell table:formula="of:=UNICHAR(HEX2DEC(MID([.I295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c</text:p>
          </table:table-cell>
          <table:table-cell table:formula="of:=IF(ISNA(VLOOKUP([.I296];table;3;1));[.C296];VLOOKUP([.I296];table;3;1))"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GREEK SMALL LETTER ALPHA WITH TONOS</text:p>
          </table:table-cell>
          <table:table-cell table:number-columns-repeated="2"/>
          <table:table-cell table:formula="of:=UNICHAR(HEX2DEC(MID([.A296];3;4)))" office:value-type="string" office:string-value="ά" calcext:value-type="string">
            <text:p>ά</text:p>
          </table:table-cell>
          <table:table-cell table:formula="of:=UNICHAR(HEX2DEC(MID([.I296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d</text:p>
          </table:table-cell>
          <table:table-cell table:formula="of:=IF(ISNA(VLOOKUP([.I297];table;3;1));[.C297];VLOOKUP([.I297];table;3;1))"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REEK SMALL LETTER EPSILON WITH TONOS</text:p>
          </table:table-cell>
          <table:table-cell table:number-columns-repeated="2"/>
          <table:table-cell table:formula="of:=UNICHAR(HEX2DEC(MID([.A297];3;4)))" office:value-type="string" office:string-value="έ" calcext:value-type="string">
            <text:p>έ</text:p>
          </table:table-cell>
          <table:table-cell table:formula="of:=UNICHAR(HEX2DEC(MID([.I297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e</text:p>
          </table:table-cell>
          <table:table-cell table:formula="of:=IF(ISNA(VLOOKUP([.I298];table;3;1));[.C298];VLOOKUP([.I298];table;3;1))"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GREEK SMALL LETTER ETA WITH TONOS</text:p>
          </table:table-cell>
          <table:table-cell table:number-columns-repeated="2"/>
          <table:table-cell table:formula="of:=UNICHAR(HEX2DEC(MID([.A298];3;4)))" office:value-type="string" office:string-value="ή" calcext:value-type="string">
            <text:p>ή</text:p>
          </table:table-cell>
          <table:table-cell table:formula="of:=UNICHAR(HEX2DEC(MID([.I298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f</text:p>
          </table:table-cell>
          <table:table-cell table:formula="of:=IF(ISNA(VLOOKUP([.I299];table;3;1));[.C299];VLOOKUP([.I299];table;3;1))"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GREEK SMALL LETTER IOTA WITH TONOS</text:p>
          </table:table-cell>
          <table:table-cell table:number-columns-repeated="2"/>
          <table:table-cell table:formula="of:=UNICHAR(HEX2DEC(MID([.A299];3;4)))" office:value-type="string" office:string-value="ί" calcext:value-type="string">
            <text:p>ί</text:p>
          </table:table-cell>
          <table:table-cell table:formula="of:=UNICHAR(HEX2DEC(MID([.I29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0</text:p>
          </table:table-cell>
          <table:table-cell table:formula="of:=IF(ISNA(VLOOKUP([.I300];table;3;1));[.C300];VLOOKUP([.I300];table;3;1))"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EEK SMALL LETTER UPSILON WITH DIALYTIKA AND TONOS</text:p>
          </table:table-cell>
          <table:table-cell table:number-columns-repeated="2"/>
          <table:table-cell table:formula="of:=UNICHAR(HEX2DEC(MID([.A300];3;4)))" office:value-type="string" office:string-value="ΰ" calcext:value-type="string">
            <text:p>ΰ</text:p>
          </table:table-cell>
          <table:table-cell table:formula="of:=UNICHAR(HEX2DEC(MID([.I30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1</text:p>
          </table:table-cell>
          <table:table-cell table:formula="of:=IF(ISNA(VLOOKUP([.I301];table;3;1));[.C301];VLOOKUP([.I301];table;3;1))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REEK SMALL LETTER ALPHA</text:p>
          </table:table-cell>
          <table:table-cell table:number-columns-repeated="2"/>
          <table:table-cell table:formula="of:=UNICHAR(HEX2DEC(MID([.A301];3;4)))" office:value-type="string" office:string-value="α" calcext:value-type="string">
            <text:p>α</text:p>
          </table:table-cell>
          <table:table-cell table:formula="of:=UNICHAR(HEX2DEC(MID([.I30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2</text:p>
          </table:table-cell>
          <table:table-cell table:formula="of:=IF(ISNA(VLOOKUP([.I302];table;3;1));[.C302];VLOOKUP([.I302];table;3;1))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REEK SMALL LETTER BETA</text:p>
          </table:table-cell>
          <table:table-cell table:number-columns-repeated="2"/>
          <table:table-cell table:formula="of:=UNICHAR(HEX2DEC(MID([.A302];3;4)))" office:value-type="string" office:string-value="β" calcext:value-type="string">
            <text:p>β</text:p>
          </table:table-cell>
          <table:table-cell table:formula="of:=UNICHAR(HEX2DEC(MID([.I302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3</text:p>
          </table:table-cell>
          <table:table-cell table:formula="of:=IF(ISNA(VLOOKUP([.I303];table;3;1));[.C303];VLOOKUP([.I303];table;3;1))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REEK SMALL LETTER GAMMA</text:p>
          </table:table-cell>
          <table:table-cell table:number-columns-repeated="2"/>
          <table:table-cell table:formula="of:=UNICHAR(HEX2DEC(MID([.A303];3;4)))" office:value-type="string" office:string-value="γ" calcext:value-type="string">
            <text:p>γ</text:p>
          </table:table-cell>
          <table:table-cell table:formula="of:=UNICHAR(HEX2DEC(MID([.I303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4</text:p>
          </table:table-cell>
          <table:table-cell table:formula="of:=IF(ISNA(VLOOKUP([.I304];table;3;1));[.C304];VLOOKUP([.I304];table;3;1))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REEK SMALL LETTER DELTA</text:p>
          </table:table-cell>
          <table:table-cell table:number-columns-repeated="2"/>
          <table:table-cell table:formula="of:=UNICHAR(HEX2DEC(MID([.A304];3;4)))" office:value-type="string" office:string-value="δ" calcext:value-type="string">
            <text:p>δ</text:p>
          </table:table-cell>
          <table:table-cell table:formula="of:=UNICHAR(HEX2DEC(MID([.I304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5</text:p>
          </table:table-cell>
          <table:table-cell table:formula="of:=IF(ISNA(VLOOKUP([.I305];table;3;1));[.C305];VLOOKUP([.I305];table;3;1))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GREEK SMALL LETTER EPSILON</text:p>
          </table:table-cell>
          <table:table-cell table:number-columns-repeated="2"/>
          <table:table-cell table:formula="of:=UNICHAR(HEX2DEC(MID([.A305];3;4)))" office:value-type="string" office:string-value="ε" calcext:value-type="string">
            <text:p>ε</text:p>
          </table:table-cell>
          <table:table-cell table:formula="of:=UNICHAR(HEX2DEC(MID([.I305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6</text:p>
          </table:table-cell>
          <table:table-cell table:formula="of:=IF(ISNA(VLOOKUP([.I306];table;3;1));[.C306];VLOOKUP([.I306];table;3;1))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GREEK SMALL LETTER ZETA</text:p>
          </table:table-cell>
          <table:table-cell table:number-columns-repeated="2"/>
          <table:table-cell table:formula="of:=UNICHAR(HEX2DEC(MID([.A306];3;4)))" office:value-type="string" office:string-value="ζ" calcext:value-type="string">
            <text:p>ζ</text:p>
          </table:table-cell>
          <table:table-cell table:formula="of:=UNICHAR(HEX2DEC(MID([.I306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7</text:p>
          </table:table-cell>
          <table:table-cell table:formula="of:=IF(ISNA(VLOOKUP([.I307];table;3;1));[.C307];VLOOKUP([.I307];table;3;1))"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GREEK SMALL LETTER ETA</text:p>
          </table:table-cell>
          <table:table-cell table:number-columns-repeated="2"/>
          <table:table-cell table:formula="of:=UNICHAR(HEX2DEC(MID([.A307];3;4)))" office:value-type="string" office:string-value="η" calcext:value-type="string">
            <text:p>η</text:p>
          </table:table-cell>
          <table:table-cell table:formula="of:=UNICHAR(HEX2DEC(MID([.I307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8</text:p>
          </table:table-cell>
          <table:table-cell table:formula="of:=IF(ISNA(VLOOKUP([.I308];table;3;1));[.C308];VLOOKUP([.I308];table;3;1))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REEK SMALL LETTER THETA</text:p>
          </table:table-cell>
          <table:table-cell table:number-columns-repeated="2"/>
          <table:table-cell table:formula="of:=UNICHAR(HEX2DEC(MID([.A308];3;4)))" office:value-type="string" office:string-value="θ" calcext:value-type="string">
            <text:p>θ</text:p>
          </table:table-cell>
          <table:table-cell table:formula="of:=UNICHAR(HEX2DEC(MID([.I308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9</text:p>
          </table:table-cell>
          <table:table-cell table:formula="of:=IF(ISNA(VLOOKUP([.I309];table;3;1));[.C309];VLOOKUP([.I309];table;3;1))"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REEK SMALL LETTER IOTA</text:p>
          </table:table-cell>
          <table:table-cell table:number-columns-repeated="2"/>
          <table:table-cell table:formula="of:=UNICHAR(HEX2DEC(MID([.A309];3;4)))" office:value-type="string" office:string-value="ι" calcext:value-type="string">
            <text:p>ι</text:p>
          </table:table-cell>
          <table:table-cell table:formula="of:=UNICHAR(HEX2DEC(MID([.I30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a</text:p>
          </table:table-cell>
          <table:table-cell table:formula="of:=IF(ISNA(VLOOKUP([.I310];table;3;1));[.C310];VLOOKUP([.I310];table;3;1))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GREEK SMALL LETTER KAPPA</text:p>
          </table:table-cell>
          <table:table-cell table:number-columns-repeated="2"/>
          <table:table-cell table:formula="of:=UNICHAR(HEX2DEC(MID([.A310];3;4)))" office:value-type="string" office:string-value="κ" calcext:value-type="string">
            <text:p>κ</text:p>
          </table:table-cell>
          <table:table-cell table:formula="of:=UNICHAR(HEX2DEC(MID([.I310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b</text:p>
          </table:table-cell>
          <table:table-cell table:formula="of:=IF(ISNA(VLOOKUP([.I311];table;3;1));[.C311];VLOOKUP([.I311];table;3;1))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REEK SMALL LETTER LAMDA</text:p>
          </table:table-cell>
          <table:table-cell table:number-columns-repeated="2"/>
          <table:table-cell table:formula="of:=UNICHAR(HEX2DEC(MID([.A311];3;4)))" office:value-type="string" office:string-value="λ" calcext:value-type="string">
            <text:p>λ</text:p>
          </table:table-cell>
          <table:table-cell table:formula="of:=UNICHAR(HEX2DEC(MID([.I311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c</text:p>
          </table:table-cell>
          <table:table-cell table:formula="of:=IF(ISNA(VLOOKUP([.I312];table;3;1));[.C312];VLOOKUP([.I312];table;3;1))"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GREEK SMALL LETTER MU</text:p>
          </table:table-cell>
          <table:table-cell table:number-columns-repeated="2"/>
          <table:table-cell table:formula="of:=UNICHAR(HEX2DEC(MID([.A312];3;4)))" office:value-type="string" office:string-value="μ" calcext:value-type="string">
            <text:p>μ</text:p>
          </table:table-cell>
          <table:table-cell table:formula="of:=UNICHAR(HEX2DEC(MID([.I31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d</text:p>
          </table:table-cell>
          <table:table-cell table:formula="of:=IF(ISNA(VLOOKUP([.I313];table;3;1));[.C313];VLOOKUP([.I313];table;3;1))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REEK SMALL LETTER NU</text:p>
          </table:table-cell>
          <table:table-cell table:number-columns-repeated="2"/>
          <table:table-cell table:formula="of:=UNICHAR(HEX2DEC(MID([.A313];3;4)))" office:value-type="string" office:string-value="ν" calcext:value-type="string">
            <text:p>ν</text:p>
          </table:table-cell>
          <table:table-cell table:formula="of:=UNICHAR(HEX2DEC(MID([.I313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e</text:p>
          </table:table-cell>
          <table:table-cell table:formula="of:=IF(ISNA(VLOOKUP([.I314];table;3;1));[.C314];VLOOKUP([.I314];table;3;1))"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GREEK SMALL LETTER XI</text:p>
          </table:table-cell>
          <table:table-cell table:number-columns-repeated="2"/>
          <table:table-cell table:formula="of:=UNICHAR(HEX2DEC(MID([.A314];3;4)))" office:value-type="string" office:string-value="ξ" calcext:value-type="string">
            <text:p>ξ</text:p>
          </table:table-cell>
          <table:table-cell table:formula="of:=UNICHAR(HEX2DEC(MID([.I314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f</text:p>
          </table:table-cell>
          <table:table-cell table:formula="of:=IF(ISNA(VLOOKUP([.I315];table;3;1));[.C315];VLOOKUP([.I315];table;3;1))"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REEK SMALL LETTER OMICRON</text:p>
          </table:table-cell>
          <table:table-cell table:number-columns-repeated="2"/>
          <table:table-cell table:formula="of:=UNICHAR(HEX2DEC(MID([.A315];3;4)))" office:value-type="string" office:string-value="ο" calcext:value-type="string">
            <text:p>ο</text:p>
          </table:table-cell>
          <table:table-cell table:formula="of:=UNICHAR(HEX2DEC(MID([.I315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0</text:p>
          </table:table-cell>
          <table:table-cell table:formula="of:=IF(ISNA(VLOOKUP([.I316];table;3;1));[.C316];VLOOKUP([.I316];table;3;1))"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EEK SMALL LETTER PI</text:p>
          </table:table-cell>
          <table:table-cell table:number-columns-repeated="2"/>
          <table:table-cell table:formula="of:=UNICHAR(HEX2DEC(MID([.A316];3;4)))" office:value-type="string" office:string-value="π" calcext:value-type="string">
            <text:p>π</text:p>
          </table:table-cell>
          <table:table-cell table:formula="of:=UNICHAR(HEX2DEC(MID([.I316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1</text:p>
          </table:table-cell>
          <table:table-cell table:formula="of:=IF(ISNA(VLOOKUP([.I317];table;3;1));[.C317];VLOOKUP([.I317];table;3;1))"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EEK SMALL LETTER RHO</text:p>
          </table:table-cell>
          <table:table-cell table:number-columns-repeated="2"/>
          <table:table-cell table:formula="of:=UNICHAR(HEX2DEC(MID([.A317];3;4)))" office:value-type="string" office:string-value="ρ" calcext:value-type="string">
            <text:p>ρ</text:p>
          </table:table-cell>
          <table:table-cell table:formula="of:=UNICHAR(HEX2DEC(MID([.I317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2</text:p>
          </table:table-cell>
          <table:table-cell table:formula="of:=IF(ISNA(VLOOKUP([.I318];table;3;1));[.C318];VLOOKUP([.I318];table;3;1))"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EEK SMALL LETTER FINAL SIGMA</text:p>
          </table:table-cell>
          <table:table-cell table:number-columns-repeated="2"/>
          <table:table-cell table:formula="of:=UNICHAR(HEX2DEC(MID([.A318];3;4)))" office:value-type="string" office:string-value="ς" calcext:value-type="string">
            <text:p>ς</text:p>
          </table:table-cell>
          <table:table-cell table:formula="of:=UNICHAR(HEX2DEC(MID([.I318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3</text:p>
          </table:table-cell>
          <table:table-cell table:formula="of:=IF(ISNA(VLOOKUP([.I319];table;3;1));[.C319];VLOOKUP([.I319];table;3;1))"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REEK SMALL LETTER SIGMA</text:p>
          </table:table-cell>
          <table:table-cell table:number-columns-repeated="2"/>
          <table:table-cell table:formula="of:=UNICHAR(HEX2DEC(MID([.A319];3;4)))" office:value-type="string" office:string-value="σ" calcext:value-type="string">
            <text:p>σ</text:p>
          </table:table-cell>
          <table:table-cell table:formula="of:=UNICHAR(HEX2DEC(MID([.I319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4</text:p>
          </table:table-cell>
          <table:table-cell table:formula="of:=IF(ISNA(VLOOKUP([.I320];table;3;1));[.C320];VLOOKUP([.I320];table;3;1))"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EEK SMALL LETTER TAU</text:p>
          </table:table-cell>
          <table:table-cell table:number-columns-repeated="2"/>
          <table:table-cell table:formula="of:=UNICHAR(HEX2DEC(MID([.A320];3;4)))" office:value-type="string" office:string-value="τ" calcext:value-type="string">
            <text:p>τ</text:p>
          </table:table-cell>
          <table:table-cell table:formula="of:=UNICHAR(HEX2DEC(MID([.I320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5</text:p>
          </table:table-cell>
          <table:table-cell table:formula="of:=IF(ISNA(VLOOKUP([.I321];table;3;1));[.C321];VLOOKUP([.I321];table;3;1))"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REEK SMALL LETTER UPSILON</text:p>
          </table:table-cell>
          <table:table-cell table:number-columns-repeated="2"/>
          <table:table-cell table:formula="of:=UNICHAR(HEX2DEC(MID([.A321];3;4)))" office:value-type="string" office:string-value="υ" calcext:value-type="string">
            <text:p>υ</text:p>
          </table:table-cell>
          <table:table-cell table:formula="of:=UNICHAR(HEX2DEC(MID([.I321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6</text:p>
          </table:table-cell>
          <table:table-cell table:formula="of:=IF(ISNA(VLOOKUP([.I322];table;3;1));[.C322];VLOOKUP([.I322];table;3;1))"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REEK SMALL LETTER PHI</text:p>
          </table:table-cell>
          <table:table-cell table:number-columns-repeated="2"/>
          <table:table-cell table:formula="of:=UNICHAR(HEX2DEC(MID([.A322];3;4)))" office:value-type="string" office:string-value="φ" calcext:value-type="string">
            <text:p>φ</text:p>
          </table:table-cell>
          <table:table-cell table:formula="of:=UNICHAR(HEX2DEC(MID([.I322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7</text:p>
          </table:table-cell>
          <table:table-cell table:formula="of:=IF(ISNA(VLOOKUP([.I323];table;3;1));[.C323];VLOOKUP([.I323];table;3;1))"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EEK SMALL LETTER CHI</text:p>
          </table:table-cell>
          <table:table-cell table:number-columns-repeated="2"/>
          <table:table-cell table:formula="of:=UNICHAR(HEX2DEC(MID([.A323];3;4)))" office:value-type="string" office:string-value="χ" calcext:value-type="string">
            <text:p>χ</text:p>
          </table:table-cell>
          <table:table-cell table:formula="of:=UNICHAR(HEX2DEC(MID([.I323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8</text:p>
          </table:table-cell>
          <table:table-cell table:formula="of:=IF(ISNA(VLOOKUP([.I324];table;3;1));[.C324];VLOOKUP([.I324];table;3;1))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REEK SMALL LETTER PSI</text:p>
          </table:table-cell>
          <table:table-cell table:number-columns-repeated="2"/>
          <table:table-cell table:formula="of:=UNICHAR(HEX2DEC(MID([.A324];3;4)))" office:value-type="string" office:string-value="ψ" calcext:value-type="string">
            <text:p>ψ</text:p>
          </table:table-cell>
          <table:table-cell table:formula="of:=UNICHAR(HEX2DEC(MID([.I324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9</text:p>
          </table:table-cell>
          <table:table-cell table:formula="of:=IF(ISNA(VLOOKUP([.I325];table;3;1));[.C325];VLOOKUP([.I325];table;3;1))"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EEK SMALL LETTER OMEGA</text:p>
          </table:table-cell>
          <table:table-cell table:number-columns-repeated="2"/>
          <table:table-cell table:formula="of:=UNICHAR(HEX2DEC(MID([.A325];3;4)))" office:value-type="string" office:string-value="ω" calcext:value-type="string">
            <text:p>ω</text:p>
          </table:table-cell>
          <table:table-cell table:formula="of:=UNICHAR(HEX2DEC(MID([.I325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a</text:p>
          </table:table-cell>
          <table:table-cell table:formula="of:=IF(ISNA(VLOOKUP([.I326];table;3;1));[.C326];VLOOKUP([.I326];table;3;1))"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REEK SMALL LETTER IOTA WITH DIALYTIKA</text:p>
          </table:table-cell>
          <table:table-cell table:number-columns-repeated="2"/>
          <table:table-cell table:formula="of:=UNICHAR(HEX2DEC(MID([.A326];3;4)))" office:value-type="string" office:string-value="ϊ" calcext:value-type="string">
            <text:p>ϊ</text:p>
          </table:table-cell>
          <table:table-cell table:formula="of:=UNICHAR(HEX2DEC(MID([.I326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b</text:p>
          </table:table-cell>
          <table:table-cell table:formula="of:=IF(ISNA(VLOOKUP([.I327];table;3;1));[.C327];VLOOKUP([.I327];table;3;1))"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EEK SMALL LETTER UPSILON WITH DIALYTIKA</text:p>
          </table:table-cell>
          <table:table-cell table:number-columns-repeated="2"/>
          <table:table-cell table:formula="of:=UNICHAR(HEX2DEC(MID([.A327];3;4)))" office:value-type="string" office:string-value="ϋ" calcext:value-type="string">
            <text:p>ϋ</text:p>
          </table:table-cell>
          <table:table-cell table:formula="of:=UNICHAR(HEX2DEC(MID([.I327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c</text:p>
          </table:table-cell>
          <table:table-cell table:formula="of:=IF(ISNA(VLOOKUP([.I328];table;3;1));[.C328];VLOOKUP([.I328];table;3;1))"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K SMALL LETTER OMICRON WITH TONOS</text:p>
          </table:table-cell>
          <table:table-cell table:number-columns-repeated="2"/>
          <table:table-cell table:formula="of:=UNICHAR(HEX2DEC(MID([.A328];3;4)))" office:value-type="string" office:string-value="ό" calcext:value-type="string">
            <text:p>ό</text:p>
          </table:table-cell>
          <table:table-cell table:formula="of:=UNICHAR(HEX2DEC(MID([.I328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d</text:p>
          </table:table-cell>
          <table:table-cell table:formula="of:=IF(ISNA(VLOOKUP([.I329];table;3;1));[.C329];VLOOKUP([.I329];table;3;1))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EK SMALL LETTER UPSILON WITH TONOS</text:p>
          </table:table-cell>
          <table:table-cell table:number-columns-repeated="2"/>
          <table:table-cell table:formula="of:=UNICHAR(HEX2DEC(MID([.A329];3;4)))" office:value-type="string" office:string-value="ύ" calcext:value-type="string">
            <text:p>ύ</text:p>
          </table:table-cell>
          <table:table-cell table:formula="of:=UNICHAR(HEX2DEC(MID([.I329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e</text:p>
          </table:table-cell>
          <table:table-cell table:formula="of:=IF(ISNA(VLOOKUP([.I330];table;3;1));[.C330];VLOOKUP([.I330];table;3;1))"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EEK SMALL LETTER OMEGA WITH TONOS</text:p>
          </table:table-cell>
          <table:table-cell table:number-columns-repeated="2"/>
          <table:table-cell table:formula="of:=UNICHAR(HEX2DEC(MID([.A330];3;4)))" office:value-type="string" office:string-value="ώ" calcext:value-type="string">
            <text:p>ώ</text:p>
          </table:table-cell>
          <table:table-cell table:formula="of:=UNICHAR(HEX2DEC(MID([.I330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1d61</text:p>
          </table:table-cell>
          <table:table-cell table:formula="of:=IF(ISNA(VLOOKUP([.I331];table;3;1));[.C331];VLOOKUP([.I331];table;3;1))"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ODIFIER LETTER SMALL CHI</text:p>
          </table:table-cell>
          <table:table-cell office:value-type="string" calcext:value-type="string">
            <text:p>Superscript x</text:p>
          </table:table-cell>
          <table:table-cell/>
          <table:table-cell table:formula="of:=UNICHAR(HEX2DEC(MID([.A331];3;4)))" office:value-type="string" office:string-value="ᵡ" calcext:value-type="string">
            <text:p>ᵡ</text:p>
          </table:table-cell>
          <table:table-cell table:formula="of:=UNICHAR(HEX2DEC(MID([.I331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1d64</text:p>
          </table:table-cell>
          <table:table-cell table:formula="of:=IF(ISNA(VLOOKUP([.I332];table;3;1));[.C332];VLOOKUP([.I332];table;3;1))"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TIN SUBSCRIPT SMALL LETTER U</text:p>
          </table:table-cell>
          <table:table-cell table:number-columns-repeated="2"/>
          <table:table-cell table:formula="of:=UNICHAR(HEX2DEC(MID([.A332];3;4)))" office:value-type="string" office:string-value="ᵤ" calcext:value-type="string">
            <text:p>ᵤ</text:p>
          </table:table-cell>
          <table:table-cell table:formula="of:=UNICHAR(HEX2DEC(MID([.I33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3</text:p>
          </table:table-cell>
          <table:table-cell table:formula="of:=IF(ISNA(VLOOKUP([.I333];table;3;1));[.C333];VLOOKUP([.I333];table;3;1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 SPACE</text:p>
          </table:table-cell>
          <table:table-cell table:number-columns-repeated="2"/>
          <table:table-cell table:formula="of:=UNICHAR(HEX2DEC(MID([.A333];3;4)))" office:value-type="string" office:string-value=" " calcext:value-type="string">
            <text:p> </text:p>
          </table:table-cell>
          <table:table-cell table:formula="of:=UNICHAR(HEX2DEC(MID([.I333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4</text:p>
          </table:table-cell>
          <table:table-cell table:formula="of:=IF(ISNA(VLOOKUP([.I334];table;3;1));[.C334];VLOOKUP([.I334];table;3;1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-PER-EM SPACE</text:p>
          </table:table-cell>
          <table:table-cell table:number-columns-repeated="2"/>
          <table:table-cell table:formula="of:=UNICHAR(HEX2DEC(MID([.A334];3;4)))" office:value-type="string" office:string-value=" " calcext:value-type="string">
            <text:p> </text:p>
          </table:table-cell>
          <table:table-cell table:formula="of:=UNICHAR(HEX2DEC(MID([.I334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5</text:p>
          </table:table-cell>
          <table:table-cell table:formula="of:=IF(ISNA(VLOOKUP([.I335];table;3;1));[.C335];VLOOKUP([.I335];table;3;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-PER-EM SPACE</text:p>
          </table:table-cell>
          <table:table-cell table:number-columns-repeated="2"/>
          <table:table-cell table:formula="of:=UNICHAR(HEX2DEC(MID([.A335];3;4)))" office:value-type="string" office:string-value=" " calcext:value-type="string">
            <text:p> </text:p>
          </table:table-cell>
          <table:table-cell table:formula="of:=UNICHAR(HEX2DEC(MID([.I335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6</text:p>
          </table:table-cell>
          <table:table-cell table:formula="of:=IF(ISNA(VLOOKUP([.I336];table;3;1));[.C336];VLOOKUP([.I336];table;3;1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-PER-EM SPACE</text:p>
          </table:table-cell>
          <table:table-cell table:number-columns-repeated="2"/>
          <table:table-cell table:formula="of:=UNICHAR(HEX2DEC(MID([.A336];3;4)))" office:value-type="string" office:string-value=" " calcext:value-type="string">
            <text:p> </text:p>
          </table:table-cell>
          <table:table-cell table:formula="of:=UNICHAR(HEX2DEC(MID([.I336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7</text:p>
          </table:table-cell>
          <table:table-cell table:formula="of:=IF(ISNA(VLOOKUP([.I337];table;3;1));[.C337];VLOOKUP([.I337];table;3;1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RE SPACE</text:p>
          </table:table-cell>
          <table:table-cell table:number-columns-repeated="2"/>
          <table:table-cell table:formula="of:=UNICHAR(HEX2DEC(MID([.A337];3;4)))" office:value-type="string" office:string-value=" " calcext:value-type="string">
            <text:p> </text:p>
          </table:table-cell>
          <table:table-cell table:formula="of:=UNICHAR(HEX2DEC(MID([.I337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8</text:p>
          </table:table-cell>
          <table:table-cell table:formula="of:=IF(ISNA(VLOOKUP([.I338];table;3;1));[.C338];VLOOKUP([.I338];table;3;1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UATION SPACE</text:p>
          </table:table-cell>
          <table:table-cell table:number-columns-repeated="2"/>
          <table:table-cell table:formula="of:=UNICHAR(HEX2DEC(MID([.A338];3;4)))" office:value-type="string" office:string-value=" " calcext:value-type="string">
            <text:p> </text:p>
          </table:table-cell>
          <table:table-cell table:formula="of:=UNICHAR(HEX2DEC(MID([.I338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a</text:p>
          </table:table-cell>
          <table:table-cell table:formula="of:=IF(ISNA(VLOOKUP([.I339];table;3;1));[.C339];VLOOKUP([.I339];table;3;1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 SPACE</text:p>
          </table:table-cell>
          <table:table-cell table:number-columns-repeated="2"/>
          <table:table-cell table:formula="of:=UNICHAR(HEX2DEC(MID([.A339];3;4)))" office:value-type="string" office:string-value=" " calcext:value-type="string">
            <text:p> </text:p>
          </table:table-cell>
          <table:table-cell table:formula="of:=UNICHAR(HEX2DEC(MID([.I339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8</text:p>
          </table:table-cell>
          <table:table-cell table:formula="of:=IF(ISNA(VLOOKUP([.I340];table;3;1));[.C340];VLOOKUP([.I340];table;3;1))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EFT SINGLE QUOTATION MARK</text:p>
          </table:table-cell>
          <table:table-cell table:number-columns-repeated="2"/>
          <table:table-cell table:formula="of:=UNICHAR(HEX2DEC(MID([.A340];3;4)))" office:value-type="string" office:string-value="‘" calcext:value-type="string">
            <text:p>‘</text:p>
          </table:table-cell>
          <table:table-cell table:formula="of:=UNICHAR(HEX2DEC(MID([.I340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9</text:p>
          </table:table-cell>
          <table:table-cell table:formula="of:=IF(ISNA(VLOOKUP([.I341];table;3;1));[.C341];VLOOKUP([.I341];table;3;1))"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IGHT SINGLE QUOTATION MARK</text:p>
          </table:table-cell>
          <table:table-cell table:number-columns-repeated="2"/>
          <table:table-cell table:formula="of:=UNICHAR(HEX2DEC(MID([.A341];3;4)))" office:value-type="string" office:string-value="’" calcext:value-type="string">
            <text:p>’</text:p>
          </table:table-cell>
          <table:table-cell table:formula="of:=UNICHAR(HEX2DEC(MID([.I341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a</text:p>
          </table:table-cell>
          <table:table-cell table:formula="of:=IF(ISNA(VLOOKUP([.I342];table;3;1));[.C342];VLOOKUP([.I342];table;3;1))"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INGLE LOW-9 QUOTATION MARK</text:p>
          </table:table-cell>
          <table:table-cell table:number-columns-repeated="2"/>
          <table:table-cell table:formula="of:=UNICHAR(HEX2DEC(MID([.A342];3;4)))" office:value-type="string" office:string-value="‚" calcext:value-type="string">
            <text:p>‚</text:p>
          </table:table-cell>
          <table:table-cell table:formula="of:=UNICHAR(HEX2DEC(MID([.I342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b</text:p>
          </table:table-cell>
          <table:table-cell table:formula="of:=IF(ISNA(VLOOKUP([.I343];table;3;1));[.C343];VLOOKUP([.I343];table;3;1))"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INGLE HIGH-REVERSED-9 QUOTATION MARK</text:p>
          </table:table-cell>
          <table:table-cell table:number-columns-repeated="2"/>
          <table:table-cell table:formula="of:=UNICHAR(HEX2DEC(MID([.A343];3;4)))" office:value-type="string" office:string-value="‛" calcext:value-type="string">
            <text:p>‛</text:p>
          </table:table-cell>
          <table:table-cell table:formula="of:=UNICHAR(HEX2DEC(MID([.I343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c</text:p>
          </table:table-cell>
          <table:table-cell table:formula="of:=IF(ISNA(VLOOKUP([.I344];table;3;1));[.C344];VLOOKUP([.I344];table;3;1))"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EFT DOUBLE QUOTATION MARK</text:p>
          </table:table-cell>
          <table:table-cell table:number-columns-repeated="2"/>
          <table:table-cell table:formula="of:=UNICHAR(HEX2DEC(MID([.A344];3;4)))" office:value-type="string" office:string-value="“" calcext:value-type="string">
            <text:p>“</text:p>
          </table:table-cell>
          <table:table-cell table:formula="of:=UNICHAR(HEX2DEC(MID([.I34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d</text:p>
          </table:table-cell>
          <table:table-cell table:formula="of:=IF(ISNA(VLOOKUP([.I345];table;3;1));[.C345];VLOOKUP([.I345];table;3;1))"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IGHT DOUBLE QUOTATION MARK</text:p>
          </table:table-cell>
          <table:table-cell table:number-columns-repeated="2"/>
          <table:table-cell table:formula="of:=UNICHAR(HEX2DEC(MID([.A345];3;4)))" office:value-type="string" office:string-value="”" calcext:value-type="string">
            <text:p>”</text:p>
          </table:table-cell>
          <table:table-cell table:formula="of:=UNICHAR(HEX2DEC(MID([.I345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e</text:p>
          </table:table-cell>
          <table:table-cell table:formula="of:=IF(ISNA(VLOOKUP([.I346];table;3;1));[.C346];VLOOKUP([.I346];table;3;1))"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OUBLE LOW-9 QUOTATION MARK</text:p>
          </table:table-cell>
          <table:table-cell table:number-columns-repeated="2"/>
          <table:table-cell table:formula="of:=UNICHAR(HEX2DEC(MID([.A346];3;4)))" office:value-type="string" office:string-value="„" calcext:value-type="string">
            <text:p>„</text:p>
          </table:table-cell>
          <table:table-cell table:formula="of:=UNICHAR(HEX2DEC(MID([.I346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f</text:p>
          </table:table-cell>
          <table:table-cell table:formula="of:=IF(ISNA(VLOOKUP([.I347];table;3;1));[.C347];VLOOKUP([.I347];table;3;1))"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DOUBLE HIGH-REVERSED-9 QUOTATION MARK</text:p>
          </table:table-cell>
          <table:table-cell table:number-columns-repeated="2"/>
          <table:table-cell table:formula="of:=UNICHAR(HEX2DEC(MID([.A347];3;4)))" office:value-type="string" office:string-value="‟" calcext:value-type="string">
            <text:p>‟</text:p>
          </table:table-cell>
          <table:table-cell table:formula="of:=UNICHAR(HEX2DEC(MID([.I347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26</text:p>
          </table:table-cell>
          <table:table-cell table:formula="of:=IF(ISNA(VLOOKUP([.I348];table;3;1));[.C348];VLOOKUP([.I348];table;3;1))"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HORIZONTAL ELLIPSIS</text:p>
          </table:table-cell>
          <table:table-cell table:number-columns-repeated="2"/>
          <table:table-cell table:formula="of:=UNICHAR(HEX2DEC(MID([.A348];3;4)))" office:value-type="string" office:string-value="…" calcext:value-type="string">
            <text:p>…</text:p>
          </table:table-cell>
          <table:table-cell table:formula="of:=UNICHAR(HEX2DEC(MID([.I348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27</text:p>
          </table:table-cell>
          <table:table-cell table:formula="of:=IF(ISNA(VLOOKUP([.I349];table;3;1));[.C349];VLOOKUP([.I349];table;3;1)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HYPHENATION POINT </text:p>
          </table:table-cell>
          <table:table-cell office:value-type="string" calcext:value-type="string">
            <text:p>Binary 1</text:p>
          </table:table-cell>
          <table:table-cell office:value-type="string" calcext:value-type="string">
            <text:p>?</text:p>
          </table:table-cell>
          <table:table-cell table:formula="of:=UNICHAR(HEX2DEC(MID([.A349];3;4)))" office:value-type="string" office:string-value="‧" calcext:value-type="string">
            <text:p>‧</text:p>
          </table:table-cell>
          <table:table-cell table:formula="of:=UNICHAR(HEX2DEC(MID([.I34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65</text:p>
          </table:table-cell>
          <table:table-cell table:formula="of:=IF(ISNA(VLOOKUP([.I350];table;3;1));[.C350];VLOOKUP([.I350];table;3;1))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alpha</text:p>
          </table:table-cell>
          <table:table-cell office:value-type="string" calcext:value-type="string">
            <text:p>?</text:p>
          </table:table-cell>
          <table:table-cell table:formula="of:=UNICHAR(HEX2DEC(MID([.A350];3;4)))" office:value-type="string" office:string-value="⁥" calcext:value-type="string">
            <text:p>⁥</text:p>
          </table:table-cell>
          <table:table-cell table:formula="of:=UNICHAR(HEX2DEC(MID([.I350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66</text:p>
          </table:table-cell>
          <table:table-cell table:formula="of:=IF(ISNA(VLOOKUP([.I351];table;3;1));[.C351];VLOOKUP([.I351];table;3;1))"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LEFT-TO-RIGHT ISOLATE </text:p>
          </table:table-cell>
          <table:table-cell office:value-type="string" calcext:value-type="string">
            <text:p>Subscript delta</text:p>
          </table:table-cell>
          <table:table-cell office:value-type="string" calcext:value-type="string">
            <text:p>?</text:p>
          </table:table-cell>
          <table:table-cell table:formula="of:=UNICHAR(HEX2DEC(MID([.A351];3;4)))" office:value-type="string" office:string-value="⁦" calcext:value-type="string">
            <text:p>⁦</text:p>
          </table:table-cell>
          <table:table-cell table:formula="of:=UNICHAR(HEX2DEC(MID([.I351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67</text:p>
          </table:table-cell>
          <table:table-cell table:formula="of:=IF(ISNA(VLOOKUP([.I352];table;3;1));[.C352];VLOOKUP([.I352];table;3;1))"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RIGHT-TO-LEFT ISOLATE </text:p>
          </table:table-cell>
          <table:table-cell office:value-type="string" calcext:value-type="string">
            <text:p>Subscript mu</text:p>
          </table:table-cell>
          <table:table-cell office:value-type="string" calcext:value-type="string">
            <text:p>?</text:p>
          </table:table-cell>
          <table:table-cell table:formula="of:=UNICHAR(HEX2DEC(MID([.A352];3;4)))" office:value-type="string" office:string-value="⁧" calcext:value-type="string">
            <text:p>⁧</text:p>
          </table:table-cell>
          <table:table-cell table:formula="of:=UNICHAR(HEX2DEC(MID([.I35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68</text:p>
          </table:table-cell>
          <table:table-cell table:formula="of:=IF(ISNA(VLOOKUP([.I353];table;3;1));[.C353];VLOOKUP([.I353];table;3;1))" office:value-type="float" office:value="534" calcext:value-type="float">
            <text:p>534</text:p>
          </table:table-cell>
          <table:table-cell office:value-type="float" office:value="536" calcext:value-type="float">
            <text:p>536</text:p>
          </table:table-cell>
          <table:table-cell table:style-name="ce4" office:value-type="string" calcext:value-type="string">
            <text:p>FIRST STRONG ISOLATE 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353];3;4)))" office:value-type="string" office:string-value="⁨" calcext:value-type="string">
            <text:p>⁨</text:p>
          </table:table-cell>
          <table:table-cell table:formula="of:=UNICHAR(HEX2DEC(MID([.I353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69</text:p>
          </table:table-cell>
          <table:table-cell table:formula="of:=IF(ISNA(VLOOKUP([.I354];table;3;1));[.C354];VLOOKUP([.I354];table;3;1))"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POP DIRECTIONAL ISOLATE 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354];3;4)))" office:value-type="string" office:string-value="⁩" calcext:value-type="string">
            <text:p>⁩</text:p>
          </table:table-cell>
          <table:table-cell table:formula="of:=UNICHAR(HEX2DEC(MID([.I354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0</text:p>
          </table:table-cell>
          <table:table-cell table:formula="of:=IF(ISNA(VLOOKUP([.I355];table;3;1));[.C355];VLOOKUP([.I355];table;3;1)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PERSCRIPT ZERO</text:p>
          </table:table-cell>
          <table:table-cell table:number-columns-repeated="2"/>
          <table:table-cell table:formula="of:=UNICHAR(HEX2DEC(MID([.A355];3;4)))" office:value-type="string" office:string-value="⁰" calcext:value-type="string">
            <text:p>⁰</text:p>
          </table:table-cell>
          <table:table-cell table:formula="of:=UNICHAR(HEX2DEC(MID([.I35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1</text:p>
          </table:table-cell>
          <table:table-cell table:formula="of:=IF(ISNA(VLOOKUP([.I356];table;3;1));[.C356];VLOOKUP([.I356];table;3;1)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SCRIPT LATIN SMALL LETTER I</text:p>
          </table:table-cell>
          <table:table-cell office:value-type="string" calcext:value-type="string">
            <text:p>Superscript 1</text:p>
          </table:table-cell>
          <table:table-cell office:value-type="string" calcext:value-type="string">
            <text:p>U+00b9</text:p>
          </table:table-cell>
          <table:table-cell table:formula="of:=UNICHAR(HEX2DEC(MID([.A356];3;4)))" office:value-type="string" office:string-value="ⁱ" calcext:value-type="string">
            <text:p>ⁱ</text:p>
          </table:table-cell>
          <table:table-cell table:formula="of:=UNICHAR(HEX2DEC(MID([.I356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2</text:p>
          </table:table-cell>
          <table:table-cell table:formula="of:=IF(ISNA(VLOOKUP([.I357];table;3;1));[.C357];VLOOKUP([.I357];table;3;1))"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table:style-name="ce4" office:value-type="string" calcext:value-type="string">
            <text:p>&lt;reserved&gt; (superscript 2 - 00B2)</text:p>
          </table:table-cell>
          <table:table-cell office:value-type="string" calcext:value-type="string">
            <text:p>Superscript -1</text:p>
          </table:table-cell>
          <table:table-cell office:value-type="string" calcext:value-type="string">
            <text:p>?</text:p>
          </table:table-cell>
          <table:table-cell table:formula="of:=UNICHAR(HEX2DEC(MID([.A357];3;4)))" office:value-type="string" office:string-value="⁲" calcext:value-type="string">
            <text:p>⁲</text:p>
          </table:table-cell>
          <table:table-cell table:formula="of:=UNICHAR(HEX2DEC(MID([.I357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3</text:p>
          </table:table-cell>
          <table:table-cell table:formula="of:=IF(ISNA(VLOOKUP([.I358];table;3;1));[.C358];VLOOKUP([.I358];table;3;1))"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&lt;reserved&gt; (superscript 3 - 00B3)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358];3;4)))" office:value-type="string" office:string-value="⁳" calcext:value-type="string">
            <text:p>⁳</text:p>
          </table:table-cell>
          <table:table-cell table:formula="of:=UNICHAR(HEX2DEC(MID([.I3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4</text:p>
          </table:table-cell>
          <table:table-cell table:formula="of:=IF(ISNA(VLOOKUP([.I359];table;3;1));[.C359];VLOOKUP([.I359];table;3;1))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PERSCRIPT FOUR</text:p>
          </table:table-cell>
          <table:table-cell table:number-columns-repeated="2"/>
          <table:table-cell table:formula="of:=UNICHAR(HEX2DEC(MID([.A359];3;4)))" office:value-type="string" office:string-value="⁴" calcext:value-type="string">
            <text:p>⁴</text:p>
          </table:table-cell>
          <table:table-cell table:formula="of:=UNICHAR(HEX2DEC(MID([.I359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5</text:p>
          </table:table-cell>
          <table:table-cell table:formula="of:=IF(ISNA(VLOOKUP([.I360];table;3;1));[.C360];VLOOKUP([.I360];table;3;1))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UPERSCRIPT FIVE</text:p>
          </table:table-cell>
          <table:table-cell table:number-columns-repeated="2"/>
          <table:table-cell table:formula="of:=UNICHAR(HEX2DEC(MID([.A360];3;4)))" office:value-type="string" office:string-value="⁵" calcext:value-type="string">
            <text:p>⁵</text:p>
          </table:table-cell>
          <table:table-cell table:formula="of:=UNICHAR(HEX2DEC(MID([.I360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6</text:p>
          </table:table-cell>
          <table:table-cell table:formula="of:=IF(ISNA(VLOOKUP([.I361];table;3;1));[.C361];VLOOKUP([.I361];table;3;1))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UPERSCRIPT SIX</text:p>
          </table:table-cell>
          <table:table-cell table:number-columns-repeated="2"/>
          <table:table-cell table:formula="of:=UNICHAR(HEX2DEC(MID([.A361];3;4)))" office:value-type="string" office:string-value="⁶" calcext:value-type="string">
            <text:p>⁶</text:p>
          </table:table-cell>
          <table:table-cell table:formula="of:=UNICHAR(HEX2DEC(MID([.I361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7</text:p>
          </table:table-cell>
          <table:table-cell table:formula="of:=IF(ISNA(VLOOKUP([.I362];table;3;1));[.C362];VLOOKUP([.I362];table;3;1))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PERSCRIPT SEVEN</text:p>
          </table:table-cell>
          <table:table-cell table:number-columns-repeated="2"/>
          <table:table-cell table:formula="of:=UNICHAR(HEX2DEC(MID([.A362];3;4)))" office:value-type="string" office:string-value="⁷" calcext:value-type="string">
            <text:p>⁷</text:p>
          </table:table-cell>
          <table:table-cell table:formula="of:=UNICHAR(HEX2DEC(MID([.I362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8</text:p>
          </table:table-cell>
          <table:table-cell table:formula="of:=IF(ISNA(VLOOKUP([.I363];table;3;1));[.C363];VLOOKUP([.I363];table;3;1))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PERSCRIPT EIGHT</text:p>
          </table:table-cell>
          <table:table-cell table:number-columns-repeated="2"/>
          <table:table-cell table:formula="of:=UNICHAR(HEX2DEC(MID([.A363];3;4)))" office:value-type="string" office:string-value="⁸" calcext:value-type="string">
            <text:p>⁸</text:p>
          </table:table-cell>
          <table:table-cell table:formula="of:=UNICHAR(HEX2DEC(MID([.I363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9</text:p>
          </table:table-cell>
          <table:table-cell table:formula="of:=IF(ISNA(VLOOKUP([.I364];table;3;1));[.C364];VLOOKUP([.I364];table;3;1)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PERSCRIPT NINE</text:p>
          </table:table-cell>
          <table:table-cell table:number-columns-repeated="2"/>
          <table:table-cell table:formula="of:=UNICHAR(HEX2DEC(MID([.A364];3;4)))" office:value-type="string" office:string-value="⁹" calcext:value-type="string">
            <text:p>⁹</text:p>
          </table:table-cell>
          <table:table-cell table:formula="of:=UNICHAR(HEX2DEC(MID([.I364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a</text:p>
          </table:table-cell>
          <table:table-cell table:formula="of:=IF(ISNA(VLOOKUP([.I365];table;3;1));[.C365];VLOOKUP([.I365];table;3;1))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UPERSCRIPT PLUS SIGN</text:p>
          </table:table-cell>
          <table:table-cell table:number-columns-repeated="2"/>
          <table:table-cell table:formula="of:=UNICHAR(HEX2DEC(MID([.A365];3;4)))" office:value-type="string" office:string-value="⁺" calcext:value-type="string">
            <text:p>⁺</text:p>
          </table:table-cell>
          <table:table-cell table:formula="of:=UNICHAR(HEX2DEC(MID([.I365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b</text:p>
          </table:table-cell>
          <table:table-cell table:formula="of:=IF(ISNA(VLOOKUP([.I366];table;3;1));[.C366];VLOOKUP([.I366];table;3;1))"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UPERSCRIPT MINUS</text:p>
          </table:table-cell>
          <table:table-cell table:number-columns-repeated="2"/>
          <table:table-cell table:formula="of:=UNICHAR(HEX2DEC(MID([.A366];3;4)))" office:value-type="string" office:string-value="⁻" calcext:value-type="string">
            <text:p>⁻</text:p>
          </table:table-cell>
          <table:table-cell table:formula="of:=UNICHAR(HEX2DEC(MID([.I366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0</text:p>
          </table:table-cell>
          <table:table-cell table:formula="of:=IF(ISNA(VLOOKUP([.I367];table;3;1));[.C367];VLOOKUP([.I367];table;3;1)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CRIPT ZERO</text:p>
          </table:table-cell>
          <table:table-cell table:number-columns-repeated="2"/>
          <table:table-cell table:formula="of:=UNICHAR(HEX2DEC(MID([.A367];3;4)))" office:value-type="string" office:string-value="₀" calcext:value-type="string">
            <text:p>₀</text:p>
          </table:table-cell>
          <table:table-cell table:formula="of:=UNICHAR(HEX2DEC(MID([.I367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1</text:p>
          </table:table-cell>
          <table:table-cell table:formula="of:=IF(ISNA(VLOOKUP([.I368];table;3;1));[.C368];VLOOKUP([.I368];table;3;1)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CRIPT ONE</text:p>
          </table:table-cell>
          <table:table-cell table:number-columns-repeated="2"/>
          <table:table-cell table:formula="of:=UNICHAR(HEX2DEC(MID([.A368];3;4)))" office:value-type="string" office:string-value="₁" calcext:value-type="string">
            <text:p>₁</text:p>
          </table:table-cell>
          <table:table-cell table:formula="of:=UNICHAR(HEX2DEC(MID([.I368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2</text:p>
          </table:table-cell>
          <table:table-cell table:formula="of:=IF(ISNA(VLOOKUP([.I369];table;3;1));[.C369];VLOOKUP([.I369];table;3;1)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CRIPT TWO</text:p>
          </table:table-cell>
          <table:table-cell table:number-columns-repeated="2"/>
          <table:table-cell table:formula="of:=UNICHAR(HEX2DEC(MID([.A369];3;4)))" office:value-type="string" office:string-value="₂" calcext:value-type="string">
            <text:p>₂</text:p>
          </table:table-cell>
          <table:table-cell table:formula="of:=UNICHAR(HEX2DEC(MID([.I369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3</text:p>
          </table:table-cell>
          <table:table-cell table:formula="of:=IF(ISNA(VLOOKUP([.I370];table;3;1));[.C370];VLOOKUP([.I370];table;3;1))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CRIPT THREE</text:p>
          </table:table-cell>
          <table:table-cell table:number-columns-repeated="2"/>
          <table:table-cell table:formula="of:=UNICHAR(HEX2DEC(MID([.A370];3;4)))" office:value-type="string" office:string-value="₃" calcext:value-type="string">
            <text:p>₃</text:p>
          </table:table-cell>
          <table:table-cell table:formula="of:=UNICHAR(HEX2DEC(MID([.I370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4</text:p>
          </table:table-cell>
          <table:table-cell table:formula="of:=IF(ISNA(VLOOKUP([.I371];table;3;1));[.C371];VLOOKUP([.I371];table;3;1)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BSCRIPT FOUR</text:p>
          </table:table-cell>
          <table:table-cell table:number-columns-repeated="2"/>
          <table:table-cell table:formula="of:=UNICHAR(HEX2DEC(MID([.A371];3;4)))" office:value-type="string" office:string-value="₄" calcext:value-type="string">
            <text:p>₄</text:p>
          </table:table-cell>
          <table:table-cell table:formula="of:=UNICHAR(HEX2DEC(MID([.I371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5</text:p>
          </table:table-cell>
          <table:table-cell table:formula="of:=IF(ISNA(VLOOKUP([.I372];table;3;1));[.C372];VLOOKUP([.I372];table;3;1)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BSCRIPT FIVE</text:p>
          </table:table-cell>
          <table:table-cell table:number-columns-repeated="2"/>
          <table:table-cell table:formula="of:=UNICHAR(HEX2DEC(MID([.A372];3;4)))" office:value-type="string" office:string-value="₅" calcext:value-type="string">
            <text:p>₅</text:p>
          </table:table-cell>
          <table:table-cell table:formula="of:=UNICHAR(HEX2DEC(MID([.I372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6</text:p>
          </table:table-cell>
          <table:table-cell table:formula="of:=IF(ISNA(VLOOKUP([.I373];table;3;1));[.C373];VLOOKUP([.I373];table;3;1)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SCRIPT SIX</text:p>
          </table:table-cell>
          <table:table-cell table:number-columns-repeated="2"/>
          <table:table-cell table:formula="of:=UNICHAR(HEX2DEC(MID([.A373];3;4)))" office:value-type="string" office:string-value="₆" calcext:value-type="string">
            <text:p>₆</text:p>
          </table:table-cell>
          <table:table-cell table:formula="of:=UNICHAR(HEX2DEC(MID([.I373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7</text:p>
          </table:table-cell>
          <table:table-cell table:formula="of:=IF(ISNA(VLOOKUP([.I374];table;3;1));[.C374];VLOOKUP([.I374];table;3;1))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BSCRIPT SEVEN</text:p>
          </table:table-cell>
          <table:table-cell table:number-columns-repeated="2"/>
          <table:table-cell table:formula="of:=UNICHAR(HEX2DEC(MID([.A374];3;4)))" office:value-type="string" office:string-value="₇" calcext:value-type="string">
            <text:p>₇</text:p>
          </table:table-cell>
          <table:table-cell table:formula="of:=UNICHAR(HEX2DEC(MID([.I374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8</text:p>
          </table:table-cell>
          <table:table-cell table:formula="of:=IF(ISNA(VLOOKUP([.I375];table;3;1));[.C375];VLOOKUP([.I375];table;3;1))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BSCRIPT EIGHT</text:p>
          </table:table-cell>
          <table:table-cell table:number-columns-repeated="2"/>
          <table:table-cell table:formula="of:=UNICHAR(HEX2DEC(MID([.A375];3;4)))" office:value-type="string" office:string-value="₈" calcext:value-type="string">
            <text:p>₈</text:p>
          </table:table-cell>
          <table:table-cell table:formula="of:=UNICHAR(HEX2DEC(MID([.I375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9</text:p>
          </table:table-cell>
          <table:table-cell table:formula="of:=IF(ISNA(VLOOKUP([.I376];table;3;1));[.C376];VLOOKUP([.I376];table;3;1))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BSCRIPT NINE</text:p>
          </table:table-cell>
          <table:table-cell table:number-columns-repeated="2"/>
          <table:table-cell table:formula="of:=UNICHAR(HEX2DEC(MID([.A376];3;4)))" office:value-type="string" office:string-value="₉" calcext:value-type="string">
            <text:p>₉</text:p>
          </table:table-cell>
          <table:table-cell table:formula="of:=UNICHAR(HEX2DEC(MID([.I376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a</text:p>
          </table:table-cell>
          <table:table-cell table:formula="of:=IF(ISNA(VLOOKUP([.I377];table;3;1));[.C377];VLOOKUP([.I377];table;3;1))"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UBSCRIPT PLUS SIGN</text:p>
          </table:table-cell>
          <table:table-cell table:number-columns-repeated="2"/>
          <table:table-cell table:formula="of:=UNICHAR(HEX2DEC(MID([.A377];3;4)))" office:value-type="string" office:string-value="₊" calcext:value-type="string">
            <text:p>₊</text:p>
          </table:table-cell>
          <table:table-cell table:formula="of:=UNICHAR(HEX2DEC(MID([.I377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b</text:p>
          </table:table-cell>
          <table:table-cell table:formula="of:=IF(ISNA(VLOOKUP([.I378];table;3;1));[.C378];VLOOKUP([.I378];table;3;1))"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UBSCRIPT MINUS</text:p>
          </table:table-cell>
          <table:table-cell table:number-columns-repeated="2"/>
          <table:table-cell table:formula="of:=UNICHAR(HEX2DEC(MID([.A378];3;4)))" office:value-type="string" office:string-value="₋" calcext:value-type="string">
            <text:p>₋</text:p>
          </table:table-cell>
          <table:table-cell table:formula="of:=UNICHAR(HEX2DEC(MID([.I378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f</text:p>
          </table:table-cell>
          <table:table-cell table:formula="of:=IF(ISNA(VLOOKUP([.I379];table;3;1));[.C379];VLOOKUP([.I379];table;3;1))"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*</text:p>
          </table:table-cell>
          <table:table-cell office:value-type="string" calcext:value-type="string">
            <text:p>?</text:p>
          </table:table-cell>
          <table:table-cell table:formula="of:=UNICHAR(HEX2DEC(MID([.A379];3;4)))" office:value-type="string" office:string-value="₏" calcext:value-type="string">
            <text:p>₏</text:p>
          </table:table-cell>
          <table:table-cell table:formula="of:=UNICHAR(HEX2DEC(MID([.I379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0</text:p>
          </table:table-cell>
          <table:table-cell table:formula="of:=IF(ISNA(VLOOKUP([.I380];table;3;1));[.C380];VLOOKUP([.I380];table;3;1))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ATIN SUBSCRIPT SMALL LETTER A</text:p>
          </table:table-cell>
          <table:table-cell table:number-columns-repeated="2"/>
          <table:table-cell table:formula="of:=UNICHAR(HEX2DEC(MID([.A380];3;4)))" office:value-type="string" office:string-value="ₐ" calcext:value-type="string">
            <text:p>ₐ</text:p>
          </table:table-cell>
          <table:table-cell table:formula="of:=UNICHAR(HEX2DEC(MID([.I3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1</text:p>
          </table:table-cell>
          <table:table-cell table:formula="of:=IF(ISNA(VLOOKUP([.I381];table;3;1));[.C381];VLOOKUP([.I381];table;3;1))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IN SUBSCRIPT SMALL LETTER E</text:p>
          </table:table-cell>
          <table:table-cell table:number-columns-repeated="2"/>
          <table:table-cell table:formula="of:=UNICHAR(HEX2DEC(MID([.A381];3;4)))" office:value-type="string" office:string-value="ₑ" calcext:value-type="string">
            <text:p>ₑ</text:p>
          </table:table-cell>
          <table:table-cell table:formula="of:=UNICHAR(HEX2DEC(MID([.I38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2</text:p>
          </table:table-cell>
          <table:table-cell table:formula="of:=IF(ISNA(VLOOKUP([.I382];table;3;1));[.C382];VLOOKUP([.I382];table;3;1))"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TIN SUBSCRIPT SMALL LETTER O</text:p>
          </table:table-cell>
          <table:table-cell table:number-columns-repeated="2"/>
          <table:table-cell table:formula="of:=UNICHAR(HEX2DEC(MID([.A382];3;4)))" office:value-type="string" office:string-value="ₒ" calcext:value-type="string">
            <text:p>ₒ</text:p>
          </table:table-cell>
          <table:table-cell table:formula="of:=UNICHAR(HEX2DEC(MID([.I38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3</text:p>
          </table:table-cell>
          <table:table-cell table:formula="of:=IF(ISNA(VLOOKUP([.I383];table;3;1));[.C383];VLOOKUP([.I383];table;3;1))"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ATIN SUBSCRIPT SMALL LETTER X</text:p>
          </table:table-cell>
          <table:table-cell table:number-columns-repeated="2"/>
          <table:table-cell table:formula="of:=UNICHAR(HEX2DEC(MID([.A383];3;4)))" office:value-type="string" office:string-value="ₓ" calcext:value-type="string">
            <text:p>ₓ</text:p>
          </table:table-cell>
          <table:table-cell table:formula="of:=UNICHAR(HEX2DEC(MID([.I383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5</text:p>
          </table:table-cell>
          <table:table-cell table:formula="of:=IF(ISNA(VLOOKUP([.I384];table;3;1));[.C384];VLOOKUP([.I384];table;3;1))"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TIN SUBSCRIPT SMALL LETTER H</text:p>
          </table:table-cell>
          <table:table-cell table:number-columns-repeated="2"/>
          <table:table-cell table:formula="of:=UNICHAR(HEX2DEC(MID([.A384];3;4)))" office:value-type="string" office:string-value="ₕ" calcext:value-type="string">
            <text:p>ₕ</text:p>
          </table:table-cell>
          <table:table-cell table:formula="of:=UNICHAR(HEX2DEC(MID([.I384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6</text:p>
          </table:table-cell>
          <table:table-cell table:formula="of:=IF(ISNA(VLOOKUP([.I385];table;3;1));[.C385];VLOOKUP([.I385];table;3;1))"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IN SUBSCRIPT SMALL LETTER K</text:p>
          </table:table-cell>
          <table:table-cell table:number-columns-repeated="2"/>
          <table:table-cell table:formula="of:=UNICHAR(HEX2DEC(MID([.A385];3;4)))" office:value-type="string" office:string-value="ₖ" calcext:value-type="string">
            <text:p>ₖ</text:p>
          </table:table-cell>
          <table:table-cell table:formula="of:=UNICHAR(HEX2DEC(MID([.I38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7</text:p>
          </table:table-cell>
          <table:table-cell table:formula="of:=IF(ISNA(VLOOKUP([.I386];table;3;1));[.C386];VLOOKUP([.I386];table;3;1))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IN SUBSCRIPT SMALL LETTER L</text:p>
          </table:table-cell>
          <table:table-cell table:number-columns-repeated="2"/>
          <table:table-cell table:formula="of:=UNICHAR(HEX2DEC(MID([.A386];3;4)))" office:value-type="string" office:string-value="ₗ" calcext:value-type="string">
            <text:p>ₗ</text:p>
          </table:table-cell>
          <table:table-cell table:formula="of:=UNICHAR(HEX2DEC(MID([.I38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8</text:p>
          </table:table-cell>
          <table:table-cell table:formula="of:=IF(ISNA(VLOOKUP([.I387];table;3;1));[.C387];VLOOKUP([.I387];table;3;1))"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TIN SUBSCRIPT SMALL LETTER M</text:p>
          </table:table-cell>
          <table:table-cell table:number-columns-repeated="2"/>
          <table:table-cell table:formula="of:=UNICHAR(HEX2DEC(MID([.A387];3;4)))" office:value-type="string" office:string-value="ₘ" calcext:value-type="string">
            <text:p>ₘ</text:p>
          </table:table-cell>
          <table:table-cell table:formula="of:=UNICHAR(HEX2DEC(MID([.I38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9</text:p>
          </table:table-cell>
          <table:table-cell table:formula="of:=IF(ISNA(VLOOKUP([.I388];table;3;1));[.C388];VLOOKUP([.I388];table;3;1))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ATIN SUBSCRIPT SMALL LETTER N</text:p>
          </table:table-cell>
          <table:table-cell table:number-columns-repeated="2"/>
          <table:table-cell table:formula="of:=UNICHAR(HEX2DEC(MID([.A388];3;4)))" office:value-type="string" office:string-value="ₙ" calcext:value-type="string">
            <text:p>ₙ</text:p>
          </table:table-cell>
          <table:table-cell table:formula="of:=UNICHAR(HEX2DEC(MID([.I38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a</text:p>
          </table:table-cell>
          <table:table-cell table:formula="of:=IF(ISNA(VLOOKUP([.I389];table;3;1));[.C389];VLOOKUP([.I389];table;3;1))"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IN SUBSCRIPT SMALL LETTER P</text:p>
          </table:table-cell>
          <table:table-cell table:number-columns-repeated="2"/>
          <table:table-cell table:formula="of:=UNICHAR(HEX2DEC(MID([.A389];3;4)))" office:value-type="string" office:string-value="ₚ" calcext:value-type="string">
            <text:p>ₚ</text:p>
          </table:table-cell>
          <table:table-cell table:formula="of:=UNICHAR(HEX2DEC(MID([.I389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b</text:p>
          </table:table-cell>
          <table:table-cell table:formula="of:=IF(ISNA(VLOOKUP([.I390];table;3;1));[.C390];VLOOKUP([.I390];table;3;1))"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ATIN SUBSCRIPT SMALL LETTER S</text:p>
          </table:table-cell>
          <table:table-cell table:number-columns-repeated="2"/>
          <table:table-cell table:formula="of:=UNICHAR(HEX2DEC(MID([.A390];3;4)))" office:value-type="string" office:string-value="ₛ" calcext:value-type="string">
            <text:p>ₛ</text:p>
          </table:table-cell>
          <table:table-cell table:formula="of:=UNICHAR(HEX2DEC(MID([.I390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c</text:p>
          </table:table-cell>
          <table:table-cell table:formula="of:=IF(ISNA(VLOOKUP([.I391];table;3;1));[.C391];VLOOKUP([.I391];table;3;1))"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ATIN SUBSCRIPT SMALL LETTER T</text:p>
          </table:table-cell>
          <table:table-cell table:number-columns-repeated="2"/>
          <table:table-cell table:formula="of:=UNICHAR(HEX2DEC(MID([.A391];3;4)))" office:value-type="string" office:string-value="ₜ" calcext:value-type="string">
            <text:p>ₜ</text:p>
          </table:table-cell>
          <table:table-cell table:formula="of:=UNICHAR(HEX2DEC(MID([.I39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e</text:p>
          </table:table-cell>
          <table:table-cell table:formula="of:=IF(ISNA(VLOOKUP([.I392];table;3;1));[.C392];VLOOKUP([.I392];table;3;1))"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infinity</text:p>
          </table:table-cell>
          <table:table-cell office:value-type="string" calcext:value-type="string">
            <text:p>?</text:p>
          </table:table-cell>
          <table:table-cell table:formula="of:=UNICHAR(HEX2DEC(MID([.A392];3;4)))" office:value-type="string" office:string-value="₞" calcext:value-type="string">
            <text:p>₞</text:p>
          </table:table-cell>
          <table:table-cell table:formula="of:=UNICHAR(HEX2DEC(MID([.I392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f</text:p>
          </table:table-cell>
          <table:table-cell table:formula="of:=IF(ISNA(VLOOKUP([.I393];table;3;1));[.C393];VLOOKUP([.I393];table;3;1))"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infinity</text:p>
          </table:table-cell>
          <table:table-cell office:value-type="string" calcext:value-type="string">
            <text:p>?</text:p>
          </table:table-cell>
          <table:table-cell table:formula="of:=UNICHAR(HEX2DEC(MID([.A393];3;4)))" office:value-type="string" office:string-value="₟" calcext:value-type="string">
            <text:p>₟</text:p>
          </table:table-cell>
          <table:table-cell table:formula="of:=UNICHAR(HEX2DEC(MID([.I393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ac</text:p>
          </table:table-cell>
          <table:table-cell table:formula="of:=IF(ISNA(VLOOKUP([.I394];table;3;1));[.C394];VLOOKUP([.I394];table;3;1))"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EURO SIGN</text:p>
          </table:table-cell>
          <table:table-cell table:number-columns-repeated="2"/>
          <table:table-cell table:formula="of:=UNICHAR(HEX2DEC(MID([.A394];3;4)))" office:value-type="string" office:string-value="€" calcext:value-type="string">
            <text:p>€</text:p>
          </table:table-cell>
          <table:table-cell table:formula="of:=UNICHAR(HEX2DEC(MID([.I394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02</text:p>
          </table:table-cell>
          <table:table-cell table:formula="of:=IF(ISNA(VLOOKUP([.I395];table;3;1));[.C395];VLOOKUP([.I395];table;3;1))"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OUBLE-STRUCK CAPITAL C</text:p>
          </table:table-cell>
          <table:table-cell table:number-columns-repeated="2"/>
          <table:table-cell table:formula="of:=UNICHAR(HEX2DEC(MID([.A395];3;4)))" office:value-type="string" office:string-value="ℂ" calcext:value-type="string">
            <text:p>ℂ</text:p>
          </table:table-cell>
          <table:table-cell table:formula="of:=UNICHAR(HEX2DEC(MID([.I39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0e</text:p>
          </table:table-cell>
          <table:table-cell table:formula="of:=IF(ISNA(VLOOKUP([.I396];table;3;1));[.C396];VLOOKUP([.I396];table;3;1))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LANCK CONSTANT</text:p>
          </table:table-cell>
          <table:table-cell table:number-columns-repeated="2"/>
          <table:table-cell table:formula="of:=UNICHAR(HEX2DEC(MID([.A396];3;4)))" office:value-type="string" office:string-value="ℎ" calcext:value-type="string">
            <text:p>ℎ</text:p>
          </table:table-cell>
          <table:table-cell table:formula="of:=UNICHAR(HEX2DEC(MID([.I396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0f</text:p>
          </table:table-cell>
          <table:table-cell table:formula="of:=IF(ISNA(VLOOKUP([.I397];table;3;1));[.C397];VLOOKUP([.I397];table;3;1))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LANCK CONSTANT OVER TWO PI</text:p>
          </table:table-cell>
          <table:table-cell table:number-columns-repeated="2"/>
          <table:table-cell table:formula="of:=UNICHAR(HEX2DEC(MID([.A397];3;4)))" office:value-type="string" office:string-value="ℏ" calcext:value-type="string">
            <text:p>ℏ</text:p>
          </table:table-cell>
          <table:table-cell table:formula="of:=UNICHAR(HEX2DEC(MID([.I39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15</text:p>
          </table:table-cell>
          <table:table-cell table:formula="of:=IF(ISNA(VLOOKUP([.I398];table;3;1));[.C398];VLOOKUP([.I398];table;3;1))"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OUBLE-STRUCK CAPITAL N</text:p>
          </table:table-cell>
          <table:table-cell table:number-columns-repeated="2"/>
          <table:table-cell table:formula="of:=UNICHAR(HEX2DEC(MID([.A398];3;4)))" office:value-type="string" office:string-value="ℕ" calcext:value-type="string">
            <text:p>ℕ</text:p>
          </table:table-cell>
          <table:table-cell table:formula="of:=UNICHAR(HEX2DEC(MID([.I39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1a</text:p>
          </table:table-cell>
          <table:table-cell table:formula="of:=IF(ISNA(VLOOKUP([.I399];table;3;1));[.C399];VLOOKUP([.I399];table;3;1))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OUBLE-STRUCK CAPITAL Q</text:p>
          </table:table-cell>
          <table:table-cell table:number-columns-repeated="2"/>
          <table:table-cell table:formula="of:=UNICHAR(HEX2DEC(MID([.A399];3;4)))" office:value-type="string" office:string-value="ℚ" calcext:value-type="string">
            <text:p>ℚ</text:p>
          </table:table-cell>
          <table:table-cell table:formula="of:=UNICHAR(HEX2DEC(MID([.I399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1d</text:p>
          </table:table-cell>
          <table:table-cell table:formula="of:=IF(ISNA(VLOOKUP([.I400];table;3;1));[.C400];VLOOKUP([.I400];table;3;1))"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OUBLE-STRUCK CAPITAL R</text:p>
          </table:table-cell>
          <table:table-cell table:number-columns-repeated="2"/>
          <table:table-cell table:formula="of:=UNICHAR(HEX2DEC(MID([.A400];3;4)))" office:value-type="string" office:string-value="ℝ" calcext:value-type="string">
            <text:p>ℝ</text:p>
          </table:table-cell>
          <table:table-cell table:formula="of:=UNICHAR(HEX2DEC(MID([.I40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24</text:p>
          </table:table-cell>
          <table:table-cell table:formula="of:=IF(ISNA(VLOOKUP([.I401];table;3;1));[.C401];VLOOKUP([.I401];table;3;1))"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UBLE-STRUCK CAPITAL Z</text:p>
          </table:table-cell>
          <table:table-cell table:number-columns-repeated="2"/>
          <table:table-cell table:formula="of:=UNICHAR(HEX2DEC(MID([.A401];3;4)))" office:value-type="string" office:string-value="ℤ" calcext:value-type="string">
            <text:p>ℤ</text:p>
          </table:table-cell>
          <table:table-cell table:formula="of:=UNICHAR(HEX2DEC(MID([.I40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90</text:p>
          </table:table-cell>
          <table:table-cell table:formula="of:=IF(ISNA(VLOOKUP([.I402];table;3;1));[.C402];VLOOKUP([.I402];table;3;1))" office:value-type="float" office:value="478" calcext:value-type="float">
            <text:p>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EFTWARDS ARROW</text:p>
          </table:table-cell>
          <table:table-cell table:number-columns-repeated="2"/>
          <table:table-cell table:formula="of:=UNICHAR(HEX2DEC(MID([.A402];3;4)))" office:value-type="string" office:string-value="←" calcext:value-type="string">
            <text:p>←</text:p>
          </table:table-cell>
          <table:table-cell table:formula="of:=UNICHAR(HEX2DEC(MID([.I402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91</text:p>
          </table:table-cell>
          <table:table-cell table:formula="of:=IF(ISNA(VLOOKUP([.I403];table;3;1));[.C403];VLOOKUP([.I403];table;3;1))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UPWARDS ARROW</text:p>
          </table:table-cell>
          <table:table-cell table:number-columns-repeated="2"/>
          <table:table-cell table:formula="of:=UNICHAR(HEX2DEC(MID([.A403];3;4)))" office:value-type="string" office:string-value="↑" calcext:value-type="string">
            <text:p>↑</text:p>
          </table:table-cell>
          <table:table-cell table:formula="of:=UNICHAR(HEX2DEC(MID([.I403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92</text:p>
          </table:table-cell>
          <table:table-cell table:formula="of:=IF(ISNA(VLOOKUP([.I404];table;3;1));[.C404];VLOOKUP([.I404];table;3;1))" office:value-type="float" office:value="476" calcext:value-type="float">
            <text:p>47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IGHTWARDS ARROW</text:p>
          </table:table-cell>
          <table:table-cell table:number-columns-repeated="2"/>
          <table:table-cell table:formula="of:=UNICHAR(HEX2DEC(MID([.A404];3;4)))" office:value-type="string" office:string-value="→" calcext:value-type="string">
            <text:p>→</text:p>
          </table:table-cell>
          <table:table-cell table:formula="of:=UNICHAR(HEX2DEC(MID([.I404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93</text:p>
          </table:table-cell>
          <table:table-cell table:formula="of:=IF(ISNA(VLOOKUP([.I405];table;3;1));[.C405];VLOOKUP([.I405];table;3;1))" office:value-type="float" office:value="484" calcext:value-type="float">
            <text:p>48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DOWNWARDS ARROW</text:p>
          </table:table-cell>
          <table:table-cell table:number-columns-repeated="2"/>
          <table:table-cell table:formula="of:=UNICHAR(HEX2DEC(MID([.A405];3;4)))" office:value-type="string" office:string-value="↓" calcext:value-type="string">
            <text:p>↓</text:p>
          </table:table-cell>
          <table:table-cell table:formula="of:=UNICHAR(HEX2DEC(MID([.I405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95</text:p>
          </table:table-cell>
          <table:table-cell table:formula="of:=IF(ISNA(VLOOKUP([.I406];table;3;1));[.C406];VLOOKUP([.I406];table;3;1))" office:value-type="float" office:value="488" calcext:value-type="float">
            <text:p>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UP DOWN ARROW</text:p>
          </table:table-cell>
          <table:table-cell table:number-columns-repeated="2"/>
          <table:table-cell table:formula="of:=UNICHAR(HEX2DEC(MID([.A406];3;4)))" office:value-type="string" office:string-value="↕" calcext:value-type="string">
            <text:p>↕</text:p>
          </table:table-cell>
          <table:table-cell table:formula="of:=UNICHAR(HEX2DEC(MID([.I406];3;4)))" office:value-type="string" office:string-value="↕" calcext:value-type="string">
            <text:p>↕</text:p>
          </table:table-cell>
          <table:table-cell office:value-type="string" calcext:value-type="string">
            <text:p>U+21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0</text:p>
          </table:table-cell>
          <table:table-cell table:formula="of:=IF(ISNA(VLOOKUP([.I407];table;3;1));[.C407];VLOOKUP([.I407];table;3;1))"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IGHTWARDS HARPOON WITH BARB UPWARDS</text:p>
          </table:table-cell>
          <table:table-cell office:value-type="string" calcext:value-type="string">
            <text:p>Short right arrow</text:p>
          </table:table-cell>
          <table:table-cell office:value-type="string" calcext:value-type="string">
            <text:p>?</text:p>
          </table:table-cell>
          <table:table-cell table:formula="of:=UNICHAR(HEX2DEC(MID([.A407];3;4)))" office:value-type="string" office:string-value="⇀" calcext:value-type="string">
            <text:p>⇀</text:p>
          </table:table-cell>
          <table:table-cell table:formula="of:=UNICHAR(HEX2DEC(MID([.I407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4</text:p>
          </table:table-cell>
          <table:table-cell table:formula="of:=IF(ISNA(VLOOKUP([.I408];table;3;1));[.C408];VLOOKUP([.I408];table;3;1))" office:value-type="float" office:value="487" calcext:value-type="float">
            <text:p>48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RIGHTWARDS ARROW OVER LEFTWARDS ARROW</text:p>
          </table:table-cell>
          <table:table-cell table:number-columns-repeated="2"/>
          <table:table-cell table:formula="of:=UNICHAR(HEX2DEC(MID([.A408];3;4)))" office:value-type="string" office:string-value="⇄" calcext:value-type="string">
            <text:p>⇄</text:p>
          </table:table-cell>
          <table:table-cell table:formula="of:=UNICHAR(HEX2DEC(MID([.I408];3;4)))" office:value-type="string" office:string-value="⇄" calcext:value-type="string">
            <text:p>⇄</text:p>
          </table:table-cell>
          <table:table-cell office:value-type="string" calcext:value-type="string">
            <text:p>U+21c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9</text:p>
          </table:table-cell>
          <table:table-cell table:formula="of:=IF(ISNA(VLOOKUP([.I409];table;3;1));[.C409];VLOOKUP([.I409];table;3;1))"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table:style-name="ce4" office:value-type="string" calcext:value-type="string">
            <text:p>RIGHTWARDS PAIRED ARROWS 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U+25b3</text:p>
          </table:table-cell>
          <table:table-cell table:formula="of:=UNICHAR(HEX2DEC(MID([.A409];3;4)))" office:value-type="string" office:string-value="⇉" calcext:value-type="string">
            <text:p>⇉</text:p>
          </table:table-cell>
          <table:table-cell table:formula="of:=UNICHAR(HEX2DEC(MID([.I409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b</text:p>
          </table:table-cell>
          <table:table-cell table:formula="of:=IF(ISNA(VLOOKUP([.I410];table;3;1));[.C410];VLOOKUP([.I410];table;3;1))"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LEFTWARDS HARPOON OVER RIGHTWARDS HARPOON 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U+25bd</text:p>
          </table:table-cell>
          <table:table-cell table:formula="of:=UNICHAR(HEX2DEC(MID([.A410];3;4)))" office:value-type="string" office:string-value="⇋" calcext:value-type="string">
            <text:p>⇋</text:p>
          </table:table-cell>
          <table:table-cell table:formula="of:=UNICHAR(HEX2DEC(MID([.I410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c</text:p>
          </table:table-cell>
          <table:table-cell table:formula="of:=IF(ISNA(VLOOKUP([.I411];table;3;1));[.C411];VLOOKUP([.I411];table;3;1))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RIGHTWARDS HARPOON OVER LEFTWARDS HARPOON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?</text:p>
          </table:table-cell>
          <table:table-cell table:formula="of:=UNICHAR(HEX2DEC(MID([.A411];3;4)))" office:value-type="string" office:string-value="⇌" calcext:value-type="string">
            <text:p>⇌</text:p>
          </table:table-cell>
          <table:table-cell table:formula="of:=UNICHAR(HEX2DEC(MID([.I411];3;4)))" office:value-type="string" office:string-value="⇌" calcext:value-type="string">
            <text:p>⇌</text:p>
          </table:table-cell>
          <table:table-cell office:value-type="string" calcext:value-type="string">
            <text:p>U+21c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d</text:p>
          </table:table-cell>
          <table:table-cell table:formula="of:=IF(ISNA(VLOOKUP([.I412];table;3;1));[.C412];VLOOKUP([.I412];table;3;1))"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table:style-name="ce4" office:value-type="string" calcext:value-type="string">
            <text:p>LEFTWARDS DOUBLE ARROW WITH STROKE 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U+21b0 or U+21B6</text:p>
          </table:table-cell>
          <table:table-cell table:formula="of:=UNICHAR(HEX2DEC(MID([.A412];3;4)))" office:value-type="string" office:string-value="⇍" calcext:value-type="string">
            <text:p>⇍</text:p>
          </table:table-cell>
          <table:table-cell table:formula="of:=UNICHAR(HEX2DEC(MID([.I412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e7</text:p>
          </table:table-cell>
          <table:table-cell table:formula="of:=IF(ISNA(VLOOKUP([.I413];table;3;1));[.C413];VLOOKUP([.I413];table;3;1))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UP_HOLLOW_ARROW</text:p>
          </table:table-cell>
          <table:table-cell table:number-columns-repeated="2"/>
          <table:table-cell table:formula="of:=UNICHAR(HEX2DEC(MID([.A413];3;4)))" office:value-type="string" office:string-value="⇧" calcext:value-type="string">
            <text:p>⇧</text:p>
          </table:table-cell>
          <table:table-cell table:formula="of:=UNICHAR(HEX2DEC(MID([.I413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e9</text:p>
          </table:table-cell>
          <table:table-cell table:formula="of:=IF(ISNA(VLOOKUP([.I414];table;3;1));[.C414];VLOOKUP([.I414];table;3;1))"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OWN_HOLLOW_ARROW</text:p>
          </table:table-cell>
          <table:table-cell table:number-columns-repeated="2"/>
          <table:table-cell table:formula="of:=UNICHAR(HEX2DEC(MID([.A414];3;4)))" office:value-type="string" office:string-value="⇩" calcext:value-type="string">
            <text:p>⇩</text:p>
          </table:table-cell>
          <table:table-cell table:formula="of:=UNICHAR(HEX2DEC(MID([.I414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0</text:p>
          </table:table-cell>
          <table:table-cell table:formula="of:=IF(ISNA(VLOOKUP([.I415];table;3;1));[.C415];VLOOKUP([.I415];table;3;1))" office:value-type="float" office:value="558" calcext:value-type="float">
            <text:p>558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FOR ALL</text:p>
          </table:table-cell>
          <table:table-cell table:number-columns-repeated="2"/>
          <table:table-cell table:formula="of:=UNICHAR(HEX2DEC(MID([.A415];3;4)))" office:value-type="string" office:string-value="∀" calcext:value-type="string">
            <text:p>∀</text:p>
          </table:table-cell>
          <table:table-cell table:formula="of:=UNICHAR(HEX2DEC(MID([.I41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1</text:p>
          </table:table-cell>
          <table:table-cell table:formula="of:=IF(ISNA(VLOOKUP([.I416];table;3;1));[.C416];VLOOKUP([.I416];table;3;1))"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MPLEMENT</text:p>
          </table:table-cell>
          <table:table-cell table:number-columns-repeated="2"/>
          <table:table-cell table:formula="of:=UNICHAR(HEX2DEC(MID([.A416];3;4)))" office:value-type="string" office:string-value="∁" calcext:value-type="string">
            <text:p>∁</text:p>
          </table:table-cell>
          <table:table-cell table:formula="of:=UNICHAR(HEX2DEC(MID([.I41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2</text:p>
          </table:table-cell>
          <table:table-cell table:formula="of:=IF(ISNA(VLOOKUP([.I417];table;3;1));[.C417];VLOOKUP([.I417];table;3;1))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PARTIAL DIFFERENTIAL</text:p>
          </table:table-cell>
          <table:table-cell table:number-columns-repeated="2"/>
          <table:table-cell table:formula="of:=UNICHAR(HEX2DEC(MID([.A417];3;4)))" office:value-type="string" office:string-value="∂" calcext:value-type="string">
            <text:p>∂</text:p>
          </table:table-cell>
          <table:table-cell table:formula="of:=UNICHAR(HEX2DEC(MID([.I41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3</text:p>
          </table:table-cell>
          <table:table-cell table:formula="of:=IF(ISNA(VLOOKUP([.I418];table;3;1));[.C418];VLOOKUP([.I418];table;3;1))"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HERE EXISTS</text:p>
          </table:table-cell>
          <table:table-cell table:number-columns-repeated="2"/>
          <table:table-cell table:formula="of:=UNICHAR(HEX2DEC(MID([.A418];3;4)))" office:value-type="string" office:string-value="∃" calcext:value-type="string">
            <text:p>∃</text:p>
          </table:table-cell>
          <table:table-cell table:formula="of:=UNICHAR(HEX2DEC(MID([.I41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4</text:p>
          </table:table-cell>
          <table:table-cell table:formula="of:=IF(ISNA(VLOOKUP([.I419];table;3;1));[.C419];VLOOKUP([.I419];table;3;1))" office:value-type="float" office:value="558" calcext:value-type="float">
            <text:p>55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THERE DOES NOT EXIST</text:p>
          </table:table-cell>
          <table:table-cell table:number-columns-repeated="2"/>
          <table:table-cell table:formula="of:=UNICHAR(HEX2DEC(MID([.A419];3;4)))" office:value-type="string" office:string-value="∄" calcext:value-type="string">
            <text:p>∄</text:p>
          </table:table-cell>
          <table:table-cell table:formula="of:=UNICHAR(HEX2DEC(MID([.I41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5</text:p>
          </table:table-cell>
          <table:table-cell table:formula="of:=IF(ISNA(VLOOKUP([.I420];table;3;1));[.C420];VLOOKUP([.I420];table;3;1))" office:value-type="float" office:value="558" calcext:value-type="float">
            <text:p>558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MPTY SET</text:p>
          </table:table-cell>
          <table:table-cell table:number-columns-repeated="2"/>
          <table:table-cell table:formula="of:=UNICHAR(HEX2DEC(MID([.A420];3;4)))" office:value-type="string" office:string-value="∅" calcext:value-type="string">
            <text:p>∅</text:p>
          </table:table-cell>
          <table:table-cell table:formula="of:=UNICHAR(HEX2DEC(MID([.I42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6</text:p>
          </table:table-cell>
          <table:table-cell table:formula="of:=IF(ISNA(VLOOKUP([.I421];table;3;1));[.C421];VLOOKUP([.I421];table;3;1))"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INCREMENT</text:p>
          </table:table-cell>
          <table:table-cell table:number-columns-repeated="2"/>
          <table:table-cell table:formula="of:=UNICHAR(HEX2DEC(MID([.A421];3;4)))" office:value-type="string" office:string-value="∆" calcext:value-type="string">
            <text:p>∆</text:p>
          </table:table-cell>
          <table:table-cell table:formula="of:=UNICHAR(HEX2DEC(MID([.I421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7</text:p>
          </table:table-cell>
          <table:table-cell table:formula="of:=IF(ISNA(VLOOKUP([.I422];table;3;1));[.C422];VLOOKUP([.I422];table;3;1))" office:value-type="float" office:value="558" calcext:value-type="float">
            <text:p>558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NABLA</text:p>
          </table:table-cell>
          <table:table-cell table:number-columns-repeated="2"/>
          <table:table-cell table:formula="of:=UNICHAR(HEX2DEC(MID([.A422];3;4)))" office:value-type="string" office:string-value="∇" calcext:value-type="string">
            <text:p>∇</text:p>
          </table:table-cell>
          <table:table-cell table:formula="of:=UNICHAR(HEX2DEC(MID([.I422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8</text:p>
          </table:table-cell>
          <table:table-cell table:formula="of:=IF(ISNA(VLOOKUP([.I423];table;3;1));[.C423];VLOOKUP([.I423];table;3;1))" office:value-type="float" office:value="558" calcext:value-type="float">
            <text:p>55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ELEMENT OF</text:p>
          </table:table-cell>
          <table:table-cell table:number-columns-repeated="2"/>
          <table:table-cell table:formula="of:=UNICHAR(HEX2DEC(MID([.A423];3;4)))" office:value-type="string" office:string-value="∈" calcext:value-type="string">
            <text:p>∈</text:p>
          </table:table-cell>
          <table:table-cell table:formula="of:=UNICHAR(HEX2DEC(MID([.I423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9</text:p>
          </table:table-cell>
          <table:table-cell table:formula="of:=IF(ISNA(VLOOKUP([.I424];table;3;1));[.C424];VLOOKUP([.I424];table;3;1))" office:value-type="float" office:value="558" calcext:value-type="float">
            <text:p>558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OT AN ELEMENT OF</text:p>
          </table:table-cell>
          <table:table-cell table:number-columns-repeated="2"/>
          <table:table-cell table:formula="of:=UNICHAR(HEX2DEC(MID([.A424];3;4)))" office:value-type="string" office:string-value="∉" calcext:value-type="string">
            <text:p>∉</text:p>
          </table:table-cell>
          <table:table-cell table:formula="of:=UNICHAR(HEX2DEC(MID([.I424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b</text:p>
          </table:table-cell>
          <table:table-cell table:formula="of:=IF(ISNA(VLOOKUP([.I425];table;3;1));[.C425];VLOOKUP([.I425];table;3;1))" office:value-type="float" office:value="558" calcext:value-type="float">
            <text:p>55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CONTAINS AS MEMBER</text:p>
          </table:table-cell>
          <table:table-cell table:number-columns-repeated="2"/>
          <table:table-cell table:formula="of:=UNICHAR(HEX2DEC(MID([.A425];3;4)))" office:value-type="string" office:string-value="∋" calcext:value-type="string">
            <text:p>∋</text:p>
          </table:table-cell>
          <table:table-cell table:formula="of:=UNICHAR(HEX2DEC(MID([.I42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c</text:p>
          </table:table-cell>
          <table:table-cell table:formula="of:=IF(ISNA(VLOOKUP([.I426];table;3;1));[.C426];VLOOKUP([.I426];table;3;1))"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DOES NOT CONTAIN AS MEMBER</text:p>
          </table:table-cell>
          <table:table-cell table:number-columns-repeated="2"/>
          <table:table-cell table:formula="of:=UNICHAR(HEX2DEC(MID([.A426];3;4)))" office:value-type="string" office:string-value="∌" calcext:value-type="string">
            <text:p>∌</text:p>
          </table:table-cell>
          <table:table-cell table:formula="of:=UNICHAR(HEX2DEC(MID([.I426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e</text:p>
          </table:table-cell>
          <table:table-cell table:formula="of:=IF(ISNA(VLOOKUP([.I427];table;3;1));[.C427];VLOOKUP([.I427];table;3;1)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inary 0</text:p>
          </table:table-cell>
          <table:table-cell office:value-type="string" calcext:value-type="string">
            <text:p>?</text:p>
          </table:table-cell>
          <table:table-cell table:formula="of:=UNICHAR(HEX2DEC(MID([.A427];3;4)))" office:value-type="string" office:string-value="∎" calcext:value-type="string">
            <text:p>∎</text:p>
          </table:table-cell>
          <table:table-cell table:formula="of:=UNICHAR(HEX2DEC(MID([.I427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f</text:p>
          </table:table-cell>
          <table:table-cell table:formula="of:=IF(ISNA(VLOOKUP([.I428];table;3;1));[.C428];VLOOKUP([.I428];table;3;1))"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-ARY PRODUCT</text:p>
          </table:table-cell>
          <table:table-cell table:number-columns-repeated="2"/>
          <table:table-cell table:formula="of:=UNICHAR(HEX2DEC(MID([.A428];3;4)))" office:value-type="string" office:string-value="∏" calcext:value-type="string">
            <text:p>∏</text:p>
          </table:table-cell>
          <table:table-cell table:formula="of:=UNICHAR(HEX2DEC(MID([.I428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3</text:p>
          </table:table-cell>
          <table:table-cell table:formula="of:=IF(ISNA(VLOOKUP([.I429];table;3;1));[.C429];VLOOKUP([.I429];table;3;1))"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INUS-OR-PLUS SIGN</text:p>
          </table:table-cell>
          <table:table-cell table:number-columns-repeated="2"/>
          <table:table-cell table:formula="of:=UNICHAR(HEX2DEC(MID([.A429];3;4)))" office:value-type="string" office:string-value="∓" calcext:value-type="string">
            <text:p>∓</text:p>
          </table:table-cell>
          <table:table-cell table:formula="of:=UNICHAR(HEX2DEC(MID([.I429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8</text:p>
          </table:table-cell>
          <table:table-cell table:formula="of:=IF(ISNA(VLOOKUP([.I430];table;3;1));[.C430];VLOOKUP([.I430];table;3;1))"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ING OPERATOR</text:p>
          </table:table-cell>
          <table:table-cell table:number-columns-repeated="2"/>
          <table:table-cell table:formula="of:=UNICHAR(HEX2DEC(MID([.A430];3;4)))" office:value-type="string" office:string-value="∘" calcext:value-type="string">
            <text:p>∘</text:p>
          </table:table-cell>
          <table:table-cell table:formula="of:=UNICHAR(HEX2DEC(MID([.I43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9</text:p>
          </table:table-cell>
          <table:table-cell table:formula="of:=IF(ISNA(VLOOKUP([.I431];table;3;1));[.C431];VLOOKUP([.I431];table;3;1))"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ULLET OPERATOR</text:p>
          </table:table-cell>
          <table:table-cell table:number-columns-repeated="2"/>
          <table:table-cell table:formula="of:=UNICHAR(HEX2DEC(MID([.A431];3;4)))" office:value-type="string" office:string-value="∙" calcext:value-type="string">
            <text:p>∙</text:p>
          </table:table-cell>
          <table:table-cell table:formula="of:=UNICHAR(HEX2DEC(MID([.I431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a</text:p>
          </table:table-cell>
          <table:table-cell table:formula="of:=IF(ISNA(VLOOKUP([.I432];table;3;1));[.C432];VLOOKUP([.I432];table;3;1))" office:value-type="float" office:value="523" calcext:value-type="float">
            <text:p>52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SQUARE ROOT</text:p>
          </table:table-cell>
          <table:table-cell table:number-columns-repeated="2"/>
          <table:table-cell table:formula="of:=UNICHAR(HEX2DEC(MID([.A432];3;4)))" office:value-type="string" office:string-value="√" calcext:value-type="string">
            <text:p>√</text:p>
          </table:table-cell>
          <table:table-cell table:formula="of:=UNICHAR(HEX2DEC(MID([.I432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b</text:p>
          </table:table-cell>
          <table:table-cell table:formula="of:=IF(ISNA(VLOOKUP([.I433];table;3;1));[.C433];VLOOKUP([.I433];table;3;1)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E ROOT</text:p>
          </table:table-cell>
          <table:table-cell table:number-columns-repeated="2"/>
          <table:table-cell table:formula="of:=UNICHAR(HEX2DEC(MID([.A433];3;4)))" office:value-type="string" office:string-value="∛" calcext:value-type="string">
            <text:p>∛</text:p>
          </table:table-cell>
          <table:table-cell table:formula="of:=UNICHAR(HEX2DEC(MID([.I433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c</text:p>
          </table:table-cell>
          <table:table-cell table:formula="of:=IF(ISNA(VLOOKUP([.I434];table;3;1));[.C434];VLOOKUP([.I434];table;3;1))"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xth root</text:p>
          </table:table-cell>
          <table:table-cell office:value-type="string" calcext:value-type="string">
            <text:p>?</text:p>
          </table:table-cell>
          <table:table-cell table:formula="of:=UNICHAR(HEX2DEC(MID([.A434];3;4)))" office:value-type="string" office:string-value="∜" calcext:value-type="string">
            <text:p>∜</text:p>
          </table:table-cell>
          <table:table-cell table:formula="of:=UNICHAR(HEX2DEC(MID([.I434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d</text:p>
          </table:table-cell>
          <table:table-cell table:formula="of:=IF(ISNA(VLOOKUP([.I435];table;3;1));[.C435];VLOOKUP([.I435];table;3;1))"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ROPORTIONAL TO</text:p>
          </table:table-cell>
          <table:table-cell table:number-columns-repeated="2"/>
          <table:table-cell table:formula="of:=UNICHAR(HEX2DEC(MID([.A435];3;4)))" office:value-type="string" office:string-value="∝" calcext:value-type="string">
            <text:p>∝</text:p>
          </table:table-cell>
          <table:table-cell table:formula="of:=UNICHAR(HEX2DEC(MID([.I435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e</text:p>
          </table:table-cell>
          <table:table-cell table:formula="of:=IF(ISNA(VLOOKUP([.I436];table;3;1));[.C436];VLOOKUP([.I436];table;3;1))" office:value-type="float" office:value="525" calcext:value-type="float">
            <text:p>52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FINITY</text:p>
          </table:table-cell>
          <table:table-cell table:number-columns-repeated="2"/>
          <table:table-cell table:formula="of:=UNICHAR(HEX2DEC(MID([.A436];3;4)))" office:value-type="string" office:string-value="∞" calcext:value-type="string">
            <text:p>∞</text:p>
          </table:table-cell>
          <table:table-cell table:formula="of:=UNICHAR(HEX2DEC(MID([.I436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f</text:p>
          </table:table-cell>
          <table:table-cell table:formula="of:=IF(ISNA(VLOOKUP([.I437];table;3;1));[.C437];VLOOKUP([.I437];table;3;1))" office:value-type="float" office:value="539" calcext:value-type="float">
            <text:p>53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RIGHT ANGLE</text:p>
          </table:table-cell>
          <table:table-cell table:number-columns-repeated="2"/>
          <table:table-cell table:formula="of:=UNICHAR(HEX2DEC(MID([.A437];3;4)))" office:value-type="string" office:string-value="∟" calcext:value-type="string">
            <text:p>∟</text:p>
          </table:table-cell>
          <table:table-cell table:formula="of:=UNICHAR(HEX2DEC(MID([.I437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0</text:p>
          </table:table-cell>
          <table:table-cell table:formula="of:=IF(ISNA(VLOOKUP([.I438];table;3;1));[.C438];VLOOKUP([.I438];table;3;1))" office:value-type="float" office:value="541" calcext:value-type="float">
            <text:p>54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formula="of:=UNICHAR(HEX2DEC(MID([.A438];3;4)))" office:value-type="string" office:string-value="∠" calcext:value-type="string">
            <text:p>∠</text:p>
          </table:table-cell>
          <table:table-cell table:formula="of:=UNICHAR(HEX2DEC(MID([.I438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1</text:p>
          </table:table-cell>
          <table:table-cell table:formula="of:=IF(ISNA(VLOOKUP([.I439];table;3;1));[.C439];VLOOKUP([.I439];table;3;1))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MEASURED ANGLE</text:p>
          </table:table-cell>
          <table:table-cell table:number-columns-repeated="2"/>
          <table:table-cell table:formula="of:=UNICHAR(HEX2DEC(MID([.A439];3;4)))" office:value-type="string" office:string-value="∡" calcext:value-type="string">
            <text:p>∡</text:p>
          </table:table-cell>
          <table:table-cell table:formula="of:=UNICHAR(HEX2DEC(MID([.I439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2</text:p>
          </table:table-cell>
          <table:table-cell table:formula="of:=IF(ISNA(VLOOKUP([.I440];table;3;1));[.C440];VLOOKUP([.I440];table;3;1))"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PHERICAL ANGLE</text:p>
          </table:table-cell>
          <table:table-cell table:number-columns-repeated="2"/>
          <table:table-cell table:formula="of:=UNICHAR(HEX2DEC(MID([.A440];3;4)))" office:value-type="string" office:string-value="∢" calcext:value-type="string">
            <text:p>∢</text:p>
          </table:table-cell>
          <table:table-cell table:formula="of:=UNICHAR(HEX2DEC(MID([.I440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3</text:p>
          </table:table-cell>
          <table:table-cell table:formula="of:=IF(ISNA(VLOOKUP([.I441];table;3;1));[.C441];VLOOKUP([.I441];table;3;1))"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IVIDES</text:p>
          </table:table-cell>
          <table:table-cell table:number-columns-repeated="2"/>
          <table:table-cell table:formula="of:=UNICHAR(HEX2DEC(MID([.A441];3;4)))" office:value-type="string" office:string-value="∣" calcext:value-type="string">
            <text:p>∣</text:p>
          </table:table-cell>
          <table:table-cell table:formula="of:=UNICHAR(HEX2DEC(MID([.I441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4</text:p>
          </table:table-cell>
          <table:table-cell table:formula="of:=IF(ISNA(VLOOKUP([.I442];table;3;1));[.C442];VLOOKUP([.I442];table;3;1))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DOES NOT DIVIDE</text:p>
          </table:table-cell>
          <table:table-cell table:number-columns-repeated="2"/>
          <table:table-cell table:formula="of:=UNICHAR(HEX2DEC(MID([.A442];3;4)))" office:value-type="string" office:string-value="∤" calcext:value-type="string">
            <text:p>∤</text:p>
          </table:table-cell>
          <table:table-cell table:formula="of:=UNICHAR(HEX2DEC(MID([.I442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5</text:p>
          </table:table-cell>
          <table:table-cell table:formula="of:=IF(ISNA(VLOOKUP([.I443];table;3;1));[.C443];VLOOKUP([.I443];table;3;1))"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RALLEL TO</text:p>
          </table:table-cell>
          <table:table-cell table:number-columns-repeated="2"/>
          <table:table-cell table:formula="of:=UNICHAR(HEX2DEC(MID([.A443];3;4)))" office:value-type="string" office:string-value="∥" calcext:value-type="string">
            <text:p>∥</text:p>
          </table:table-cell>
          <table:table-cell table:formula="of:=UNICHAR(HEX2DEC(MID([.I44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6</text:p>
          </table:table-cell>
          <table:table-cell table:formula="of:=IF(ISNA(VLOOKUP([.I444];table;3;1));[.C444];VLOOKUP([.I444];table;3;1))" office:value-type="float" office:value="497" calcext:value-type="float">
            <text:p>49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T PARALLEL TO</text:p>
          </table:table-cell>
          <table:table-cell table:number-columns-repeated="2"/>
          <table:table-cell table:formula="of:=UNICHAR(HEX2DEC(MID([.A444];3;4)))" office:value-type="string" office:string-value="∦" calcext:value-type="string">
            <text:p>∦</text:p>
          </table:table-cell>
          <table:table-cell table:formula="of:=UNICHAR(HEX2DEC(MID([.I444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7</text:p>
          </table:table-cell>
          <table:table-cell table:formula="of:=IF(ISNA(VLOOKUP([.I445];table;3;1));[.C445];VLOOKUP([.I445];table;3;1))" office:value-type="float" office:value="491" calcext:value-type="float">
            <text:p>49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OGICAL AND</text:p>
          </table:table-cell>
          <table:table-cell table:number-columns-repeated="2"/>
          <table:table-cell table:formula="of:=UNICHAR(HEX2DEC(MID([.A445];3;4)))" office:value-type="string" office:string-value="∧" calcext:value-type="string">
            <text:p>∧</text:p>
          </table:table-cell>
          <table:table-cell table:formula="of:=UNICHAR(HEX2DEC(MID([.I445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8</text:p>
          </table:table-cell>
          <table:table-cell table:formula="of:=IF(ISNA(VLOOKUP([.I446];table;3;1));[.C446];VLOOKUP([.I446];table;3;1))"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OGICAL OR</text:p>
          </table:table-cell>
          <table:table-cell table:number-columns-repeated="2"/>
          <table:table-cell table:formula="of:=UNICHAR(HEX2DEC(MID([.A446];3;4)))" office:value-type="string" office:string-value="∨" calcext:value-type="string">
            <text:p>∨</text:p>
          </table:table-cell>
          <table:table-cell table:formula="of:=UNICHAR(HEX2DEC(MID([.I446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9</text:p>
          </table:table-cell>
          <table:table-cell table:formula="of:=IF(ISNA(VLOOKUP([.I447];table;3;1));[.C447];VLOOKUP([.I447];table;3;1))" office:value-type="float" office:value="558" calcext:value-type="float">
            <text:p>55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INTERSECTION</text:p>
          </table:table-cell>
          <table:table-cell table:number-columns-repeated="2"/>
          <table:table-cell table:formula="of:=UNICHAR(HEX2DEC(MID([.A447];3;4)))" office:value-type="string" office:string-value="∩" calcext:value-type="string">
            <text:p>∩</text:p>
          </table:table-cell>
          <table:table-cell table:formula="of:=UNICHAR(HEX2DEC(MID([.I44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a</text:p>
          </table:table-cell>
          <table:table-cell table:formula="of:=IF(ISNA(VLOOKUP([.I448];table;3;1));[.C448];VLOOKUP([.I448];table;3;1))" office:value-type="float" office:value="558" calcext:value-type="float">
            <text:p>558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UNION</text:p>
          </table:table-cell>
          <table:table-cell table:number-columns-repeated="2"/>
          <table:table-cell table:formula="of:=UNICHAR(HEX2DEC(MID([.A448];3;4)))" office:value-type="string" office:string-value="∪" calcext:value-type="string">
            <text:p>∪</text:p>
          </table:table-cell>
          <table:table-cell table:formula="of:=UNICHAR(HEX2DEC(MID([.I44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b</text:p>
          </table:table-cell>
          <table:table-cell table:formula="of:=IF(ISNA(VLOOKUP([.I449];table;3;1));[.C449];VLOOKUP([.I449];table;3;1))" office:value-type="float" office:value="528" calcext:value-type="float">
            <text:p>5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TEGRAL</text:p>
          </table:table-cell>
          <table:table-cell table:number-columns-repeated="2"/>
          <table:table-cell table:formula="of:=UNICHAR(HEX2DEC(MID([.A449];3;4)))" office:value-type="string" office:string-value="∫" calcext:value-type="string">
            <text:p>∫</text:p>
          </table:table-cell>
          <table:table-cell table:formula="of:=UNICHAR(HEX2DEC(MID([.I449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c</text:p>
          </table:table-cell>
          <table:table-cell table:formula="of:=IF(ISNA(VLOOKUP([.I450];table;3;1));[.C450];VLOOKUP([.I450];table;3;1))"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DOUBLE INTEGRAL</text:p>
          </table:table-cell>
          <table:table-cell table:number-columns-repeated="2"/>
          <table:table-cell table:formula="of:=UNICHAR(HEX2DEC(MID([.A450];3;4)))" office:value-type="string" office:string-value="∬" calcext:value-type="string">
            <text:p>∬</text:p>
          </table:table-cell>
          <table:table-cell table:formula="of:=UNICHAR(HEX2DEC(MID([.I450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d</text:p>
          </table:table-cell>
          <table:table-cell table:formula="of:=IF(ISNA(VLOOKUP([.I451];table;3;1));[.C451];VLOOKUP([.I451];table;3;1))"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RIPLE INTEGRAL</text:p>
          </table:table-cell>
          <table:table-cell table:number-columns-repeated="2"/>
          <table:table-cell table:formula="of:=UNICHAR(HEX2DEC(MID([.A451];3;4)))" office:value-type="string" office:string-value="∭" calcext:value-type="string">
            <text:p>∭</text:p>
          </table:table-cell>
          <table:table-cell table:formula="of:=UNICHAR(HEX2DEC(MID([.I451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e</text:p>
          </table:table-cell>
          <table:table-cell table:formula="of:=IF(ISNA(VLOOKUP([.I452];table;3;1));[.C452];VLOOKUP([.I452];table;3;1))"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ONTOUR INTEGRAL</text:p>
          </table:table-cell>
          <table:table-cell table:number-columns-repeated="2"/>
          <table:table-cell table:formula="of:=UNICHAR(HEX2DEC(MID([.A452];3;4)))" office:value-type="string" office:string-value="∮" calcext:value-type="string">
            <text:p>∮</text:p>
          </table:table-cell>
          <table:table-cell table:formula="of:=UNICHAR(HEX2DEC(MID([.I452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f</text:p>
          </table:table-cell>
          <table:table-cell table:formula="of:=IF(ISNA(VLOOKUP([.I453];table;3;1));[.C453];VLOOKUP([.I453];table;3;1))" office:value-type="float" office:value="528" calcext:value-type="float">
            <text:p>52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URFACE INTEGRAL</text:p>
          </table:table-cell>
          <table:table-cell table:number-columns-repeated="2"/>
          <table:table-cell table:formula="of:=UNICHAR(HEX2DEC(MID([.A453];3;4)))" office:value-type="string" office:string-value="∯" calcext:value-type="string">
            <text:p>∯</text:p>
          </table:table-cell>
          <table:table-cell table:formula="of:=UNICHAR(HEX2DEC(MID([.I453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30</text:p>
          </table:table-cell>
          <table:table-cell table:formula="of:=IF(ISNA(VLOOKUP([.I454];table;3;1));[.C454];VLOOKUP([.I454];table;3;1))"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OLUME INTEGRAL</text:p>
          </table:table-cell>
          <table:table-cell table:number-columns-repeated="2"/>
          <table:table-cell table:formula="of:=UNICHAR(HEX2DEC(MID([.A454];3;4)))" office:value-type="string" office:string-value="∰" calcext:value-type="string">
            <text:p>∰</text:p>
          </table:table-cell>
          <table:table-cell table:formula="of:=UNICHAR(HEX2DEC(MID([.I454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36</text:p>
          </table:table-cell>
          <table:table-cell table:formula="of:=IF(ISNA(VLOOKUP([.I455];table;3;1));[.C455];VLOOKUP([.I455];table;3;1))"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formula="of:=UNICHAR(HEX2DEC(MID([.A455];3;4)))" office:value-type="string" office:string-value="∶" calcext:value-type="string">
            <text:p>∶</text:p>
          </table:table-cell>
          <table:table-cell table:formula="of:=UNICHAR(HEX2DEC(MID([.I455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43</text:p>
          </table:table-cell>
          <table:table-cell table:formula="of:=IF(ISNA(VLOOKUP([.I456];table;3;1));[.C456];VLOOKUP([.I456];table;3;1))"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SYMPTOTICALLY EQUAL TO</text:p>
          </table:table-cell>
          <table:table-cell table:number-columns-repeated="2"/>
          <table:table-cell table:formula="of:=UNICHAR(HEX2DEC(MID([.A456];3;4)))" office:value-type="string" office:string-value="≃" calcext:value-type="string">
            <text:p>≃</text:p>
          </table:table-cell>
          <table:table-cell table:formula="of:=UNICHAR(HEX2DEC(MID([.I45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48</text:p>
          </table:table-cell>
          <table:table-cell table:formula="of:=IF(ISNA(VLOOKUP([.I457];table;3;1));[.C457];VLOOKUP([.I457];table;3;1))" office:value-type="float" office:value="502" calcext:value-type="float">
            <text:p>502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LMOST EQUAL TO</text:p>
          </table:table-cell>
          <table:table-cell table:number-columns-repeated="2"/>
          <table:table-cell table:formula="of:=UNICHAR(HEX2DEC(MID([.A457];3;4)))" office:value-type="string" office:string-value="≈" calcext:value-type="string">
            <text:p>≈</text:p>
          </table:table-cell>
          <table:table-cell table:formula="of:=UNICHAR(HEX2DEC(MID([.I457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54</text:p>
          </table:table-cell>
          <table:table-cell table:formula="of:=IF(ISNA(VLOOKUP([.I458];table;3;1));[.C458];VLOOKUP([.I458];table;3;1))"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OLON EQUALS</text:p>
          </table:table-cell>
          <table:table-cell table:number-columns-repeated="2"/>
          <table:table-cell table:formula="of:=UNICHAR(HEX2DEC(MID([.A458];3;4)))" office:value-type="string" office:string-value="≔" calcext:value-type="string">
            <text:p>≔</text:p>
          </table:table-cell>
          <table:table-cell table:formula="of:=UNICHAR(HEX2DEC(MID([.I458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58</text:p>
          </table:table-cell>
          <table:table-cell table:formula="of:=IF(ISNA(VLOOKUP([.I459];table;3;1));[.C459];VLOOKUP([.I459];table;3;1))" office:value-type="float" office:value="502" calcext:value-type="float">
            <text:p>50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ORRESPONDS TO</text:p>
          </table:table-cell>
          <table:table-cell table:number-columns-repeated="2"/>
          <table:table-cell table:formula="of:=UNICHAR(HEX2DEC(MID([.A459];3;4)))" office:value-type="string" office:string-value="≘" calcext:value-type="string">
            <text:p>≘</text:p>
          </table:table-cell>
          <table:table-cell table:formula="of:=UNICHAR(HEX2DEC(MID([.I459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59</text:p>
          </table:table-cell>
          <table:table-cell table:formula="of:=IF(ISNA(VLOOKUP([.I460];table;3;1));[.C460];VLOOKUP([.I460];table;3;1))" office:value-type="float" office:value="502" calcext:value-type="float">
            <text:p>50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ESTIMATES</text:p>
          </table:table-cell>
          <table:table-cell table:number-columns-repeated="2"/>
          <table:table-cell table:formula="of:=UNICHAR(HEX2DEC(MID([.A460];3;4)))" office:value-type="string" office:string-value="≙" calcext:value-type="string">
            <text:p>≙</text:p>
          </table:table-cell>
          <table:table-cell table:formula="of:=UNICHAR(HEX2DEC(MID([.I46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0</text:p>
          </table:table-cell>
          <table:table-cell table:formula="of:=IF(ISNA(VLOOKUP([.I461];table;3;1));[.C461];VLOOKUP([.I461];table;3;1))"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 EQUAL TO</text:p>
          </table:table-cell>
          <table:table-cell table:number-columns-repeated="2"/>
          <table:table-cell table:formula="of:=UNICHAR(HEX2DEC(MID([.A461];3;4)))" office:value-type="string" office:string-value="≠" calcext:value-type="string">
            <text:p>≠</text:p>
          </table:table-cell>
          <table:table-cell table:formula="of:=UNICHAR(HEX2DEC(MID([.I46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1</text:p>
          </table:table-cell>
          <table:table-cell table:formula="of:=IF(ISNA(VLOOKUP([.I462];table;3;1));[.C462];VLOOKUP([.I462];table;3;1))"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DENTICAL TO</text:p>
          </table:table-cell>
          <table:table-cell table:number-columns-repeated="2"/>
          <table:table-cell table:formula="of:=UNICHAR(HEX2DEC(MID([.A462];3;4)))" office:value-type="string" office:string-value="≡" calcext:value-type="string">
            <text:p>≡</text:p>
          </table:table-cell>
          <table:table-cell table:formula="of:=UNICHAR(HEX2DEC(MID([.I46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4</text:p>
          </table:table-cell>
          <table:table-cell table:formula="of:=IF(ISNA(VLOOKUP([.I463];table;3;1));[.C463];VLOOKUP([.I463];table;3;1))"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LESS-THAN OR EQUAL TO</text:p>
          </table:table-cell>
          <table:table-cell table:number-columns-repeated="2"/>
          <table:table-cell table:formula="of:=UNICHAR(HEX2DEC(MID([.A463];3;4)))" office:value-type="string" office:string-value="≤" calcext:value-type="string">
            <text:p>≤</text:p>
          </table:table-cell>
          <table:table-cell table:formula="of:=UNICHAR(HEX2DEC(MID([.I463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5</text:p>
          </table:table-cell>
          <table:table-cell table:formula="of:=IF(ISNA(VLOOKUP([.I464];table;3;1));[.C464];VLOOKUP([.I464];table;3;1))" office:value-type="float" office:value="502" calcext:value-type="float">
            <text:p>50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GREATER-THAN OR EQUAL TO</text:p>
          </table:table-cell>
          <table:table-cell table:number-columns-repeated="2"/>
          <table:table-cell table:formula="of:=UNICHAR(HEX2DEC(MID([.A464];3;4)))" office:value-type="string" office:string-value="≥" calcext:value-type="string">
            <text:p>≥</text:p>
          </table:table-cell>
          <table:table-cell table:formula="of:=UNICHAR(HEX2DEC(MID([.I464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a</text:p>
          </table:table-cell>
          <table:table-cell table:formula="of:=IF(ISNA(VLOOKUP([.I465];table;3;1));[.C465];VLOOKUP([.I465];table;3;1))" office:value-type="float" office:value="502" calcext:value-type="float">
            <text:p>5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CH LESS-THAN</text:p>
          </table:table-cell>
          <table:table-cell table:number-columns-repeated="2"/>
          <table:table-cell table:formula="of:=UNICHAR(HEX2DEC(MID([.A465];3;4)))" office:value-type="string" office:string-value="≪" calcext:value-type="string">
            <text:p>≪</text:p>
          </table:table-cell>
          <table:table-cell table:formula="of:=UNICHAR(HEX2DEC(MID([.I465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b</text:p>
          </table:table-cell>
          <table:table-cell table:formula="of:=IF(ISNA(VLOOKUP([.I466];table;3;1));[.C466];VLOOKUP([.I466];table;3;1))" office:value-type="float" office:value="502" calcext:value-type="float">
            <text:p>50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UCH GREATER-THAN</text:p>
          </table:table-cell>
          <table:table-cell table:number-columns-repeated="2"/>
          <table:table-cell table:formula="of:=UNICHAR(HEX2DEC(MID([.A466];3;4)))" office:value-type="string" office:string-value="≫" calcext:value-type="string">
            <text:p>≫</text:p>
          </table:table-cell>
          <table:table-cell table:formula="of:=UNICHAR(HEX2DEC(MID([.I46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95</text:p>
          </table:table-cell>
          <table:table-cell table:formula="of:=IF(ISNA(VLOOKUP([.I467];table;3;1));[.C467];VLOOKUP([.I467];table;3;1))" office:value-type="float" office:value="537" calcext:value-type="float">
            <text:p>53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467];3;4)))" office:value-type="string" office:string-value="⊕" calcext:value-type="string">
            <text:p>⊕</text:p>
          </table:table-cell>
          <table:table-cell table:formula="of:=UNICHAR(HEX2DEC(MID([.I467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99</text:p>
          </table:table-cell>
          <table:table-cell table:formula="of:=IF(ISNA(VLOOKUP([.I468];table;3;1));[.C468];VLOOKUP([.I468];table;3;1))" office:value-type="float" office:value="534" calcext:value-type="float">
            <text:p>53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CIRCLED DOT OPERATO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U+2609</text:p>
          </table:table-cell>
          <table:table-cell table:formula="of:=UNICHAR(HEX2DEC(MID([.A468];3;4)))" office:value-type="string" office:string-value="⊙" calcext:value-type="string">
            <text:p>⊙</text:p>
          </table:table-cell>
          <table:table-cell table:formula="of:=UNICHAR(HEX2DEC(MID([.I468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9a</text:p>
          </table:table-cell>
          <table:table-cell table:formula="of:=IF(ISNA(VLOOKUP([.I469];table;3;1));[.C469];VLOOKUP([.I469];table;3;1))"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IRCLED RING OPERATOR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469];3;4)))" office:value-type="string" office:string-value="⊚" calcext:value-type="string">
            <text:p>⊚</text:p>
          </table:table-cell>
          <table:table-cell table:formula="of:=UNICHAR(HEX2DEC(MID([.I469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a4</text:p>
          </table:table-cell>
          <table:table-cell table:formula="of:=IF(ISNA(VLOOKUP([.I470];table;3;1));[.C470];VLOOKUP([.I470];table;3;1))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OWN TACK</text:p>
          </table:table-cell>
          <table:table-cell table:number-columns-repeated="2"/>
          <table:table-cell table:formula="of:=UNICHAR(HEX2DEC(MID([.A470];3;4)))" office:value-type="string" office:string-value="⊤" calcext:value-type="string">
            <text:p>⊤</text:p>
          </table:table-cell>
          <table:table-cell table:formula="of:=UNICHAR(HEX2DEC(MID([.I47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a5</text:p>
          </table:table-cell>
          <table:table-cell table:formula="of:=IF(ISNA(VLOOKUP([.I471];table;3;1));[.C471];VLOOKUP([.I471];table;3;1))"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U+27c2</text:p>
          </table:table-cell>
          <table:table-cell table:formula="of:=UNICHAR(HEX2DEC(MID([.A471];3;4)))" office:value-type="string" office:string-value="⊥" calcext:value-type="string">
            <text:p>⊥</text:p>
          </table:table-cell>
          <table:table-cell table:formula="of:=UNICHAR(HEX2DEC(MID([.I471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bb</text:p>
          </table:table-cell>
          <table:table-cell table:formula="of:=IF(ISNA(VLOOKUP([.I472];table;3;1));[.C472];VLOOKUP([.I472];table;3;1))"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XOR</text:p>
          </table:table-cell>
          <table:table-cell table:number-columns-repeated="2"/>
          <table:table-cell table:formula="of:=UNICHAR(HEX2DEC(MID([.A472];3;4)))" office:value-type="string" office:string-value="⊻" calcext:value-type="string">
            <text:p>⊻</text:p>
          </table:table-cell>
          <table:table-cell table:formula="of:=UNICHAR(HEX2DEC(MID([.I472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bc</text:p>
          </table:table-cell>
          <table:table-cell table:formula="of:=IF(ISNA(VLOOKUP([.I473];table;3;1));[.C473];VLOOKUP([.I473];table;3;1))"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AND</text:p>
          </table:table-cell>
          <table:table-cell table:number-columns-repeated="2"/>
          <table:table-cell table:formula="of:=UNICHAR(HEX2DEC(MID([.A473];3;4)))" office:value-type="string" office:string-value="⊼" calcext:value-type="string">
            <text:p>⊼</text:p>
          </table:table-cell>
          <table:table-cell table:formula="of:=UNICHAR(HEX2DEC(MID([.I473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bd</text:p>
          </table:table-cell>
          <table:table-cell table:formula="of:=IF(ISNA(VLOOKUP([.I474];table;3;1));[.C474];VLOOKUP([.I474];table;3;1))"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OR</text:p>
          </table:table-cell>
          <table:table-cell table:number-columns-repeated="2"/>
          <table:table-cell table:formula="of:=UNICHAR(HEX2DEC(MID([.A474];3;4)))" office:value-type="string" office:string-value="⊽" calcext:value-type="string">
            <text:p>⊽</text:p>
          </table:table-cell>
          <table:table-cell table:formula="of:=UNICHAR(HEX2DEC(MID([.I474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0"/>
        </table:table-row>
        <table:table-row table:style-name="ro2">
          <table:table-cell table:style-name="ce5" office:value-type="string" calcext:value-type="string">
            <text:p>U+2308</text:p>
          </table:table-cell>
          <table:table-cell table:style-name="ce5" table:formula="of:=IF(ISNA(VLOOKUP([.I475];table;3;1));[.C475];VLOOKUP([.I475];table;3;1))" office:value-type="float" office:value="544" calcext:value-type="float">
            <text:p>544</text:p>
          </table:table-cell>
          <table:table-cell table:style-name="ce5" office:value-type="float" office:value="544" calcext:value-type="float">
            <text:p>544</text:p>
          </table:table-cell>
          <table:table-cell table:style-name="ce12" office:value-type="string" calcext:value-type="string">
            <text:p>LEFT CEILING</text:p>
          </table:table-cell>
          <table:table-cell table:style-name="ce12"/>
          <table:table-cell table:style-name="ce5"/>
          <table:table-cell table:style-name="ce15" table:formula="of:=UNICHAR(HEX2DEC(MID([.A475];3;4)))" office:value-type="string" office:string-value="⌈" calcext:value-type="string">
            <text:p>⌈</text:p>
          </table:table-cell>
          <table:table-cell table:style-name="ce15" table:formula="of:=UNICHAR(HEX2DEC(MID([.I475];3;4)))" office:value-type="string" office:string-value="⌈" calcext:value-type="string">
            <text:p>⌈</text:p>
          </table:table-cell>
          <table:table-cell table:style-name="ce5" office:value-type="string" calcext:value-type="string">
            <text:p>U+2308</text:p>
          </table:table-cell>
          <table:table-cell table:style-name="ce12" table:number-columns-repeated="50"/>
        </table:table-row>
        <table:table-row table:style-name="ro2">
          <table:table-cell table:style-name="ce5" office:value-type="string" calcext:value-type="string">
            <text:p>U+2309</text:p>
          </table:table-cell>
          <table:table-cell table:style-name="ce5" table:formula="of:=IF(ISNA(VLOOKUP([.I476];table;3;1));[.C476];VLOOKUP([.I476];table;3;1))" office:value-type="float" office:value="544" calcext:value-type="float">
            <text:p>544</text:p>
          </table:table-cell>
          <table:table-cell table:style-name="ce5" office:value-type="float" office:value="545" calcext:value-type="float">
            <text:p>545</text:p>
          </table:table-cell>
          <table:table-cell table:style-name="ce12" office:value-type="string" calcext:value-type="string">
            <text:p>RIGHT CEILING</text:p>
          </table:table-cell>
          <table:table-cell table:style-name="ce12"/>
          <table:table-cell table:style-name="ce5"/>
          <table:table-cell table:style-name="ce15" table:formula="of:=UNICHAR(HEX2DEC(MID([.A476];3;4)))" office:value-type="string" office:string-value="⌉" calcext:value-type="string">
            <text:p>⌉</text:p>
          </table:table-cell>
          <table:table-cell table:style-name="ce15" table:formula="of:=UNICHAR(HEX2DEC(MID([.I476];3;4)))" office:value-type="string" office:string-value="⌈" calcext:value-type="string">
            <text:p>⌈</text:p>
          </table:table-cell>
          <table:table-cell table:style-name="ce5" office:value-type="string" calcext:value-type="string">
            <text:p>U+2308</text:p>
          </table:table-cell>
          <table:table-cell table:style-name="ce12" table:number-columns-repeated="50"/>
        </table:table-row>
        <table:table-row table:style-name="ro2">
          <table:table-cell table:style-name="ce5" office:value-type="string" calcext:value-type="string">
            <text:p>U+230a</text:p>
          </table:table-cell>
          <table:table-cell table:style-name="ce5" table:formula="of:=IF(ISNA(VLOOKUP([.I477];table;3;1));[.C477];VLOOKUP([.I477];table;3;1))" office:value-type="float" office:value="546" calcext:value-type="float">
            <text:p>546</text:p>
          </table:table-cell>
          <table:table-cell table:style-name="ce5" office:value-type="float" office:value="546" calcext:value-type="float">
            <text:p>546</text:p>
          </table:table-cell>
          <table:table-cell table:style-name="ce12" office:value-type="string" calcext:value-type="string">
            <text:p>LEFT FLOOR</text:p>
          </table:table-cell>
          <table:table-cell table:style-name="ce12"/>
          <table:table-cell table:style-name="ce5"/>
          <table:table-cell table:style-name="ce15" table:formula="of:=UNICHAR(HEX2DEC(MID([.A477];3;4)))" office:value-type="string" office:string-value="⌊" calcext:value-type="string">
            <text:p>⌊</text:p>
          </table:table-cell>
          <table:table-cell table:style-name="ce15" table:formula="of:=UNICHAR(HEX2DEC(MID([.I477];3;4)))" office:value-type="string" office:string-value="⌊" calcext:value-type="string">
            <text:p>⌊</text:p>
          </table:table-cell>
          <table:table-cell table:style-name="ce5" office:value-type="string" calcext:value-type="string">
            <text:p>U+230a</text:p>
          </table:table-cell>
          <table:table-cell table:style-name="ce12" table:number-columns-repeated="50"/>
        </table:table-row>
        <table:table-row table:style-name="ro2">
          <table:table-cell table:style-name="ce5" office:value-type="string" calcext:value-type="string">
            <text:p>U+230b</text:p>
          </table:table-cell>
          <table:table-cell table:style-name="ce5" table:formula="of:=IF(ISNA(VLOOKUP([.I478];table;3;1));[.C478];VLOOKUP([.I478];table;3;1))" office:value-type="float" office:value="546" calcext:value-type="float">
            <text:p>546</text:p>
          </table:table-cell>
          <table:table-cell table:style-name="ce5" office:value-type="float" office:value="547" calcext:value-type="float">
            <text:p>547</text:p>
          </table:table-cell>
          <table:table-cell table:style-name="ce12" office:value-type="string" calcext:value-type="string">
            <text:p>RIGHT FLOOR</text:p>
          </table:table-cell>
          <table:table-cell table:style-name="ce12"/>
          <table:table-cell table:style-name="ce5"/>
          <table:table-cell table:style-name="ce15" table:formula="of:=UNICHAR(HEX2DEC(MID([.A478];3;4)))" office:value-type="string" office:string-value="⌋" calcext:value-type="string">
            <text:p>⌋</text:p>
          </table:table-cell>
          <table:table-cell table:style-name="ce15" table:formula="of:=UNICHAR(HEX2DEC(MID([.I478];3;4)))" office:value-type="string" office:string-value="⌊" calcext:value-type="string">
            <text:p>⌊</text:p>
          </table:table-cell>
          <table:table-cell table:style-name="ce5" office:value-type="string" calcext:value-type="string">
            <text:p>U+230a</text:p>
          </table:table-cell>
          <table:table-cell table:style-name="ce12" table:number-columns-repeated="50"/>
        </table:table-row>
        <table:table-row table:style-name="ro2">
          <table:table-cell office:value-type="string" calcext:value-type="string">
            <text:p>U+231a</text:p>
          </table:table-cell>
          <table:table-cell table:formula="of:=IF(ISNA(VLOOKUP([.I479];table;3;1));[.C479];VLOOKUP([.I479];table;3;1))"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WATCH</text:p>
          </table:table-cell>
          <table:table-cell table:number-columns-repeated="2"/>
          <table:table-cell table:formula="of:=UNICHAR(HEX2DEC(MID([.A479];3;4)))" office:value-type="string" office:string-value="⌚" calcext:value-type="string">
            <text:p>⌚</text:p>
          </table:table-cell>
          <table:table-cell table:formula="of:=UNICHAR(HEX2DEC(MID([.I479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1b</text:p>
          </table:table-cell>
          <table:table-cell table:formula="of:=IF(ISNA(VLOOKUP([.I480];table;3;1));[.C480];VLOOKUP([.I480];table;3;1))"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HOURGLASS</text:p>
          </table:table-cell>
          <table:table-cell table:number-columns-repeated="2"/>
          <table:table-cell table:formula="of:=UNICHAR(HEX2DEC(MID([.A480];3;4)))" office:value-type="string" office:string-value="⌛" calcext:value-type="string">
            <text:p>⌛</text:p>
          </table:table-cell>
          <table:table-cell table:formula="of:=UNICHAR(HEX2DEC(MID([.I48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99</text:p>
          </table:table-cell>
          <table:table-cell table:formula="of:=IF(ISNA(VLOOKUP([.I481];table;3;1));[.C481];VLOOKUP([.I481];table;3;1))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RINT SCREEN SYMBOL</text:p>
          </table:table-cell>
          <table:table-cell table:number-columns-repeated="2"/>
          <table:table-cell table:formula="of:=UNICHAR(HEX2DEC(MID([.A481];3;4)))" office:value-type="string" office:string-value="⎙" calcext:value-type="string">
            <text:p>⎙</text:p>
          </table:table-cell>
          <table:table-cell table:formula="of:=UNICHAR(HEX2DEC(MID([.I48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1</text:p>
          </table:table-cell>
          <table:table-cell table:formula="of:=IF(ISNA(VLOOKUP([.I482];table;3;1));[.C482];VLOOKUP([.I482];table;3;1))"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FT SQUARE BRACKET UPPER CORNER</text:p>
          </table:table-cell>
          <table:table-cell table:number-columns-repeated="2"/>
          <table:table-cell table:formula="of:=UNICHAR(HEX2DEC(MID([.A482];3;4)))" office:value-type="string" office:string-value="⎡" calcext:value-type="string">
            <text:p>⎡</text:p>
          </table:table-cell>
          <table:table-cell table:formula="of:=UNICHAR(HEX2DEC(MID([.I482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2</text:p>
          </table:table-cell>
          <table:table-cell table:formula="of:=IF(ISNA(VLOOKUP([.I483];table;3;1));[.C483];VLOOKUP([.I483];table;3;1))"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FT SQUARE BRACKET EXTENSION</text:p>
          </table:table-cell>
          <table:table-cell table:number-columns-repeated="2"/>
          <table:table-cell table:formula="of:=UNICHAR(HEX2DEC(MID([.A483];3;4)))" office:value-type="string" office:string-value="⎢" calcext:value-type="string">
            <text:p>⎢</text:p>
          </table:table-cell>
          <table:table-cell table:formula="of:=UNICHAR(HEX2DEC(MID([.I48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3</text:p>
          </table:table-cell>
          <table:table-cell table:formula="of:=IF(ISNA(VLOOKUP([.I484];table;3;1));[.C484];VLOOKUP([.I484];table;3;1))"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EFT SQUARE BRACKET LOWER CORNER</text:p>
          </table:table-cell>
          <table:table-cell table:number-columns-repeated="2"/>
          <table:table-cell table:formula="of:=UNICHAR(HEX2DEC(MID([.A484];3;4)))" office:value-type="string" office:string-value="⎣" calcext:value-type="string">
            <text:p>⎣</text:p>
          </table:table-cell>
          <table:table-cell table:formula="of:=UNICHAR(HEX2DEC(MID([.I484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4</text:p>
          </table:table-cell>
          <table:table-cell table:formula="of:=IF(ISNA(VLOOKUP([.I485];table;3;1));[.C485];VLOOKUP([.I485];table;3;1))"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IGHT SQUARE BRACKET UPPER CORNER</text:p>
          </table:table-cell>
          <table:table-cell table:number-columns-repeated="2"/>
          <table:table-cell table:formula="of:=UNICHAR(HEX2DEC(MID([.A485];3;4)))" office:value-type="string" office:string-value="⎤" calcext:value-type="string">
            <text:p>⎤</text:p>
          </table:table-cell>
          <table:table-cell table:formula="of:=UNICHAR(HEX2DEC(MID([.I48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5</text:p>
          </table:table-cell>
          <table:table-cell table:formula="of:=IF(ISNA(VLOOKUP([.I486];table;3;1));[.C486];VLOOKUP([.I486];table;3;1))" office:value-type="float" office:value="415" calcext:value-type="float">
            <text:p>41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IGHT SQUARE BRACKET EXTENSION</text:p>
          </table:table-cell>
          <table:table-cell table:number-columns-repeated="2"/>
          <table:table-cell table:formula="of:=UNICHAR(HEX2DEC(MID([.A486];3;4)))" office:value-type="string" office:string-value="⎥" calcext:value-type="string">
            <text:p>⎥</text:p>
          </table:table-cell>
          <table:table-cell table:formula="of:=UNICHAR(HEX2DEC(MID([.I48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6</text:p>
          </table:table-cell>
          <table:table-cell table:formula="of:=IF(ISNA(VLOOKUP([.I487];table;3;1));[.C487];VLOOKUP([.I487];table;3;1))" office:value-type="float" office:value="415" calcext:value-type="float">
            <text:p>41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IGHT SQUARE BRACKET LOWER CORNER</text:p>
          </table:table-cell>
          <table:table-cell table:number-columns-repeated="2"/>
          <table:table-cell table:formula="of:=UNICHAR(HEX2DEC(MID([.A487];3;4)))" office:value-type="string" office:string-value="⎦" calcext:value-type="string">
            <text:p>⎦</text:p>
          </table:table-cell>
          <table:table-cell table:formula="of:=UNICHAR(HEX2DEC(MID([.I48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1</text:p>
          </table:table-cell>
          <table:table-cell table:formula="of:=IF(ISNA(VLOOKUP([.I488];table;3;1));[.C488];VLOOKUP([.I488];table;3;1))" office:value-type="float" office:value="571" calcext:value-type="float">
            <text:p>571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YMBOL FOR DELETE</text:p>
          </table:table-cell>
          <table:table-cell office:value-type="string" calcext:value-type="string">
            <text:p>Oblique 1</text:p>
          </table:table-cell>
          <table:table-cell office:value-type="string" calcext:value-type="string">
            <text:p>?</text:p>
          </table:table-cell>
          <table:table-cell table:formula="of:=UNICHAR(HEX2DEC(MID([.A488];3;4)))" office:value-type="string" office:string-value="␡" calcext:value-type="string">
            <text:p>␡</text:p>
          </table:table-cell>
          <table:table-cell table:formula="of:=UNICHAR(HEX2DEC(MID([.I488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2</text:p>
          </table:table-cell>
          <table:table-cell table:formula="of:=IF(ISNA(VLOOKUP([.I489];table;3;1));[.C489];VLOOKUP([.I489];table;3;1))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LANK SYMBOL</text:p>
          </table:table-cell>
          <table:table-cell office:value-type="string" calcext:value-type="string">
            <text:p>Oblique 2</text:p>
          </table:table-cell>
          <table:table-cell office:value-type="string" calcext:value-type="string">
            <text:p>?</text:p>
          </table:table-cell>
          <table:table-cell table:formula="of:=UNICHAR(HEX2DEC(MID([.A489];3;4)))" office:value-type="string" office:string-value="␢" calcext:value-type="string">
            <text:p>␢</text:p>
          </table:table-cell>
          <table:table-cell table:formula="of:=UNICHAR(HEX2DEC(MID([.I489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3</text:p>
          </table:table-cell>
          <table:table-cell table:formula="of:=IF(ISNA(VLOOKUP([.I490];table;3;1));[.C490];VLOOKUP([.I490];table;3;1)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 BOX</text:p>
          </table:table-cell>
          <table:table-cell table:number-columns-repeated="2"/>
          <table:table-cell table:formula="of:=UNICHAR(HEX2DEC(MID([.A490];3;4)))" office:value-type="string" office:string-value="␣" calcext:value-type="string">
            <text:p>␣</text:p>
          </table:table-cell>
          <table:table-cell table:formula="of:=UNICHAR(HEX2DEC(MID([.I490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5</text:p>
          </table:table-cell>
          <table:table-cell table:formula="of:=IF(ISNA(VLOOKUP([.I491];table;3;1));[.C491];VLOOKUP([.I491];table;3;1))" office:value-type="float" office:value="571" calcext:value-type="float">
            <text:p>57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SYMBOL FOR DELETE FORM TWO</text:p>
          </table:table-cell>
          <table:table-cell office:value-type="string" calcext:value-type="string">
            <text:p>Oblique 3</text:p>
          </table:table-cell>
          <table:table-cell office:value-type="string" calcext:value-type="string">
            <text:p>?</text:p>
          </table:table-cell>
          <table:table-cell table:formula="of:=UNICHAR(HEX2DEC(MID([.A491];3;4)))" office:value-type="string" office:string-value="␥" calcext:value-type="string">
            <text:p>␥</text:p>
          </table:table-cell>
          <table:table-cell table:formula="of:=UNICHAR(HEX2DEC(MID([.I491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6</text:p>
          </table:table-cell>
          <table:table-cell table:formula="of:=IF(ISNA(VLOOKUP([.I492];table;3;1));[.C492];VLOOKUP([.I492];table;3;1))" office:value-type="float" office:value="571" calcext:value-type="float">
            <text:p>571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SYMBOL FOR SUBSTITUTE FORM TWO</text:p>
          </table:table-cell>
          <table:table-cell office:value-type="string" calcext:value-type="string">
            <text:p>Oblique 4</text:p>
          </table:table-cell>
          <table:table-cell office:value-type="string" calcext:value-type="string">
            <text:p>?</text:p>
          </table:table-cell>
          <table:table-cell table:formula="of:=UNICHAR(HEX2DEC(MID([.A492];3;4)))" office:value-type="string" office:string-value="␦" calcext:value-type="string">
            <text:p>␦</text:p>
          </table:table-cell>
          <table:table-cell table:formula="of:=UNICHAR(HEX2DEC(MID([.I492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7</text:p>
          </table:table-cell>
          <table:table-cell table:formula="of:=IF(ISNA(VLOOKUP([.I493];table;3;1));[.C493];VLOOKUP([.I493];table;3;1))"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Cursor</text:p>
          </table:table-cell>
          <table:table-cell office:value-type="string" calcext:value-type="string">
            <text:p>?</text:p>
          </table:table-cell>
          <table:table-cell table:formula="of:=UNICHAR(HEX2DEC(MID([.A493];3;4)))" office:value-type="string" office:string-value="␧" calcext:value-type="string">
            <text:p>␧</text:p>
          </table:table-cell>
          <table:table-cell table:formula="of:=UNICHAR(HEX2DEC(MID([.I493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8</text:p>
          </table:table-cell>
          <table:table-cell table:formula="of:=IF(ISNA(VLOOKUP([.I494];table;3;1));[.C494];VLOOKUP([.I494];table;3;1))"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4];3;4)))" office:value-type="string" office:string-value="␨" calcext:value-type="string">
            <text:p>␨</text:p>
          </table:table-cell>
          <table:table-cell table:formula="of:=UNICHAR(HEX2DEC(MID([.I494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9</text:p>
          </table:table-cell>
          <table:table-cell table:formula="of:=IF(ISNA(VLOOKUP([.I495];table;3;1));[.C495];VLOOKUP([.I495];table;3;1))"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5];3;4)))" office:value-type="string" office:string-value="␩" calcext:value-type="string">
            <text:p>␩</text:p>
          </table:table-cell>
          <table:table-cell table:formula="of:=UNICHAR(HEX2DEC(MID([.I495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a</text:p>
          </table:table-cell>
          <table:table-cell table:formula="of:=IF(ISNA(VLOOKUP([.I496];table;3;1));[.C496];VLOOKUP([.I496];table;3;1))" office:value-type="float" office:value="548" calcext:value-type="float">
            <text:p>54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?</text:p>
          </table:table-cell>
          <table:table-cell table:formula="of:=UNICHAR(HEX2DEC(MID([.A496];3;4)))" office:value-type="string" office:string-value="␪" calcext:value-type="string">
            <text:p>␪</text:p>
          </table:table-cell>
          <table:table-cell table:formula="of:=UNICHAR(HEX2DEC(MID([.I496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b</text:p>
          </table:table-cell>
          <table:table-cell table:formula="of:=IF(ISNA(VLOOKUP([.I497];table;3;1));[.C497];VLOOKUP([.I497];table;3;1))"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Pgm begin</text:p>
          </table:table-cell>
          <table:table-cell office:value-type="string" calcext:value-type="string">
            <text:p>?</text:p>
          </table:table-cell>
          <table:table-cell table:formula="of:=UNICHAR(HEX2DEC(MID([.A497];3;4)))" office:value-type="string" office:string-value="␫" calcext:value-type="string">
            <text:p>␫</text:p>
          </table:table-cell>
          <table:table-cell table:formula="of:=UNICHAR(HEX2DEC(MID([.I497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c</text:p>
          </table:table-cell>
          <table:table-cell table:formula="of:=IF(ISNA(VLOOKUP([.I498];table;3;1));[.C498];VLOOKUP([.I498];table;3;1))" office:value-type="float" office:value="548" calcext:value-type="float">
            <text:p>548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er mode</text:p>
          </table:table-cell>
          <table:table-cell office:value-type="string" calcext:value-type="string">
            <text:p>?</text:p>
          </table:table-cell>
          <table:table-cell table:formula="of:=UNICHAR(HEX2DEC(MID([.A498];3;4)))" office:value-type="string" office:string-value="␬" calcext:value-type="string">
            <text:p>␬</text:p>
          </table:table-cell>
          <table:table-cell table:formula="of:=UNICHAR(HEX2DEC(MID([.I498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d</text:p>
          </table:table-cell>
          <table:table-cell table:formula="of:=IF(ISNA(VLOOKUP([.I499];table;3;1));[.C499];VLOOKUP([.I499];table;3;1))" office:value-type="float" office:value="556" calcext:value-type="float">
            <text:p>55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?</text:p>
          </table:table-cell>
          <table:table-cell table:formula="of:=UNICHAR(HEX2DEC(MID([.A499];3;4)))" office:value-type="string" office:string-value="␭" calcext:value-type="string">
            <text:p>␭</text:p>
          </table:table-cell>
          <table:table-cell table:formula="of:=UNICHAR(HEX2DEC(MID([.I499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e</text:p>
          </table:table-cell>
          <table:table-cell table:formula="of:=IF(ISNA(VLOOKUP([.I500];table;3;1));[.C500];VLOOKUP([.I500];table;3;1))"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?</text:p>
          </table:table-cell>
          <table:table-cell table:formula="of:=UNICHAR(HEX2DEC(MID([.A500];3;4)))" office:value-type="string" office:string-value="␮" calcext:value-type="string">
            <text:p>␮</text:p>
          </table:table-cell>
          <table:table-cell table:formula="of:=UNICHAR(HEX2DEC(MID([.I500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f</text:p>
          </table:table-cell>
          <table:table-cell table:formula="of:=IF(ISNA(VLOOKUP([.I501];table;3;1));[.C501];VLOOKUP([.I501];table;3;1))"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not defined by unicode</text:p>
          </table:table-cell>
          <table:table-cell/>
          <table:table-cell office:value-type="string" calcext:value-type="string">
            <text:p>?</text:p>
          </table:table-cell>
          <table:table-cell table:formula="of:=UNICHAR(HEX2DEC(MID([.A501];3;4)))" office:value-type="string" office:string-value="␯" calcext:value-type="string">
            <text:p>␯</text:p>
          </table:table-cell>
          <table:table-cell table:formula="of:=UNICHAR(HEX2DEC(MID([.I50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30</text:p>
          </table:table-cell>
          <table:table-cell table:formula="of:=IF(ISNA(VLOOKUP([.I502];table;3;1));[.C502];VLOOKUP([.I502];table;3;1))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 table:style-name="ce4"/>
          <table:table-cell table:number-columns-repeated="2"/>
          <table:table-cell table:formula="of:=UNICHAR(HEX2DEC(MID([.A502];3;4)))" office:value-type="string" office:string-value="␰" calcext:value-type="string">
            <text:p>␰</text:p>
          </table:table-cell>
          <table:table-cell table:formula="of:=UNICHAR(HEX2DEC(MID([.I502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31</text:p>
          </table:table-cell>
          <table:table-cell table:formula="of:=IF(ISNA(VLOOKUP([.I503];table;3;1));[.C503];VLOOKUP([.I503];table;3;1))"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table:style-name="ce4"/>
          <table:table-cell table:number-columns-repeated="2"/>
          <table:table-cell table:formula="of:=UNICHAR(HEX2DEC(MID([.A503];3;4)))" office:value-type="string" office:string-value="␱" calcext:value-type="string">
            <text:p>␱</text:p>
          </table:table-cell>
          <table:table-cell table:formula="of:=UNICHAR(HEX2DEC(MID([.I503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32</text:p>
          </table:table-cell>
          <table:table-cell table:formula="of:=IF(ISNA(VLOOKUP([.I504];table;3;1));[.C504];VLOOKUP([.I504];table;3;1))"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table:style-name="ce4"/>
          <table:table-cell table:number-columns-repeated="2"/>
          <table:table-cell table:formula="of:=UNICHAR(HEX2DEC(MID([.A504];3;4)))" office:value-type="string" office:string-value="␲" calcext:value-type="string">
            <text:p>␲</text:p>
          </table:table-cell>
          <table:table-cell table:formula="of:=UNICHAR(HEX2DEC(MID([.I504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33</text:p>
          </table:table-cell>
          <table:table-cell table:formula="of:=IF(ISNA(VLOOKUP([.I505];table;3;1));[.C505];VLOOKUP([.I505];table;3;1))"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table:style-name="ce4"/>
          <table:table-cell table:number-columns-repeated="2"/>
          <table:table-cell table:formula="of:=UNICHAR(HEX2DEC(MID([.A505];3;4)))" office:value-type="string" office:string-value="␳" calcext:value-type="string">
            <text:p>␳</text:p>
          </table:table-cell>
          <table:table-cell table:formula="of:=UNICHAR(HEX2DEC(MID([.I505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34</text:p>
          </table:table-cell>
          <table:table-cell table:formula="of:=IF(ISNA(VLOOKUP([.I506];table;3;1));[.C506];VLOOKUP([.I506];table;3;1))" office:value-type="float" office:value="548" calcext:value-type="float">
            <text:p>548</text:p>
          </table:table-cell>
          <table:table-cell office:value-type="float" office:value="556" calcext:value-type="float">
            <text:p>556</text:p>
          </table:table-cell>
          <table:table-cell table:style-name="ce4"/>
          <table:table-cell office:value-type="string" calcext:value-type="string">
            <text:p>USB symbol</text:p>
          </table:table-cell>
          <table:table-cell office:value-type="string" calcext:value-type="string">
            <text:p>?</text:p>
          </table:table-cell>
          <table:table-cell table:formula="of:=UNICHAR(HEX2DEC(MID([.A506];3;4)))" office:value-type="string" office:string-value="␴" calcext:value-type="string">
            <text:p>␴</text:p>
          </table:table-cell>
          <table:table-cell table:formula="of:=UNICHAR(HEX2DEC(MID([.I506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0</text:p>
          </table:table-cell>
          <table:table-cell table:formula="of:=IF(ISNA(VLOOKUP([.I507];table;3;1));[.C507];VLOOKUP([.I507];table;3;1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IRCLED DIGIT ONE </text:p>
          </table:table-cell>
          <table:table-cell office:value-type="string" calcext:value-type="string">
            <text:p>Subscript 1</text:p>
          </table:table-cell>
          <table:table-cell office:value-type="string" calcext:value-type="string">
            <text:p>U+2081</text:p>
          </table:table-cell>
          <table:table-cell table:formula="of:=UNICHAR(HEX2DEC(MID([.A507];3;4)))" office:value-type="string" office:string-value="①" calcext:value-type="string">
            <text:p>①</text:p>
          </table:table-cell>
          <table:table-cell table:formula="of:=UNICHAR(HEX2DEC(MID([.I507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1</text:p>
          </table:table-cell>
          <table:table-cell table:formula="of:=IF(ISNA(VLOOKUP([.I508];table;3;1));[.C508];VLOOKUP([.I508];table;3;1)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IRCLED DIGIT TWO</text:p>
          </table:table-cell>
          <table:table-cell office:value-type="string" calcext:value-type="string">
            <text:p>Subscript 2</text:p>
          </table:table-cell>
          <table:table-cell office:value-type="string" calcext:value-type="string">
            <text:p>U+2082</text:p>
          </table:table-cell>
          <table:table-cell table:formula="of:=UNICHAR(HEX2DEC(MID([.A508];3;4)))" office:value-type="string" office:string-value="②" calcext:value-type="string">
            <text:p>②</text:p>
          </table:table-cell>
          <table:table-cell table:formula="of:=UNICHAR(HEX2DEC(MID([.I508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2</text:p>
          </table:table-cell>
          <table:table-cell table:formula="of:=IF(ISNA(VLOOKUP([.I509];table;3;1));[.C509];VLOOKUP([.I509];table;3;1))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IRCLED DIGIT THREE</text:p>
          </table:table-cell>
          <table:table-cell office:value-type="string" calcext:value-type="string">
            <text:p>Subscript 3</text:p>
          </table:table-cell>
          <table:table-cell office:value-type="string" calcext:value-type="string">
            <text:p>U+2083</text:p>
          </table:table-cell>
          <table:table-cell table:formula="of:=UNICHAR(HEX2DEC(MID([.A509];3;4)))" office:value-type="string" office:string-value="③" calcext:value-type="string">
            <text:p>③</text:p>
          </table:table-cell>
          <table:table-cell table:formula="of:=UNICHAR(HEX2DEC(MID([.I509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3</text:p>
          </table:table-cell>
          <table:table-cell table:formula="of:=IF(ISNA(VLOOKUP([.I510];table;3;1));[.C510];VLOOKUP([.I510];table;3;1))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CIRCLED DIGIT FOUR</text:p>
          </table:table-cell>
          <table:table-cell office:value-type="string" calcext:value-type="string">
            <text:p>Subscript 4</text:p>
          </table:table-cell>
          <table:table-cell office:value-type="string" calcext:value-type="string">
            <text:p>U+2084</text:p>
          </table:table-cell>
          <table:table-cell table:formula="of:=UNICHAR(HEX2DEC(MID([.A510];3;4)))" office:value-type="string" office:string-value="④" calcext:value-type="string">
            <text:p>④</text:p>
          </table:table-cell>
          <table:table-cell table:formula="of:=UNICHAR(HEX2DEC(MID([.I510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4</text:p>
          </table:table-cell>
          <table:table-cell table:formula="of:=IF(ISNA(VLOOKUP([.I511];table;3;1));[.C511];VLOOKUP([.I511];table;3;1))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IRCLED DIGIT FIVE</text:p>
          </table:table-cell>
          <table:table-cell office:value-type="string" calcext:value-type="string">
            <text:p>Subscript 5</text:p>
          </table:table-cell>
          <table:table-cell office:value-type="string" calcext:value-type="string">
            <text:p>U+2085</text:p>
          </table:table-cell>
          <table:table-cell table:formula="of:=UNICHAR(HEX2DEC(MID([.A511];3;4)))" office:value-type="string" office:string-value="⑤" calcext:value-type="string">
            <text:p>⑤</text:p>
          </table:table-cell>
          <table:table-cell table:formula="of:=UNICHAR(HEX2DEC(MID([.I511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5</text:p>
          </table:table-cell>
          <table:table-cell table:formula="of:=IF(ISNA(VLOOKUP([.I512];table;3;1));[.C512];VLOOKUP([.I512];table;3;1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IRCLED DIGIT SIX</text:p>
          </table:table-cell>
          <table:table-cell office:value-type="string" calcext:value-type="string">
            <text:p>Subscript 6</text:p>
          </table:table-cell>
          <table:table-cell office:value-type="string" calcext:value-type="string">
            <text:p>U+2086</text:p>
          </table:table-cell>
          <table:table-cell table:formula="of:=UNICHAR(HEX2DEC(MID([.A512];3;4)))" office:value-type="string" office:string-value="⑥" calcext:value-type="string">
            <text:p>⑥</text:p>
          </table:table-cell>
          <table:table-cell table:formula="of:=UNICHAR(HEX2DEC(MID([.I512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6</text:p>
          </table:table-cell>
          <table:table-cell table:formula="of:=IF(ISNA(VLOOKUP([.I513];table;3;1));[.C513];VLOOKUP([.I513];table;3;1)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CIRCLED DIGIT SEVEN</text:p>
          </table:table-cell>
          <table:table-cell office:value-type="string" calcext:value-type="string">
            <text:p>Subscript 7</text:p>
          </table:table-cell>
          <table:table-cell office:value-type="string" calcext:value-type="string">
            <text:p>U+2087</text:p>
          </table:table-cell>
          <table:table-cell table:formula="of:=UNICHAR(HEX2DEC(MID([.A513];3;4)))" office:value-type="string" office:string-value="⑦" calcext:value-type="string">
            <text:p>⑦</text:p>
          </table:table-cell>
          <table:table-cell table:formula="of:=UNICHAR(HEX2DEC(MID([.I513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7</text:p>
          </table:table-cell>
          <table:table-cell table:formula="of:=IF(ISNA(VLOOKUP([.I514];table;3;1));[.C514];VLOOKUP([.I514];table;3;1)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IRCLED DIGIT EIGHT</text:p>
          </table:table-cell>
          <table:table-cell office:value-type="string" calcext:value-type="string">
            <text:p>Subscript 8</text:p>
          </table:table-cell>
          <table:table-cell office:value-type="string" calcext:value-type="string">
            <text:p>U+2088</text:p>
          </table:table-cell>
          <table:table-cell table:formula="of:=UNICHAR(HEX2DEC(MID([.A514];3;4)))" office:value-type="string" office:string-value="⑧" calcext:value-type="string">
            <text:p>⑧</text:p>
          </table:table-cell>
          <table:table-cell table:formula="of:=UNICHAR(HEX2DEC(MID([.I514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8</text:p>
          </table:table-cell>
          <table:table-cell table:formula="of:=IF(ISNA(VLOOKUP([.I515];table;3;1));[.C515];VLOOKUP([.I515];table;3;1))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CIRCLED DIGIT NINE</text:p>
          </table:table-cell>
          <table:table-cell office:value-type="string" calcext:value-type="string">
            <text:p>Subscript 9</text:p>
          </table:table-cell>
          <table:table-cell office:value-type="string" calcext:value-type="string">
            <text:p>U+2089</text:p>
          </table:table-cell>
          <table:table-cell table:formula="of:=UNICHAR(HEX2DEC(MID([.A515];3;4)))" office:value-type="string" office:string-value="⑨" calcext:value-type="string">
            <text:p>⑨</text:p>
          </table:table-cell>
          <table:table-cell table:formula="of:=UNICHAR(HEX2DEC(MID([.I515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9</text:p>
          </table:table-cell>
          <table:table-cell table:formula="of:=IF(ISNA(VLOOKUP([.I516];table;3;1));[.C516];VLOOKUP([.I516];table;3;1))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CIRCLED DIGIT TEN</text:p>
          </table:table-cell>
          <table:table-cell office:value-type="string" calcext:value-type="string">
            <text:p>Subscript 10</text:p>
          </table:table-cell>
          <table:table-cell office:value-type="string" calcext:value-type="string">
            <text:p>?</text:p>
          </table:table-cell>
          <table:table-cell table:formula="of:=UNICHAR(HEX2DEC(MID([.A516];3;4)))" office:value-type="string" office:string-value="⑩" calcext:value-type="string">
            <text:p>⑩</text:p>
          </table:table-cell>
          <table:table-cell table:formula="of:=UNICHAR(HEX2DEC(MID([.I516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a</text:p>
          </table:table-cell>
          <table:table-cell table:formula="of:=IF(ISNA(VLOOKUP([.I517];table;3;1));[.C517];VLOOKUP([.I517];table;3;1))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CIRCLED DIGIT ELEVEN</text:p>
          </table:table-cell>
          <table:table-cell office:value-type="string" calcext:value-type="string">
            <text:p>Subscript 11</text:p>
          </table:table-cell>
          <table:table-cell office:value-type="string" calcext:value-type="string">
            <text:p>?</text:p>
          </table:table-cell>
          <table:table-cell table:formula="of:=UNICHAR(HEX2DEC(MID([.A517];3;4)))" office:value-type="string" office:string-value="⑪" calcext:value-type="string">
            <text:p>⑪</text:p>
          </table:table-cell>
          <table:table-cell table:formula="of:=UNICHAR(HEX2DEC(MID([.I517];3;4)))" office:value-type="string" office:string-value="⑪" calcext:value-type="string">
            <text:p>⑪</text:p>
          </table:table-cell>
          <table:table-cell office:value-type="string" calcext:value-type="string">
            <text:p>U+24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b</text:p>
          </table:table-cell>
          <table:table-cell table:formula="of:=IF(ISNA(VLOOKUP([.I518];table;3;1));[.C518];VLOOKUP([.I518];table;3;1)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CIRCLED DIGIT TWELVE</text:p>
          </table:table-cell>
          <table:table-cell office:value-type="string" calcext:value-type="string">
            <text:p>Subscript 12</text:p>
          </table:table-cell>
          <table:table-cell office:value-type="string" calcext:value-type="string">
            <text:p>?</text:p>
          </table:table-cell>
          <table:table-cell table:formula="of:=UNICHAR(HEX2DEC(MID([.A518];3;4)))" office:value-type="string" office:string-value="⑫" calcext:value-type="string">
            <text:p>⑫</text:p>
          </table:table-cell>
          <table:table-cell table:formula="of:=UNICHAR(HEX2DEC(MID([.I518];3;4)))" office:value-type="string" office:string-value="⑫" calcext:value-type="string">
            <text:p>⑫</text:p>
          </table:table-cell>
          <table:table-cell office:value-type="string" calcext:value-type="string">
            <text:p>U+246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c</text:p>
          </table:table-cell>
          <table:table-cell table:formula="of:=IF(ISNA(VLOOKUP([.I519];table;3;1));[.C519];VLOOKUP([.I519];table;3;1)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IRCLED DIGIT THIRTEEN</text:p>
          </table:table-cell>
          <table:table-cell office:value-type="string" calcext:value-type="string">
            <text:p>Subscript 13</text:p>
          </table:table-cell>
          <table:table-cell office:value-type="string" calcext:value-type="string">
            <text:p>?</text:p>
          </table:table-cell>
          <table:table-cell table:formula="of:=UNICHAR(HEX2DEC(MID([.A519];3;4)))" office:value-type="string" office:string-value="⑬" calcext:value-type="string">
            <text:p>⑬</text:p>
          </table:table-cell>
          <table:table-cell table:formula="of:=UNICHAR(HEX2DEC(MID([.I519];3;4)))" office:value-type="string" office:string-value="⑬" calcext:value-type="string">
            <text:p>⑬</text:p>
          </table:table-cell>
          <table:table-cell office:value-type="string" calcext:value-type="string">
            <text:p>U+246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d</text:p>
          </table:table-cell>
          <table:table-cell table:formula="of:=IF(ISNA(VLOOKUP([.I520];table;3;1));[.C520];VLOOKUP([.I520];table;3;1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CIRCLED DIGIT FOURTEEN</text:p>
          </table:table-cell>
          <table:table-cell office:value-type="string" calcext:value-type="string">
            <text:p>Subscript 14</text:p>
          </table:table-cell>
          <table:table-cell office:value-type="string" calcext:value-type="string">
            <text:p>?</text:p>
          </table:table-cell>
          <table:table-cell table:formula="of:=UNICHAR(HEX2DEC(MID([.A520];3;4)))" office:value-type="string" office:string-value="⑭" calcext:value-type="string">
            <text:p>⑭</text:p>
          </table:table-cell>
          <table:table-cell table:formula="of:=UNICHAR(HEX2DEC(MID([.I520];3;4)))" office:value-type="string" office:string-value="⑭" calcext:value-type="string">
            <text:p>⑭</text:p>
          </table:table-cell>
          <table:table-cell office:value-type="string" calcext:value-type="string">
            <text:p>U+246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e</text:p>
          </table:table-cell>
          <table:table-cell table:formula="of:=IF(ISNA(VLOOKUP([.I521];table;3;1));[.C521];VLOOKUP([.I521];table;3;1)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CIRCLED DIGIT FIFTEEN</text:p>
          </table:table-cell>
          <table:table-cell office:value-type="string" calcext:value-type="string">
            <text:p>Subscript 15</text:p>
          </table:table-cell>
          <table:table-cell office:value-type="string" calcext:value-type="string">
            <text:p>?</text:p>
          </table:table-cell>
          <table:table-cell table:formula="of:=UNICHAR(HEX2DEC(MID([.A521];3;4)))" office:value-type="string" office:string-value="⑮" calcext:value-type="string">
            <text:p>⑮</text:p>
          </table:table-cell>
          <table:table-cell table:formula="of:=UNICHAR(HEX2DEC(MID([.I521];3;4)))" office:value-type="string" office:string-value="⑮" calcext:value-type="string">
            <text:p>⑮</text:p>
          </table:table-cell>
          <table:table-cell office:value-type="string" calcext:value-type="string">
            <text:p>U+246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f</text:p>
          </table:table-cell>
          <table:table-cell table:formula="of:=IF(ISNA(VLOOKUP([.I522];table;3;1));[.C522];VLOOKUP([.I522];table;3;1)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CIRCLED DIGIT SIXTEEN</text:p>
          </table:table-cell>
          <table:table-cell office:value-type="string" calcext:value-type="string">
            <text:p>Subscript 16</text:p>
          </table:table-cell>
          <table:table-cell office:value-type="string" calcext:value-type="string">
            <text:p>?</text:p>
          </table:table-cell>
          <table:table-cell table:formula="of:=UNICHAR(HEX2DEC(MID([.A522];3;4)))" office:value-type="string" office:string-value="⑯" calcext:value-type="string">
            <text:p>⑯</text:p>
          </table:table-cell>
          <table:table-cell table:formula="of:=UNICHAR(HEX2DEC(MID([.I522];3;4)))" office:value-type="string" office:string-value="⑯" calcext:value-type="string">
            <text:p>⑯</text:p>
          </table:table-cell>
          <table:table-cell office:value-type="string" calcext:value-type="string">
            <text:p>U+246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91</text:p>
          </table:table-cell>
          <table:table-cell table:formula="of:=IF(ISNA(VLOOKUP([.I523];table;3;1));[.C523];VLOOKUP([.I523];table;3;1)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UMBER TEN FULL STOP </text:p>
          </table:table-cell>
          <table:table-cell office:value-type="string" calcext:value-type="string">
            <text:p>exponent mark</text:p>
          </table:table-cell>
          <table:table-cell office:value-type="string" calcext:value-type="string">
            <text:p>?</text:p>
          </table:table-cell>
          <table:table-cell table:formula="of:=UNICHAR(HEX2DEC(MID([.A523];3;4)))" office:value-type="string" office:string-value="⒑" calcext:value-type="string">
            <text:p>⒑</text:p>
          </table:table-cell>
          <table:table-cell table:formula="of:=UNICHAR(HEX2DEC(MID([.I523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9c</text:p>
          </table:table-cell>
          <table:table-cell table:formula="of:=IF(ISNA(VLOOKUP([.I524];table;3;1));[.C524];VLOOKUP([.I524];table;3;1)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ENTHESIZED LATIN SMAL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U+2090</text:p>
          </table:table-cell>
          <table:table-cell table:formula="of:=UNICHAR(HEX2DEC(MID([.A524];3;4)))" office:value-type="string" office:string-value="⒜" calcext:value-type="string">
            <text:p>⒜</text:p>
          </table:table-cell>
          <table:table-cell table:formula="of:=UNICHAR(HEX2DEC(MID([.I52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9d</text:p>
          </table:table-cell>
          <table:table-cell table:formula="of:=IF(ISNA(VLOOKUP([.I525];table;3;1));[.C525];VLOOKUP([.I525];table;3;1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ENTHESIZED LATIN SMAL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25];3;4)))" office:value-type="string" office:string-value="⒝" calcext:value-type="string">
            <text:p>⒝</text:p>
          </table:table-cell>
          <table:table-cell table:formula="of:=UNICHAR(HEX2DEC(MID([.I525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9e</text:p>
          </table:table-cell>
          <table:table-cell table:formula="of:=IF(ISNA(VLOOKUP([.I526];table;3;1));[.C526];VLOOKUP([.I526];table;3;1))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ENTHESIZED LATIN SMAL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26];3;4)))" office:value-type="string" office:string-value="⒞" calcext:value-type="string">
            <text:p>⒞</text:p>
          </table:table-cell>
          <table:table-cell table:formula="of:=UNICHAR(HEX2DEC(MID([.I52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9f</text:p>
          </table:table-cell>
          <table:table-cell table:formula="of:=IF(ISNA(VLOOKUP([.I527];table;3;1));[.C527];VLOOKUP([.I527];table;3;1))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ENTHESIZED LATIN SMAL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27];3;4)))" office:value-type="string" office:string-value="⒟" calcext:value-type="string">
            <text:p>⒟</text:p>
          </table:table-cell>
          <table:table-cell table:formula="of:=UNICHAR(HEX2DEC(MID([.I527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0</text:p>
          </table:table-cell>
          <table:table-cell table:formula="of:=IF(ISNA(VLOOKUP([.I528];table;3;1));[.C528];VLOOKUP([.I528];table;3;1))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ENTHESIZED LATIN SMAL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U+2091</text:p>
          </table:table-cell>
          <table:table-cell table:formula="of:=UNICHAR(HEX2DEC(MID([.A528];3;4)))" office:value-type="string" office:string-value="⒠" calcext:value-type="string">
            <text:p>⒠</text:p>
          </table:table-cell>
          <table:table-cell table:formula="of:=UNICHAR(HEX2DEC(MID([.I52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1</text:p>
          </table:table-cell>
          <table:table-cell table:formula="of:=IF(ISNA(VLOOKUP([.I529];table;3;1));[.C529];VLOOKUP([.I529];table;3;1))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ARENTHESIZED LATIN SMALL LETTER F</text:p>
          </table:table-cell>
          <table:table-cell office:value-type="string" calcext:value-type="string">
            <text:p>Superscript f</text:p>
          </table:table-cell>
          <table:table-cell office:value-type="string" calcext:value-type="string">
            <text:p>?</text:p>
          </table:table-cell>
          <table:table-cell table:formula="of:=UNICHAR(HEX2DEC(MID([.A529];3;4)))" office:value-type="string" office:string-value="⒡" calcext:value-type="string">
            <text:p>⒡</text:p>
          </table:table-cell>
          <table:table-cell table:formula="of:=UNICHAR(HEX2DEC(MID([.I529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2</text:p>
          </table:table-cell>
          <table:table-cell table:formula="of:=IF(ISNA(VLOOKUP([.I530];table;3;1));[.C530];VLOOKUP([.I530];table;3;1))"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ENTHESIZED LATIN SMALL LETTER G</text:p>
          </table:table-cell>
          <table:table-cell office:value-type="string" calcext:value-type="string">
            <text:p>Superscript g</text:p>
          </table:table-cell>
          <table:table-cell office:value-type="string" calcext:value-type="string">
            <text:p>?</text:p>
          </table:table-cell>
          <table:table-cell table:formula="of:=UNICHAR(HEX2DEC(MID([.A530];3;4)))" office:value-type="string" office:string-value="⒢" calcext:value-type="string">
            <text:p>⒢</text:p>
          </table:table-cell>
          <table:table-cell table:formula="of:=UNICHAR(HEX2DEC(MID([.I530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3</text:p>
          </table:table-cell>
          <table:table-cell table:formula="of:=IF(ISNA(VLOOKUP([.I531];table;3;1));[.C531];VLOOKUP([.I531];table;3;1))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RENTHESIZED LATIN SMALL LETTER H</text:p>
          </table:table-cell>
          <table:table-cell office:value-type="string" calcext:value-type="string">
            <text:p>Superscript h</text:p>
          </table:table-cell>
          <table:table-cell office:value-type="string" calcext:value-type="string">
            <text:p>?</text:p>
          </table:table-cell>
          <table:table-cell table:formula="of:=UNICHAR(HEX2DEC(MID([.A531];3;4)))" office:value-type="string" office:string-value="⒣" calcext:value-type="string">
            <text:p>⒣</text:p>
          </table:table-cell>
          <table:table-cell table:formula="of:=UNICHAR(HEX2DEC(MID([.I531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4</text:p>
          </table:table-cell>
          <table:table-cell table:formula="of:=IF(ISNA(VLOOKUP([.I532];table;3;1));[.C532];VLOOKUP([.I532];table;3;1))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ENTHESIZED LATIN SMAL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U+1d62</text:p>
          </table:table-cell>
          <table:table-cell table:formula="of:=UNICHAR(HEX2DEC(MID([.A532];3;4)))" office:value-type="string" office:string-value="⒤" calcext:value-type="string">
            <text:p>⒤</text:p>
          </table:table-cell>
          <table:table-cell table:formula="of:=UNICHAR(HEX2DEC(MID([.I53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5</text:p>
          </table:table-cell>
          <table:table-cell table:formula="of:=IF(ISNA(VLOOKUP([.I533];table;3;1));[.C533];VLOOKUP([.I533];table;3;1))"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RENTHESIZED LATIN SMAL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U+2c7c</text:p>
          </table:table-cell>
          <table:table-cell table:formula="of:=UNICHAR(HEX2DEC(MID([.A533];3;4)))" office:value-type="string" office:string-value="⒥" calcext:value-type="string">
            <text:p>⒥</text:p>
          </table:table-cell>
          <table:table-cell table:formula="of:=UNICHAR(HEX2DEC(MID([.I533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6</text:p>
          </table:table-cell>
          <table:table-cell table:formula="of:=IF(ISNA(VLOOKUP([.I534];table;3;1));[.C534];VLOOKUP([.I534];table;3;1))"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RENTHESIZED LATIN SMAL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U+2096</text:p>
          </table:table-cell>
          <table:table-cell table:formula="of:=UNICHAR(HEX2DEC(MID([.A534];3;4)))" office:value-type="string" office:string-value="⒦" calcext:value-type="string">
            <text:p>⒦</text:p>
          </table:table-cell>
          <table:table-cell table:formula="of:=UNICHAR(HEX2DEC(MID([.I534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7</text:p>
          </table:table-cell>
          <table:table-cell table:formula="of:=IF(ISNA(VLOOKUP([.I535];table;3;1));[.C535];VLOOKUP([.I535];table;3;1))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RENTHESIZED LATIN SMAL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U+2097</text:p>
          </table:table-cell>
          <table:table-cell table:formula="of:=UNICHAR(HEX2DEC(MID([.A535];3;4)))" office:value-type="string" office:string-value="⒧" calcext:value-type="string">
            <text:p>⒧</text:p>
          </table:table-cell>
          <table:table-cell table:formula="of:=UNICHAR(HEX2DEC(MID([.I53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8</text:p>
          </table:table-cell>
          <table:table-cell table:formula="of:=IF(ISNA(VLOOKUP([.I536];table;3;1));[.C536];VLOOKUP([.I536];table;3;1))"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ENTHESIZED LATIN SMAL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U+2098</text:p>
          </table:table-cell>
          <table:table-cell table:formula="of:=UNICHAR(HEX2DEC(MID([.A536];3;4)))" office:value-type="string" office:string-value="⒨" calcext:value-type="string">
            <text:p>⒨</text:p>
          </table:table-cell>
          <table:table-cell table:formula="of:=UNICHAR(HEX2DEC(MID([.I536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9</text:p>
          </table:table-cell>
          <table:table-cell table:formula="of:=IF(ISNA(VLOOKUP([.I537];table;3;1));[.C537];VLOOKUP([.I537];table;3;1))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ARENTHESIZED LATIN SMAL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U+2099</text:p>
          </table:table-cell>
          <table:table-cell table:formula="of:=UNICHAR(HEX2DEC(MID([.A537];3;4)))" office:value-type="string" office:string-value="⒩" calcext:value-type="string">
            <text:p>⒩</text:p>
          </table:table-cell>
          <table:table-cell table:formula="of:=UNICHAR(HEX2DEC(MID([.I537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a</text:p>
          </table:table-cell>
          <table:table-cell table:formula="of:=IF(ISNA(VLOOKUP([.I538];table;3;1));[.C538];VLOOKUP([.I538];table;3;1))"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ARENTHESIZED LATIN SMAL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U+2092</text:p>
          </table:table-cell>
          <table:table-cell table:formula="of:=UNICHAR(HEX2DEC(MID([.A538];3;4)))" office:value-type="string" office:string-value="⒪" calcext:value-type="string">
            <text:p>⒪</text:p>
          </table:table-cell>
          <table:table-cell table:formula="of:=UNICHAR(HEX2DEC(MID([.I5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b</text:p>
          </table:table-cell>
          <table:table-cell table:formula="of:=IF(ISNA(VLOOKUP([.I539];table;3;1));[.C539];VLOOKUP([.I539];table;3;1))"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ARENTHESIZED LATIN SMAL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U+209A</text:p>
          </table:table-cell>
          <table:table-cell table:formula="of:=UNICHAR(HEX2DEC(MID([.A539];3;4)))" office:value-type="string" office:string-value="⒫" calcext:value-type="string">
            <text:p>⒫</text:p>
          </table:table-cell>
          <table:table-cell table:formula="of:=UNICHAR(HEX2DEC(MID([.I539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c</text:p>
          </table:table-cell>
          <table:table-cell table:formula="of:=IF(ISNA(VLOOKUP([.I540];table;3;1));[.C540];VLOOKUP([.I540];table;3;1))"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RENTHESIZED LATIN SMAL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40];3;4)))" office:value-type="string" office:string-value="⒬" calcext:value-type="string">
            <text:p>⒬</text:p>
          </table:table-cell>
          <table:table-cell table:formula="of:=UNICHAR(HEX2DEC(MID([.I540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d</text:p>
          </table:table-cell>
          <table:table-cell table:formula="of:=IF(ISNA(VLOOKUP([.I541];table;3;1));[.C541];VLOOKUP([.I541];table;3;1))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RENTHESIZED LATIN SMALL LETTER R</text:p>
          </table:table-cell>
          <table:table-cell office:value-type="string" calcext:value-type="string">
            <text:p>Superscript r</text:p>
          </table:table-cell>
          <table:table-cell office:value-type="string" calcext:value-type="string">
            <text:p>U+1d63</text:p>
          </table:table-cell>
          <table:table-cell table:formula="of:=UNICHAR(HEX2DEC(MID([.A541];3;4)))" office:value-type="string" office:string-value="⒭" calcext:value-type="string">
            <text:p>⒭</text:p>
          </table:table-cell>
          <table:table-cell table:formula="of:=UNICHAR(HEX2DEC(MID([.I54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e</text:p>
          </table:table-cell>
          <table:table-cell table:formula="of:=IF(ISNA(VLOOKUP([.I542];table;3;1));[.C542];VLOOKUP([.I542];table;3;1))"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ARENTHESIZED LATIN SMAL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U+209b</text:p>
          </table:table-cell>
          <table:table-cell table:formula="of:=UNICHAR(HEX2DEC(MID([.A542];3;4)))" office:value-type="string" office:string-value="⒮" calcext:value-type="string">
            <text:p>⒮</text:p>
          </table:table-cell>
          <table:table-cell table:formula="of:=UNICHAR(HEX2DEC(MID([.I542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f</text:p>
          </table:table-cell>
          <table:table-cell table:formula="of:=IF(ISNA(VLOOKUP([.I543];table;3;1));[.C543];VLOOKUP([.I543];table;3;1))"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ARENTHESIZED LATIN SMALL LETTER T</text:p>
          </table:table-cell>
          <table:table-cell office:value-type="string" calcext:value-type="string">
            <text:p>Superscript T</text:p>
          </table:table-cell>
          <table:table-cell office:value-type="string" calcext:value-type="string">
            <text:p>?</text:p>
          </table:table-cell>
          <table:table-cell table:formula="of:=UNICHAR(HEX2DEC(MID([.A543];3;4)))" office:value-type="string" office:string-value="⒯" calcext:value-type="string">
            <text:p>⒯</text:p>
          </table:table-cell>
          <table:table-cell table:formula="of:=UNICHAR(HEX2DEC(MID([.I543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0</text:p>
          </table:table-cell>
          <table:table-cell table:formula="of:=IF(ISNA(VLOOKUP([.I544];table;3;1));[.C544];VLOOKUP([.I544];table;3;1))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RENTHESIZED LATIN SMAL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U+1d64</text:p>
          </table:table-cell>
          <table:table-cell table:formula="of:=UNICHAR(HEX2DEC(MID([.A544];3;4)))" office:value-type="string" office:string-value="⒰" calcext:value-type="string">
            <text:p>⒰</text:p>
          </table:table-cell>
          <table:table-cell table:formula="of:=UNICHAR(HEX2DEC(MID([.I5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1</text:p>
          </table:table-cell>
          <table:table-cell table:formula="of:=IF(ISNA(VLOOKUP([.I545];table;3;1));[.C545];VLOOKUP([.I545];table;3;1))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ARENTHESIZED LATIN SMAL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U+1d65</text:p>
          </table:table-cell>
          <table:table-cell table:formula="of:=UNICHAR(HEX2DEC(MID([.A545];3;4)))" office:value-type="string" office:string-value="⒱" calcext:value-type="string">
            <text:p>⒱</text:p>
          </table:table-cell>
          <table:table-cell table:formula="of:=UNICHAR(HEX2DEC(MID([.I545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2</text:p>
          </table:table-cell>
          <table:table-cell table:formula="of:=IF(ISNA(VLOOKUP([.I546];table;3;1));[.C546];VLOOKUP([.I546];table;3;1))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ARENTHESIZED LATIN SMAL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46];3;4)))" office:value-type="string" office:string-value="⒲" calcext:value-type="string">
            <text:p>⒲</text:p>
          </table:table-cell>
          <table:table-cell table:formula="of:=UNICHAR(HEX2DEC(MID([.I546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3</text:p>
          </table:table-cell>
          <table:table-cell table:formula="of:=IF(ISNA(VLOOKUP([.I547];table;3;1));[.C547];VLOOKUP([.I547];table;3;1))"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ARENTHESIZED LATIN SMAL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U+2093</text:p>
          </table:table-cell>
          <table:table-cell table:formula="of:=UNICHAR(HEX2DEC(MID([.A547];3;4)))" office:value-type="string" office:string-value="⒳" calcext:value-type="string">
            <text:p>⒳</text:p>
          </table:table-cell>
          <table:table-cell table:formula="of:=UNICHAR(HEX2DEC(MID([.I54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4</text:p>
          </table:table-cell>
          <table:table-cell table:formula="of:=IF(ISNA(VLOOKUP([.I548];table;3;1));[.C548];VLOOKUP([.I548];table;3;1))"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ARENTHESIZED LATIN SMAL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48];3;4)))" office:value-type="string" office:string-value="⒴" calcext:value-type="string">
            <text:p>⒴</text:p>
          </table:table-cell>
          <table:table-cell table:formula="of:=UNICHAR(HEX2DEC(MID([.I54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5</text:p>
          </table:table-cell>
          <table:table-cell table:formula="of:=IF(ISNA(VLOOKUP([.I549];table;3;1));[.C549];VLOOKUP([.I549];table;3;1))"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ENTHESIZED LATIN SMAL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49];3;4)))" office:value-type="string" office:string-value="⒵" calcext:value-type="string">
            <text:p>⒵</text:p>
          </table:table-cell>
          <table:table-cell table:formula="of:=UNICHAR(HEX2DEC(MID([.I54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6</text:p>
          </table:table-cell>
          <table:table-cell table:formula="of:=IF(ISNA(VLOOKUP([.I550];table;3;1));[.C550];VLOOKUP([.I550];table;3;1))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LED LATIN CAPITA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?</text:p>
          </table:table-cell>
          <table:table-cell table:formula="of:=UNICHAR(HEX2DEC(MID([.A550];3;4)))" office:value-type="string" office:string-value="Ⓐ" calcext:value-type="string">
            <text:p>Ⓐ</text:p>
          </table:table-cell>
          <table:table-cell table:formula="of:=UNICHAR(HEX2DEC(MID([.I5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7</text:p>
          </table:table-cell>
          <table:table-cell table:formula="of:=IF(ISNA(VLOOKUP([.I551];table;3;1));[.C551];VLOOKUP([.I551];table;3;1))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IRCLED LATIN CAPITA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51];3;4)))" office:value-type="string" office:string-value="Ⓑ" calcext:value-type="string">
            <text:p>Ⓑ</text:p>
          </table:table-cell>
          <table:table-cell table:formula="of:=UNICHAR(HEX2DEC(MID([.I551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8</text:p>
          </table:table-cell>
          <table:table-cell table:formula="of:=IF(ISNA(VLOOKUP([.I552];table;3;1));[.C552];VLOOKUP([.I552];table;3;1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IRCLED LATIN CAPITA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52];3;4)))" office:value-type="string" office:string-value="Ⓒ" calcext:value-type="string">
            <text:p>Ⓒ</text:p>
          </table:table-cell>
          <table:table-cell table:formula="of:=UNICHAR(HEX2DEC(MID([.I552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9</text:p>
          </table:table-cell>
          <table:table-cell table:formula="of:=IF(ISNA(VLOOKUP([.I553];table;3;1));[.C553];VLOOKUP([.I553];table;3;1))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IRCLED LATIN CAPITA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53];3;4)))" office:value-type="string" office:string-value="Ⓓ" calcext:value-type="string">
            <text:p>Ⓓ</text:p>
          </table:table-cell>
          <table:table-cell table:formula="of:=UNICHAR(HEX2DEC(MID([.I55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a</text:p>
          </table:table-cell>
          <table:table-cell table:formula="of:=IF(ISNA(VLOOKUP([.I554];table;3;1));[.C554];VLOOKUP([.I554];table;3;1))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IRCLED LATIN CAPITA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554];3;4)))" office:value-type="string" office:string-value="Ⓔ" calcext:value-type="string">
            <text:p>Ⓔ</text:p>
          </table:table-cell>
          <table:table-cell table:formula="of:=UNICHAR(HEX2DEC(MID([.I55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b</text:p>
          </table:table-cell>
          <table:table-cell table:formula="of:=IF(ISNA(VLOOKUP([.I555];table;3;1));[.C555];VLOOKUP([.I555];table;3;1))"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IRCLED LATIN CAPITAL LETTER F</text:p>
          </table:table-cell>
          <table:table-cell office:value-type="string" calcext:value-type="string">
            <text:p>Subscript F</text:p>
          </table:table-cell>
          <table:table-cell office:value-type="string" calcext:value-type="string">
            <text:p>?</text:p>
          </table:table-cell>
          <table:table-cell table:formula="of:=UNICHAR(HEX2DEC(MID([.A555];3;4)))" office:value-type="string" office:string-value="Ⓕ" calcext:value-type="string">
            <text:p>Ⓕ</text:p>
          </table:table-cell>
          <table:table-cell table:formula="of:=UNICHAR(HEX2DEC(MID([.I555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c</text:p>
          </table:table-cell>
          <table:table-cell table:formula="of:=IF(ISNA(VLOOKUP([.I556];table;3;1));[.C556];VLOOKUP([.I556];table;3;1))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IRCLED LATIN CAPITAL LETTER G</text:p>
          </table:table-cell>
          <table:table-cell office:value-type="string" calcext:value-type="string">
            <text:p>Subscript G</text:p>
          </table:table-cell>
          <table:table-cell office:value-type="string" calcext:value-type="string">
            <text:p>?</text:p>
          </table:table-cell>
          <table:table-cell table:formula="of:=UNICHAR(HEX2DEC(MID([.A556];3;4)))" office:value-type="string" office:string-value="Ⓖ" calcext:value-type="string">
            <text:p>Ⓖ</text:p>
          </table:table-cell>
          <table:table-cell table:formula="of:=UNICHAR(HEX2DEC(MID([.I556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d</text:p>
          </table:table-cell>
          <table:table-cell table:formula="of:=IF(ISNA(VLOOKUP([.I557];table;3;1));[.C557];VLOOKUP([.I557];table;3;1))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IRCLED LATIN CAPITAL LETTER H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?</text:p>
          </table:table-cell>
          <table:table-cell table:formula="of:=UNICHAR(HEX2DEC(MID([.A557];3;4)))" office:value-type="string" office:string-value="Ⓗ" calcext:value-type="string">
            <text:p>Ⓗ</text:p>
          </table:table-cell>
          <table:table-cell table:formula="of:=UNICHAR(HEX2DEC(MID([.I55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e</text:p>
          </table:table-cell>
          <table:table-cell table:formula="of:=IF(ISNA(VLOOKUP([.I558];table;3;1));[.C558];VLOOKUP([.I558];table;3;1))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IRCLED LATIN CAPITA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?</text:p>
          </table:table-cell>
          <table:table-cell table:formula="of:=UNICHAR(HEX2DEC(MID([.A558];3;4)))" office:value-type="string" office:string-value="Ⓘ" calcext:value-type="string">
            <text:p>Ⓘ</text:p>
          </table:table-cell>
          <table:table-cell table:formula="of:=UNICHAR(HEX2DEC(MID([.I55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f</text:p>
          </table:table-cell>
          <table:table-cell table:formula="of:=IF(ISNA(VLOOKUP([.I559];table;3;1));[.C559];VLOOKUP([.I559];table;3;1))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IRCLED LATIN CAPITA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?</text:p>
          </table:table-cell>
          <table:table-cell table:formula="of:=UNICHAR(HEX2DEC(MID([.A559];3;4)))" office:value-type="string" office:string-value="Ⓙ" calcext:value-type="string">
            <text:p>Ⓙ</text:p>
          </table:table-cell>
          <table:table-cell table:formula="of:=UNICHAR(HEX2DEC(MID([.I559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0</text:p>
          </table:table-cell>
          <table:table-cell table:formula="of:=IF(ISNA(VLOOKUP([.I560];table;3;1));[.C560];VLOOKUP([.I560];table;3;1))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IRCLED LATIN CAPITA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?</text:p>
          </table:table-cell>
          <table:table-cell table:formula="of:=UNICHAR(HEX2DEC(MID([.A560];3;4)))" office:value-type="string" office:string-value="Ⓚ" calcext:value-type="string">
            <text:p>Ⓚ</text:p>
          </table:table-cell>
          <table:table-cell table:formula="of:=UNICHAR(HEX2DEC(MID([.I560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1</text:p>
          </table:table-cell>
          <table:table-cell table:formula="of:=IF(ISNA(VLOOKUP([.I561];table;3;1));[.C561];VLOOKUP([.I561];table;3;1))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IRCLED LATIN CAPITA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?</text:p>
          </table:table-cell>
          <table:table-cell table:formula="of:=UNICHAR(HEX2DEC(MID([.A561];3;4)))" office:value-type="string" office:string-value="Ⓛ" calcext:value-type="string">
            <text:p>Ⓛ</text:p>
          </table:table-cell>
          <table:table-cell table:formula="of:=UNICHAR(HEX2DEC(MID([.I561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2</text:p>
          </table:table-cell>
          <table:table-cell table:formula="of:=IF(ISNA(VLOOKUP([.I562];table;3;1));[.C562];VLOOKUP([.I562];table;3;1))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IRCLED LATIN CAPITA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?</text:p>
          </table:table-cell>
          <table:table-cell table:formula="of:=UNICHAR(HEX2DEC(MID([.A562];3;4)))" office:value-type="string" office:string-value="Ⓜ" calcext:value-type="string">
            <text:p>Ⓜ</text:p>
          </table:table-cell>
          <table:table-cell table:formula="of:=UNICHAR(HEX2DEC(MID([.I562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3</text:p>
          </table:table-cell>
          <table:table-cell table:formula="of:=IF(ISNA(VLOOKUP([.I563];table;3;1));[.C563];VLOOKUP([.I563];table;3;1))"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IRCLED LATIN CAPITA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?</text:p>
          </table:table-cell>
          <table:table-cell table:formula="of:=UNICHAR(HEX2DEC(MID([.A563];3;4)))" office:value-type="string" office:string-value="Ⓝ" calcext:value-type="string">
            <text:p>Ⓝ</text:p>
          </table:table-cell>
          <table:table-cell table:formula="of:=UNICHAR(HEX2DEC(MID([.I56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4</text:p>
          </table:table-cell>
          <table:table-cell table:formula="of:=IF(ISNA(VLOOKUP([.I564];table;3;1));[.C564];VLOOKUP([.I564];table;3;1))"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IRCLED LATIN CAPITA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?</text:p>
          </table:table-cell>
          <table:table-cell table:formula="of:=UNICHAR(HEX2DEC(MID([.A564];3;4)))" office:value-type="string" office:string-value="Ⓞ" calcext:value-type="string">
            <text:p>Ⓞ</text:p>
          </table:table-cell>
          <table:table-cell table:formula="of:=UNICHAR(HEX2DEC(MID([.I56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5</text:p>
          </table:table-cell>
          <table:table-cell table:formula="of:=IF(ISNA(VLOOKUP([.I565];table;3;1));[.C565];VLOOKUP([.I565];table;3;1))"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IRCLED LATIN CAPITA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?</text:p>
          </table:table-cell>
          <table:table-cell table:formula="of:=UNICHAR(HEX2DEC(MID([.A565];3;4)))" office:value-type="string" office:string-value="Ⓟ" calcext:value-type="string">
            <text:p>Ⓟ</text:p>
          </table:table-cell>
          <table:table-cell table:formula="of:=UNICHAR(HEX2DEC(MID([.I565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6</text:p>
          </table:table-cell>
          <table:table-cell table:formula="of:=IF(ISNA(VLOOKUP([.I566];table;3;1));[.C566];VLOOKUP([.I566];table;3;1))"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IRCLED LATIN CAPITA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66];3;4)))" office:value-type="string" office:string-value="Ⓠ" calcext:value-type="string">
            <text:p>Ⓠ</text:p>
          </table:table-cell>
          <table:table-cell table:formula="of:=UNICHAR(HEX2DEC(MID([.I566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7</text:p>
          </table:table-cell>
          <table:table-cell table:formula="of:=IF(ISNA(VLOOKUP([.I567];table;3;1));[.C567];VLOOKUP([.I567];table;3;1))"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IRCLED LATIN CAPITAL LETTER R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?</text:p>
          </table:table-cell>
          <table:table-cell table:formula="of:=UNICHAR(HEX2DEC(MID([.A567];3;4)))" office:value-type="string" office:string-value="Ⓡ" calcext:value-type="string">
            <text:p>Ⓡ</text:p>
          </table:table-cell>
          <table:table-cell table:formula="of:=UNICHAR(HEX2DEC(MID([.I567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8</text:p>
          </table:table-cell>
          <table:table-cell table:formula="of:=IF(ISNA(VLOOKUP([.I568];table;3;1));[.C568];VLOOKUP([.I568];table;3;1))"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IRCLED LATIN CAPITA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?</text:p>
          </table:table-cell>
          <table:table-cell table:formula="of:=UNICHAR(HEX2DEC(MID([.A568];3;4)))" office:value-type="string" office:string-value="Ⓢ" calcext:value-type="string">
            <text:p>Ⓢ</text:p>
          </table:table-cell>
          <table:table-cell table:formula="of:=UNICHAR(HEX2DEC(MID([.I56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9</text:p>
          </table:table-cell>
          <table:table-cell table:formula="of:=IF(ISNA(VLOOKUP([.I569];table;3;1));[.C569];VLOOKUP([.I569];table;3;1))"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IRCLED LATIN CAPITAL LETTER T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?</text:p>
          </table:table-cell>
          <table:table-cell table:formula="of:=UNICHAR(HEX2DEC(MID([.A569];3;4)))" office:value-type="string" office:string-value="Ⓣ" calcext:value-type="string">
            <text:p>Ⓣ</text:p>
          </table:table-cell>
          <table:table-cell table:formula="of:=UNICHAR(HEX2DEC(MID([.I569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a</text:p>
          </table:table-cell>
          <table:table-cell table:formula="of:=IF(ISNA(VLOOKUP([.I570];table;3;1));[.C570];VLOOKUP([.I570];table;3;1))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IRCLED LATIN CAPITA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?</text:p>
          </table:table-cell>
          <table:table-cell table:formula="of:=UNICHAR(HEX2DEC(MID([.A570];3;4)))" office:value-type="string" office:string-value="Ⓤ" calcext:value-type="string">
            <text:p>Ⓤ</text:p>
          </table:table-cell>
          <table:table-cell table:formula="of:=UNICHAR(HEX2DEC(MID([.I57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b</text:p>
          </table:table-cell>
          <table:table-cell table:formula="of:=IF(ISNA(VLOOKUP([.I571];table;3;1));[.C571];VLOOKUP([.I571];table;3;1))"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IRCLED LATIN CAPITA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?</text:p>
          </table:table-cell>
          <table:table-cell table:formula="of:=UNICHAR(HEX2DEC(MID([.A571];3;4)))" office:value-type="string" office:string-value="Ⓥ" calcext:value-type="string">
            <text:p>Ⓥ</text:p>
          </table:table-cell>
          <table:table-cell table:formula="of:=UNICHAR(HEX2DEC(MID([.I571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c</text:p>
          </table:table-cell>
          <table:table-cell table:formula="of:=IF(ISNA(VLOOKUP([.I572];table;3;1));[.C572];VLOOKUP([.I572];table;3;1))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IRCLED LATIN CAPITA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72];3;4)))" office:value-type="string" office:string-value="Ⓦ" calcext:value-type="string">
            <text:p>Ⓦ</text:p>
          </table:table-cell>
          <table:table-cell table:formula="of:=UNICHAR(HEX2DEC(MID([.I572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d</text:p>
          </table:table-cell>
          <table:table-cell table:formula="of:=IF(ISNA(VLOOKUP([.I573];table;3;1));[.C573];VLOOKUP([.I573];table;3;1))"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IRCLED LATIN CAPITA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?</text:p>
          </table:table-cell>
          <table:table-cell table:formula="of:=UNICHAR(HEX2DEC(MID([.A573];3;4)))" office:value-type="string" office:string-value="Ⓧ" calcext:value-type="string">
            <text:p>Ⓧ</text:p>
          </table:table-cell>
          <table:table-cell table:formula="of:=UNICHAR(HEX2DEC(MID([.I573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e</text:p>
          </table:table-cell>
          <table:table-cell table:formula="of:=IF(ISNA(VLOOKUP([.I574];table;3;1));[.C574];VLOOKUP([.I574];table;3;1))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RCLED LATIN CAPITA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74];3;4)))" office:value-type="string" office:string-value="Ⓨ" calcext:value-type="string">
            <text:p>Ⓨ</text:p>
          </table:table-cell>
          <table:table-cell table:formula="of:=UNICHAR(HEX2DEC(MID([.I574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f</text:p>
          </table:table-cell>
          <table:table-cell table:formula="of:=IF(ISNA(VLOOKUP([.I575];table;3;1));[.C575];VLOOKUP([.I575];table;3;1))"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IRCLED LATIN CAPITA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75];3;4)))" office:value-type="string" office:string-value="Ⓩ" calcext:value-type="string">
            <text:p>Ⓩ</text:p>
          </table:table-cell>
          <table:table-cell table:formula="of:=UNICHAR(HEX2DEC(MID([.I575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713</text:p>
          </table:table-cell>
          <table:table-cell table:formula="of:=IF(ISNA(VLOOKUP([.I576];table;3;1));[.C576];VLOOKUP([.I576];table;3;1))" office:value-type="float" office:value="575" calcext:value-type="float">
            <text:p>57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CHECK MARK</text:p>
          </table:table-cell>
          <table:table-cell table:number-columns-repeated="2"/>
          <table:table-cell table:formula="of:=UNICHAR(HEX2DEC(MID([.A576];3;4)))" office:value-type="string" office:string-value="✓" calcext:value-type="string">
            <text:p>✓</text:p>
          </table:table-cell>
          <table:table-cell table:formula="of:=UNICHAR(HEX2DEC(MID([.I576];3;4)))" office:value-type="string" office:string-value="✓" calcext:value-type="string">
            <text:p>✓</text:p>
          </table:table-cell>
          <table:table-cell office:value-type="string" calcext:value-type="string">
            <text:p>U+2713</text:p>
          </table:table-cell>
          <table:table-cell table:number-columns-repeated="50"/>
        </table:table-row>
        <table:table-row table:style-name="ro2" table:number-rows-repeated="1047999">
          <table:table-cell table:number-columns-repeated="59"/>
        </table:table-row>
        <table:table-row table:style-name="ro2">
          <table:table-cell table:number-columns-repeated="59"/>
        </table:table-row>
      </table:table>
      <table:named-expressions>
        <table:named-range table:name="table" table:base-cell-address="$Feuille1.$D$572" table:cell-range-address="$Feuille1.$A$2:.$H$576"/>
      </table:named-expressions>
      <table:database-ranges>
        <table:database-range table:name="__Anonymous_Sheet_DB__0" table:target-range-address="Feuille1.A1:Feuille1.I5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2:58:15.749903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09:00:20.174000000</meta:creation-date>
    <dc:date>2020-07-31T13:07:45.911885465</dc:date>
    <meta:editing-duration>PT7H44M</meta:editing-duration>
    <meta:editing-cycles>64</meta:editing-cycles>
    <meta:generator>LibreOffice/6.4.5.2$Linux_X86_64 LibreOffice_project/40$Build-2</meta:generator>
    <meta:document-statistic meta:table-count="1" meta:cell-count="4251" meta:object-count="0"/>
  </office:meta>
</office:document-meta>
</file>